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1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2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4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10" style:family="paragraph" style:parent-style-name="Header">
      <style:paragraph-properties fo:text-align="start" style:justify-single-word="false"/>
      <style:text-properties officeooo:paragraph-rsid="02a56131"/>
    </style:style>
    <style:style style:name="P11" style:family="paragraph" style:parent-style-name="Header">
      <style:paragraph-properties fo:text-align="start" style:justify-single-word="false"/>
      <style:text-properties officeooo:paragraph-rsid="0211dd7e"/>
    </style:style>
    <style:style style:name="P12" style:family="paragraph" style:parent-style-name="Header">
      <style:paragraph-properties fo:text-align="start" style:justify-single-word="false"/>
      <style:text-properties officeooo:paragraph-rsid="0289fb01"/>
    </style:style>
    <style:style style:name="P13" style:family="paragraph" style:parent-style-name="Header">
      <style:paragraph-properties fo:text-align="center" style:justify-single-word="false"/>
      <style:text-properties officeooo:paragraph-rsid="00ab054e"/>
    </style:style>
    <style:style style:name="P14" style:family="paragraph" style:parent-style-name="Header">
      <style:paragraph-properties fo:text-align="center" style:justify-single-word="false"/>
      <style:text-properties officeooo:paragraph-rsid="00c10aa6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Header">
      <style:paragraph-properties fo:margin-left="0cm" fo:margin-right="0cm" fo:text-indent="0cm" style:auto-text-indent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2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2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5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5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58" style:family="paragraph" style:parent-style-name="Footer">
      <style:text-properties officeooo:rsid="00178920" officeooo:paragraph-rsid="00178920"/>
    </style:style>
    <style:style style:name="P59" style:family="paragraph" style:parent-style-name="Footer">
      <style:text-properties officeooo:paragraph-rsid="004274bc"/>
    </style:style>
    <style:style style:name="P60" style:family="paragraph" style:parent-style-name="Footer">
      <style:text-properties officeooo:paragraph-rsid="02a682f9"/>
    </style:style>
    <style:style style:name="P61" style:family="paragraph" style:parent-style-name="Footer">
      <style:text-properties officeooo:paragraph-rsid="0096b4e2"/>
    </style:style>
    <style:style style:name="P62" style:family="paragraph" style:parent-style-name="Footer">
      <style:text-properties officeooo:rsid="001f8a2d" officeooo:paragraph-rsid="00bd36bc"/>
    </style:style>
    <style:style style:name="P63" style:family="paragraph" style:parent-style-name="Footer">
      <style:text-properties officeooo:rsid="001f8a2d" officeooo:paragraph-rsid="002b33ed"/>
    </style:style>
    <style:style style:name="P64" style:family="paragraph" style:parent-style-name="Footer">
      <style:text-properties officeooo:rsid="0096b4e2" officeooo:paragraph-rsid="0096b4e2"/>
    </style:style>
    <style:style style:name="P65" style:family="paragraph" style:parent-style-name="Footer">
      <style:text-properties officeooo:rsid="011350d1" officeooo:paragraph-rsid="011350d1"/>
    </style:style>
    <style:style style:name="P66" style:family="paragraph" style:parent-style-name="Footer">
      <style:text-properties officeooo:paragraph-rsid="00c384cf"/>
    </style:style>
    <style:style style:name="P67" style:family="paragraph" style:parent-style-name="Footer">
      <style:paragraph-properties fo:text-align="start" style:justify-single-word="false"/>
      <style:text-properties officeooo:paragraph-rsid="0211dd7e"/>
    </style:style>
    <style:style style:name="P68" style:family="paragraph" style:parent-style-name="Footer">
      <style:paragraph-properties fo:text-align="start" style:justify-single-word="false"/>
      <style:text-properties officeooo:paragraph-rsid="00d4df5c"/>
    </style:style>
    <style:style style:name="P69" style:family="paragraph" style:parent-style-name="Footer">
      <style:text-properties officeooo:rsid="0242edd8" officeooo:paragraph-rsid="0242edd8"/>
    </style:style>
    <style:style style:name="P70" style:family="paragraph" style:parent-style-name="Footer">
      <style:text-properties officeooo:paragraph-rsid="008d016c"/>
    </style:style>
    <style:style style:name="P71" style:family="paragraph" style:parent-style-name="Footer">
      <style:text-properties officeooo:paragraph-rsid="010f7046"/>
    </style:style>
    <style:style style:name="P72" style:family="paragraph" style:parent-style-name="Footer">
      <style:text-properties officeooo:paragraph-rsid="01120261"/>
    </style:style>
    <style:style style:name="P73" style:family="paragraph" style:parent-style-name="Footer">
      <style:paragraph-properties fo:text-align="end" style:justify-single-word="false"/>
      <style:text-properties officeooo:paragraph-rsid="00d4df5c"/>
    </style:style>
    <style:style style:name="P74" style:family="paragraph" style:parent-style-name="Footer">
      <style:text-properties officeooo:paragraph-rsid="00d4df5c"/>
    </style:style>
    <style:style style:name="P75" style:family="paragraph" style:parent-style-name="Footer">
      <style:text-properties officeooo:paragraph-rsid="00863005"/>
    </style:style>
    <style:style style:name="P76" style:family="paragraph" style:parent-style-name="Footer">
      <style:text-properties officeooo:paragraph-rsid="00a59a60"/>
    </style:style>
    <style:style style:name="P77" style:family="paragraph" style:parent-style-name="Footer">
      <style:text-properties officeooo:paragraph-rsid="002aa84d"/>
    </style:style>
    <style:style style:name="P78" style:family="paragraph" style:parent-style-name="Footer">
      <style:text-properties officeooo:paragraph-rsid="030c4d7d"/>
    </style:style>
    <style:style style:name="P79" style:family="paragraph" style:parent-style-name="Footer">
      <style:text-properties officeooo:paragraph-rsid="00d8520c"/>
    </style:style>
    <style:style style:name="P80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1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impaire_20__28_D_29_">
      <style:text-properties officeooo:paragraph-rsid="00c87b35"/>
    </style:style>
    <style:style style:name="P8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5" style:family="paragraph" style:parent-style-name="_5f_Header_20_D_20_page_20_impaire_20__28_D_29_">
      <style:text-properties officeooo:paragraph-rsid="01a13e78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2" style:family="paragraph" style:parent-style-name="_5f_Footer_20_page_20_impaire_20__28_D_29_"/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" style:master-page-name="_37__5f_3_5f_SERIE_5f_G_5f_GAUCHE_5f_ET_5f_DROITE_5f_1COL">
      <style:paragraph-properties style:page-number="auto"/>
    </style:style>
    <style:style style:name="P106" style:family="paragraph" style:parent-style-name="_5f_Paragraphe">
      <style:text-properties officeooo:paragraph-rsid="02b505f9"/>
    </style:style>
    <style:style style:name="P10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8" style:family="paragraph" style:parent-style-name="_5f_Paragraphe_5f_avec_5f_Num_5f_Question" style:list-style-name="_5f_Numérotation_20_des_20_exercices">
      <style:text-properties officeooo:paragraph-rsid="02b505f9"/>
    </style:style>
    <style:style style:name="P109" style:family="paragraph" style:parent-style-name="_5f_Paragraphe_5f_avec_5f_Num_5f_Question" style:list-style-name=""/>
    <style:style style:name="P110" style:family="paragraph" style:parent-style-name="_5f_Premier_5f_Titre_5f_Exercices_5f_avec_5f_Num_20_Exo_5f_Avec_5f_Titre" style:master-page-name="_37__5f_3_5f_SERIE_5f_G_5f_GAUCHE_5f_ET_5f_DROITE_5f_2COL">
      <style:paragraph-properties style:page-number="267" fo:break-before="auto" fo:break-after="auto"/>
    </style:style>
    <style:style style:name="P111" style:family="paragraph" style:parent-style-name="_5f_Titre_5f_Exercices_5f_sans_5f_Titre" style:list-style-name="_5f_Numérotation_20_des_20_exercices">
      <style:text-properties officeooo:paragraph-rsid="02b505f9"/>
    </style:style>
    <style:style style:name="P11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3" style:family="paragraph">
      <style:paragraph-properties fo:margin-left="0cm" fo:margin-right="0cm" fo:margin-top="0cm" fo:margin-bottom="0cm" fo:line-height="100%" fo:text-indent="0cm"/>
    </style:style>
    <style:style style:name="P114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1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18" style:family="paragraph">
      <style:paragraph-properties fo:text-align="center"/>
    </style:style>
    <style:style style:name="P11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d7e12c"/>
    </style:style>
    <style:style style:name="P1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6" style:family="paragraph">
      <loext:graphic-properties draw:fill="solid" draw:fill-color="#7fb241"/>
    </style:style>
    <style:style style:name="P127" style:family="paragraph">
      <loext:graphic-properties draw:fill="solid" draw:fill-color="#1ca2b8"/>
    </style:style>
    <style:style style:name="P1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d62e4e"/>
    </style:style>
    <style:style style:name="P13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3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style:paragraph-properties fo:margin-left="0cm" fo:margin-right="0cm" fo:margin-top="0cm" fo:margin-bottom="0cm" fo:line-height="100%" fo:text-indent="0cm" style:writing-mode="lr-tb"/>
    </style:style>
    <style:style style:name="P13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b6801f"/>
    </style:style>
    <style:style style:name="T2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9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0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5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16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17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2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21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2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2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25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26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2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28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2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3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3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3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3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3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35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36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37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38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3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4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41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4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4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44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4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4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47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48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4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5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5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52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5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54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5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5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57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58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5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6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6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6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6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6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6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6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6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6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6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7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7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7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73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5" style:family="text">
      <style:text-properties fo:font-variant="small-caps"/>
    </style:style>
    <style:style style:name="T76" style:family="text">
      <style:text-properties fo:font-variant="small-caps" officeooo:rsid="00990660"/>
    </style:style>
    <style:style style:name="T77" style:family="text">
      <style:text-properties fo:font-variant="small-caps" officeooo:rsid="0054f64f"/>
    </style:style>
    <style:style style:name="T78" style:family="text">
      <style:text-properties fo:font-variant="small-caps" officeooo:rsid="00b5d2d1"/>
    </style:style>
    <style:style style:name="T79" style:family="text">
      <style:text-properties fo:font-variant="small-caps" officeooo:rsid="00b6801f"/>
    </style:style>
    <style:style style:name="T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81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82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83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84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8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86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87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88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89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90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91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92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93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94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95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96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97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9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9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0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0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0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0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0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0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0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0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08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109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110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111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112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113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114" style:family="text">
      <style:text-properties fo:font-variant="small-caps" officeooo:rsid="007d7a6f"/>
    </style:style>
    <style:style style:name="T115" style:family="text">
      <style:text-properties fo:font-variant="small-caps" officeooo:rsid="0096b4e2"/>
    </style:style>
    <style:style style:name="T116" style:family="text">
      <style:text-properties fo:font-variant="small-caps" officeooo:rsid="00a847d5"/>
    </style:style>
    <style:style style:name="T117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18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19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20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2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22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23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24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25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6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7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28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9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30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31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32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3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134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135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136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137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138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139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140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141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142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143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44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45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46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47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48" style:family="text">
      <style:text-properties fo:font-variant="small-caps" fo:color="#9d0f89" loext:opacity="100%" style:font-name="Bitstream Vera Sans" fo:font-size="16pt" fo:font-weight="bold" officeooo:rsid="01a13e78"/>
    </style:style>
    <style:style style:name="T149" style:family="text">
      <style:text-properties officeooo:rsid="009e3fdd"/>
    </style:style>
    <style:style style:name="T150" style:family="text">
      <style:text-properties officeooo:rsid="00b5d2d1"/>
    </style:style>
    <style:style style:name="T151" style:family="text">
      <style:text-properties officeooo:rsid="00a59037"/>
    </style:style>
    <style:style style:name="T152" style:family="text">
      <style:text-properties officeooo:rsid="0096b4e2"/>
    </style:style>
    <style:style style:name="T153" style:family="text">
      <style:text-properties officeooo:rsid="0032e83a"/>
    </style:style>
    <style:style style:name="T154" style:family="text">
      <style:text-properties officeooo:rsid="002b33ed"/>
    </style:style>
    <style:style style:name="T155" style:family="text">
      <style:text-properties officeooo:rsid="008d016c"/>
    </style:style>
    <style:style style:name="T156" style:family="text">
      <style:text-properties officeooo:rsid="01fe03f2"/>
    </style:style>
    <style:style style:name="T157" style:family="text">
      <style:text-properties officeooo:rsid="010c4d3a"/>
    </style:style>
    <style:style style:name="T158" style:family="text">
      <style:text-properties fo:font-size="16pt" style:font-size-asian="16pt" style:font-size-complex="16pt"/>
    </style:style>
    <style:style style:name="T159" style:family="text">
      <style:text-properties officeooo:rsid="01f8729d"/>
    </style:style>
    <style:style style:name="T160" style:family="text">
      <style:text-properties officeooo:rsid="01b6dc57"/>
    </style:style>
    <style:style style:name="T161" style:family="text">
      <style:text-properties officeooo:rsid="015f088a"/>
    </style:style>
    <style:style style:name="T162" style:family="text">
      <style:text-properties officeooo:rsid="0160d7ef"/>
    </style:style>
    <style:style style:name="T163" style:family="text">
      <style:text-properties officeooo:rsid="02735980"/>
    </style:style>
    <style:style style:name="T164" style:family="text">
      <style:text-properties officeooo:rsid="02757f12"/>
    </style:style>
    <style:style style:name="T165" style:family="text">
      <style:text-properties officeooo:rsid="0272f9e5"/>
    </style:style>
    <style:style style:name="T166" style:family="text">
      <style:text-properties officeooo:rsid="026ec296"/>
    </style:style>
    <style:style style:name="T167" style:family="text">
      <style:text-properties officeooo:rsid="0268e0aa"/>
    </style:style>
    <style:style style:name="T168" style:family="text">
      <style:text-properties officeooo:rsid="0072f07f"/>
    </style:style>
    <style:style style:name="T16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70" style:family="text">
      <style:text-properties officeooo:rsid="014407b5"/>
    </style:style>
    <style:style style:name="T171" style:family="text">
      <style:text-properties officeooo:rsid="00a59a60"/>
    </style:style>
    <style:style style:name="T172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5a3fa8"/>
    </style:style>
    <style:style style:name="T175" style:family="text">
      <style:text-properties officeooo:rsid="00415f3a"/>
    </style:style>
    <style:style style:name="T176" style:family="text">
      <style:text-properties officeooo:rsid="00386ebd"/>
    </style:style>
    <style:style style:name="T177" style:family="text">
      <style:text-properties officeooo:rsid="0334a5be"/>
    </style:style>
    <style:style style:name="T178" style:family="text">
      <style:text-properties officeooo:rsid="0315af39"/>
    </style:style>
    <style:style style:name="T179" style:family="text">
      <style:text-properties officeooo:rsid="00a4cf55"/>
    </style:style>
    <style:style style:name="T180" style:family="text"/>
    <style:style style:name="T181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8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3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6pt" fo:font-style="normal" fo:text-shadow="none" style:text-underline-style="none" fo:font-weight="normal" style:letter-kerning="true" style:font-name-asian="Arial Unicode MS" style:font-size-asian="6pt" style:font-style-asian="normal" style:font-weight-asian="normal" style:font-name-complex="Tahoma1" style:font-size-complex="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6500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6501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6502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503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6504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6505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6506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6507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6508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6509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6510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6511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6512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6513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6514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6515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6516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6517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ed_20__28_var_29__20_6518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ed_20__28_var_29__20_6519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6520" svg:stroke-width="0.019cm" svg:stroke-color="#80808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6521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6522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6523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6524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6525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6526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6527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6528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6529" svg:stroke-width="0.019cm" svg:stroke-color="#b3b3b3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6530" svg:stroke-width="0.03cm" svg:stroke-color="#000000" draw:marker-start-width="0.273cm" draw:marker-start-center="false" draw:marker-end-width="0.273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3" style:family="graphic">
      <style:graphic-properties draw:stroke="none" draw:stroke-dash="Dashed_20__28_var_29__20_6531" svg:stroke-width="0cm" svg:stroke-color="#808080" draw:marker-start-width="0.3cm" draw:marker-start-center="false" draw:marker-end-width="0.3cm" draw:marker-end-center="false" draw:fill="solid" draw:fill-color="#ffffff" draw:textarea-horizontal-align="left" draw:auto-grow-height="true" draw:auto-grow-width="true" fo:min-height="0.524cm" fo:min-width="0.6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solid" draw:stroke-dash="Dashed_20__28_var_29__20_6532" svg:stroke-width="0.03cm" svg:stroke-color="#000000" draw:marker-start-width="0.273cm" draw:marker-start-center="false" draw:marker-end-width="0.273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6533" svg:stroke-width="0.03cm" svg:stroke-color="#000000" draw:marker-start-width="0.273cm" draw:marker-start-center="false" draw:marker-end-width="0.273cm" draw:marker-end-center="false" draw:fill="none" draw:fill-color="#99ccff" draw:textarea-horizontal-align="justify" draw:textarea-vertical-align="middle" draw:auto-grow-height="false" fo:min-height="0.09cm" fo:min-width="0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6534" svg:stroke-width="0.03cm" svg:stroke-color="#000000" draw:marker-start-width="0.273cm" draw:marker-start-center="false" draw:marker-end-width="0.273cm" draw:marker-end-center="false" draw:fill="none" draw:fill-color="#99ccff" draw:textarea-vertical-align="middle" draw:auto-grow-height="false" fo:min-height="0.242cm" fo:min-width="0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6535" svg:stroke-width="0.03cm" svg:stroke-color="#000000" draw:marker-start-width="0.273cm" draw:marker-start-center="false" draw:marker-end-width="0.273cm" draw:marker-end-center="false" draw:fill="none" draw:fill-color="#99ccff" draw:textarea-vertical-align="middle" draw:auto-grow-height="false" fo:min-height="4.18cm" fo:min-width="3.935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6536" svg:stroke-width="0.03cm" svg:stroke-color="#000000" draw:marker-start-width="0.273cm" draw:marker-start-center="false" draw:marker-end-width="0.273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6537" svg:stroke-width="0.03cm" svg:stroke-color="#000000" draw:marker-start-width="0.273cm" draw:marker-start-center="false" draw:marker-end-width="0.273cm" draw:marker-end-center="false" draw:fill="none" draw:fill-color="#99ccff" draw:textarea-vertical-align="middle" draw:auto-grow-height="false" fo:min-height="0.771cm" fo:min-width="0.52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6538" svg:stroke-width="0.03cm" svg:stroke-color="#000000" draw:marker-start-width="0.273cm" draw:marker-start-center="false" draw:marker-end-width="0.273cm" draw:marker-end-center="false" draw:fill="solid" draw:fill-color="#000000" draw:textarea-vertical-align="middle" draw:auto-grow-height="false" fo:min-height="0.245cm" fo:min-width="0cm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6539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6540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6541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6542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6543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6544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6545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6546" svg:stroke-width="0.03cm" svg:stroke-color="#000000" draw:marker-start-width="0.273cm" draw:marker-start-center="false" draw:marker-end-width="0.273cm" draw:marker-end-center="false" draw:fill="solid" draw:fill-color="#99ccff" draw:textarea-horizontal-align="justify" draw:textarea-vertical-align="middle" draw:auto-grow-height="fals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4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solid" draw:stroke-dash="Dashed_20__28_var_29__20_6500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Dashed_20__28_var_29__20_6501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ed_20__28_var_29__20_6502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ed_20__28_var_29__20_6503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ed_20__28_var_29__20_6504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3" style:family="graphic">
      <style:graphic-properties draw:stroke="solid" draw:stroke-dash="Dashed_20__28_var_29__20_6505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4" style:family="graphic">
      <style:graphic-properties draw:stroke="solid" draw:stroke-dash="Dashed_20__28_var_29__20_6506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5" style:family="graphic">
      <style:graphic-properties draw:stroke="solid" draw:stroke-dash="Dashed_20__28_var_29__20_6507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ed_20__28_var_29__20_6508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Dashed_20__28_var_29__20_6509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Dashed_20__28_var_29__20_6510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ed_20__28_var_29__20_6511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Dashed_20__28_var_29__20_6512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6513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6514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6515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6516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6517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6518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6519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Dashed_20__28_var_29__20_6520" svg:stroke-width="0.019cm" svg:stroke-color="#80808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Dashed_20__28_var_29__20_6521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Dashed_20__28_var_29__20_6522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Dashed_20__28_var_29__20_6523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6524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Dashed_20__28_var_29__20_6525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>
      <style:graphic-properties draw:stroke="solid" draw:stroke-dash="Dashed_20__28_var_29__20_6526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Dashed_20__28_var_29__20_6527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Dashed_20__28_var_29__20_6528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Dashed_20__28_var_29__20_6529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Dashed_20__28_var_29__20_6530" svg:stroke-width="0.03cm" svg:stroke-color="#000000" draw:marker-start="" draw:marker-start-width="0.273cm" draw:marker-start-center="false" draw:marker-end="" draw:marker-end-width="0.273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99" style:family="graphic">
      <style:graphic-properties draw:stroke="none" draw:stroke-dash="Dashed_20__28_var_29__20_6531" svg:stroke-width="0cm" svg:stroke-color="#808080" draw:marker-start="" draw:marker-start-width="0.3cm" draw:marker-start-center="false" draw:marker-end="" draw:marker-end-width="0.3cm" draw:marker-end-center="false" draw:fill="solid" draw:fill-color="#ffffff" draw:textarea-horizontal-align="left" draw:auto-grow-height="true" draw:auto-grow-width="true" fo:min-height="0.49cm" fo:min-width="0.59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ed_20__28_var_29__20_6531" svg:stroke-width="0cm" svg:stroke-color="#808080" draw:marker-start="" draw:marker-start-width="0.3cm" draw:marker-start-center="false" draw:marker-end="" draw:marker-end-width="0.3cm" draw:marker-end-center="false" draw:fill="solid" draw:fill-color="#ffffff" draw:textarea-horizontal-align="left" draw:auto-grow-height="true" draw:auto-grow-width="true" fo:min-height="0.445cm" fo:min-width="0.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2" style:family="graphic">
      <style:graphic-properties draw:stroke="none" draw:stroke-dash="Dashed_20__28_var_29__20_6531" svg:stroke-width="0cm" svg:stroke-color="#808080" draw:marker-start="" draw:marker-start-width="0.3cm" draw:marker-start-center="false" draw:marker-end="" draw:marker-end-width="0.3cm" draw:marker-end-center="false" draw:fill="solid" draw:fill-color="#ffffff" draw:textarea-horizontal-align="left" draw:auto-grow-height="true" draw:auto-grow-width="true" fo:min-height="0.441cm" fo:min-width="0.6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5" style:family="graphic">
      <style:graphic-properties draw:stroke="none" svg:stroke-width="0.019cm" svg:stroke-color="#b3b3b3" draw:marker-start-width="0.258cm" draw:marker-start-center="false" draw:marker-end-width="0.258cm" draw:marker-end-center="false" draw:fill="none" draw:fill-color="#ffffff" draw:textarea-horizontal-align="justify" draw:auto-grow-width="true" fo:min-height="0.413cm" fo:min-width="0.5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6" style:family="graphic">
      <style:graphic-properties draw:stroke="solid" svg:stroke-width="0.019cm" svg:stroke-color="#b3b3b3" draw:marker-start-width="0.229cm" draw:marker-start-center="false" draw:marker-end-width="0.229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>
      <style:graphic-properties draw:stroke="solid" svg:stroke-width="0.041cm" svg:stroke-color="#1ca2b8" draw:marker-start-width="0.183cm" draw:marker-start-center="false" draw:marker-end-width="0.183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08" style:family="graphic">
      <style:graphic-properties style:run-through="foreground"/>
    </style:style>
    <style:style style:name="gr109" style:family="graphic">
      <style:graphic-properties draw:stroke="solid" draw:stroke-dash="Dashed_20__28_var_29__20_7263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solid" draw:stroke-dash="Dashed_20__28_var_29__20_7264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1" style:family="graphic">
      <style:graphic-properties draw:stroke="solid" draw:stroke-dash="Dashed_20__28_var_29__20_7277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2" style:family="graphic">
      <style:graphic-properties draw:stroke="solid" draw:stroke-dash="Dashed_20__28_var_29__20_7278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3" style:family="graphic">
      <style:graphic-properties draw:stroke="solid" draw:stroke-dash="Dashed_20__28_var_29__20_7279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4" style:family="graphic">
      <style:graphic-properties draw:stroke="solid" draw:stroke-dash="Dashed_20__28_var_29__20_7280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5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draw:textarea-horizontal-align="justify" draw:auto-grow-width="true" fo:min-height="0.413cm" fo:min-width="0.20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6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draw:textarea-horizontal-align="justify" draw:auto-grow-width="true" fo:min-height="0.413cm" fo:min-width="0.3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7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draw:textarea-horizontal-align="justify" draw:auto-grow-width="true" fo:min-height="0.413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18" style:family="graphic">
      <style:graphic-properties draw:stroke="solid" draw:stroke-dash="Dashed_20__28_var_29__20_729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solid" draw:stroke-dash="Dashed_20__28_var_29__20_729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solid" draw:stroke-dash="Dashed_20__28_var_29__20_729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solid" draw:stroke-dash="Dashed_20__28_var_29__20_729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solid" draw:stroke-dash="Dashed_20__28_var_29__20_729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solid" draw:stroke-dash="Dashed_20__28_var_29__20_729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solid" svg:stroke-width="0.041cm" svg:stroke-color="#1ca2b8" draw:marker-start="" draw:marker-start-width="0.291cm" draw:marker-start-center="false" draw:marker-end="" draw:marker-end-width="0.29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1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15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width="true" fo:min-height="0.415cm" fo:min-width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28" style:family="graphic">
      <style:graphic-properties draw:stroke="solid" svg:stroke-width="0.019cm" svg:stroke-color="#ffffff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29" style:family="graphic">
      <style:graphic-properties draw:stroke="solid" svg:stroke-width="0.041cm" svg:stroke-color="#9d0f89" draw:marker-start="" draw:marker-start-width="0.291cm" draw:marker-start-center="false" draw:marker-end="" draw:marker-end-width="0.29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130" style:family="graphic">
      <style:graphic-properties draw:stroke="solid" svg:stroke-width="0.041cm" svg:stroke-color="#d3802c" draw:marker-start="" draw:marker-start-width="0.291cm" draw:marker-start-center="false" draw:marker-end="" draw:marker-end-width="0.29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1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2" style:family="graphic">
      <style:graphic-properties draw:stroke="none" svg:stroke-width="0.019cm" svg:stroke-color="#000000" draw:marker-start="" draw:marker-start-width="0.258cm" draw:marker-start-center="false" draw:marker-end="" draw:marker-end-width="0.258cm" draw:marker-end-center="false" draw:fill="none" draw:fill-color="#ffffff" draw:textarea-horizontal-align="justify" draw:auto-grow-width="true" fo:min-height="0.6cm" fo:min-width="0.8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4" style:family="graphic">
      <style:graphic-properties draw:stroke="solid" svg:stroke-width="0.019cm" svg:stroke-color="#ffffff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5" style:family="graphic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6" style:family="graphic">
      <style:graphic-properties draw:stroke="solid" svg:stroke-width="0.019cm" svg:stroke-color="#000000" draw:marker-start="" draw:marker-start-width="0.258cm" draw:marker-start-center="false" draw:marker-end="" draw:marker-end-width="0.258cm" draw:marker-end-center="false" draw:fill="none" draw:fill-color="#99ccff" draw:textarea-horizontal-align="justify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137" style:family="graphic">
      <style:graphic-properties draw:stroke="solid" svg:stroke-width="0.049cm" svg:stroke-color="#d3802c" draw:marker-start="" draw:marker-start-width="0.314cm" draw:marker-start-center="false" draw:marker-end="" draw:marker-end-width="0.314cm" draw:marker-end-center="false" draw:fill="solid" draw:fill-color="#99ccff" draw:textarea-horizontal-align="center" draw:textarea-vertical-align="middle" fo:padding-top="0.15cm" fo:padding-bottom="0.15cm" fo:padding-left="0.273cm" fo:padding-right="0.273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7261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solid" draw:stroke-dash="Dashed_20__28_var_29__20_7262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solid" draw:stroke-dash="Dashed_20__28_var_29__20_7273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solid" draw:stroke-dash="Dashed_20__28_var_29__20_7274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7275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draw:stroke-dash="Dashed_20__28_var_29__20_7276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draw:textarea-horizontal-align="justify" draw:auto-grow-width="true" fo:min-height="0.413cm" fo:min-width="0.23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5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draw:textarea-horizontal-align="justify" draw:auto-grow-width="true" fo:min-height="0.413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6" style:family="graphic">
      <style:graphic-properties draw:stroke="solid" draw:stroke-dash="Dashed_20__28_var_29__20_728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solid" draw:stroke-dash="Dashed_20__28_var_29__20_728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draw:stroke-dash="Dashed_20__28_var_29__20_7289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solid" draw:stroke-dash="Dashed_20__28_var_29__20_729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0" style:family="graphic">
      <style:graphic-properties draw:stroke="solid" draw:stroke-dash="Dashed_20__28_var_29__20_729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solid" draw:stroke-dash="Dashed_20__28_var_29__20_729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solid" svg:stroke-width="0.041cm" svg:stroke-color="#1ca2b8" draw:marker-start-width="0.198cm" draw:marker-start-center="false" draw:marker-end-width="0.198cm" draw:marker-end-center="false" draw:fill="solid" draw:fill-color="#00b8ff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53" style:family="graphic">
      <style:graphic-properties draw:stroke="solid" draw:stroke-dash="Dashed_20__28_var_29__20_7259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solid" draw:stroke-dash="Dashed_20__28_var_29__20_7260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solid" draw:stroke-dash="Dashed_20__28_var_29__20_7269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6" style:family="graphic">
      <style:graphic-properties draw:stroke="solid" draw:stroke-dash="Dashed_20__28_var_29__20_7270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draw:stroke-dash="Dashed_20__28_var_29__20_7271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solid" draw:stroke-dash="Dashed_20__28_var_29__20_7272" svg:stroke-width="0.019cm" svg:stroke-color="#b3b3b3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9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draw:textarea-horizontal-align="justify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0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draw:textarea-horizontal-align="justify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1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draw:textarea-horizontal-align="justify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2" style:family="graphic">
      <style:graphic-properties draw:stroke="solid" draw:stroke-dash="Dashed_20__28_var_29__20_728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solid" draw:stroke-dash="Dashed_20__28_var_29__20_728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4" style:family="graphic">
      <style:graphic-properties draw:stroke="solid" draw:stroke-dash="Dashed_20__28_var_29__20_728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5" style:family="graphic">
      <style:graphic-properties draw:stroke="solid" draw:stroke-dash="Dashed_20__28_var_29__20_728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solid" draw:stroke-dash="Dashed_20__28_var_29__20_728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solid" draw:stroke-dash="Dashed_20__28_var_29__20_728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8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9" style:family="graphic">
      <style:graphic-properties draw:stroke="solid" draw:stroke-dash="Dashed_20__28_var_29__20_723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0" style:family="graphic">
      <style:graphic-properties draw:stroke="solid" draw:stroke-dash="Dashed_20__28_var_29__20_725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1" style:family="graphic">
      <style:graphic-properties draw:stroke="solid" draw:stroke-dash="Dashed_20__28_var_29__20_726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solid" draw:stroke-dash="Dashed_20__28_var_29__20_7266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solid" draw:stroke-dash="Dashed_20__28_var_29__20_726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4" style:family="graphic">
      <style:graphic-properties draw:stroke="solid" draw:stroke-dash="Dashed_20__28_var_29__20_726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5" style:family="graphic">
      <style:graphic-properties draw:stroke="none" svg:stroke-width="0.019cm" svg:stroke-color="#b3b3b3" draw:marker-start-width="0.33cm" draw:marker-start-center="false" draw:marker-end-width="0.33cm" draw:marker-end-center="false" draw:fill="none" draw:fill-color="#ffffff" draw:textarea-horizontal-align="justify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77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358" draw:name="Shape3_0" draw:style-name="gr49" draw:text-style-name="P118" svg:x1="9.188cm" svg:y1="1.311cm" svg:x2="21.997cm" svg:y2="1.311cm">
        <text:p/>
      </draw:line>
      <draw:frame text:anchor-type="page" text:anchor-page-number="2" draw:z-index="18" draw:name="Shape2_0" draw:style-name="gr67" draw:text-style-name="P130" svg:width="3.918cm" svg:height="1.031cm" draw:transform="rotate (0.0876155284501153) translate (0.137583333333333cm 0.342194444444444cm)">
        <draw:text-box>
          <text:p text:style-name="P118"><text:span text:style-name="T183">Fiche supplémentaire</text:span></text:p>
        </draw:text-box>
      </draw:frame>
      <draw:frame text:anchor-type="page" text:anchor-page-number="1" draw:z-index="17" draw:name="Shape2_1" draw:style-name="gr67" draw:text-style-name="P130" svg:width="3.918cm" svg:height="1.031cm" draw:transform="rotate (0.0876155284501153) translate (0.137583333333333cm 0.342194444444444cm)">
        <draw:text-box>
          <text:p text:style-name="P118"><text:span text:style-name="T183">Fiche supplémentaire</text:span></text:p>
        </draw:text-box>
      </draw:frame>
      <draw:frame text:anchor-type="page" text:anchor-page-number="1" draw:z-index="4" draw:name="Shape2_3" draw:style-name="gr176" draw:text-style-name="P125" svg:width="2.701cm" svg:height="0.715cm" draw:transform="rotate (0.0876155284501153) translate (1.28411111111111cm 1.28940277777778cm)">
        <draw:text-box>
          <text:p text:style-name="P118"><text:span text:style-name="T182">Série 3</text:span></text:p>
        </draw:text-box>
      </draw:frame>
      <draw:line text:anchor-type="page" text:anchor-page-number="1" draw:z-index="3" draw:name="Shape3_2" draw:style-name="gr49" draw:text-style-name="P118" svg:x1="9.188cm" svg:y1="1.311cm" svg:x2="21.997cm" svg:y2="1.311cm">
        <text:p/>
      </draw:line>
      <draw:path text:anchor-type="page" text:anchor-page-number="1" draw:z-index="2" draw:name="Shape1_4" draw:style-name="gr177" draw:text-style-name="P127" svg:width="4.329cm" svg:height="2.24cm" svg:x="0cm" svg:y="0.02cm" svg:viewBox="0 0 4330 2241" svg:d="M0 2241l3984-288c209-15 363-168 345-342l-170-1611h-4159z">
        <text:p/>
      </draw:path>
      <draw:frame text:anchor-type="page" text:anchor-page-number="2" draw:z-index="1" draw:name="Shape2_4" draw:style-name="gr176" draw:text-style-name="P125" svg:width="2.701cm" svg:height="0.715cm" draw:transform="rotate (0.0876155284501153) translate (1.13594444444444cm 1.38288888888889cm)">
        <draw:text-box>
          <text:p text:style-name="P118"><text:span text:style-name="T182">Série 3</text:span></text:p>
        </draw:text-box>
      </draw:frame>
      <draw:path text:anchor-type="page" text:anchor-page-number="2" draw:z-index="0" draw:name="Shape1" draw:style-name="gr177" draw:text-style-name="P127" svg:width="4.329cm" svg:height="2.24cm" svg:x="0cm" svg:y="0.02cm" svg:viewBox="0 0 4330 2241" svg:d="M0 2241l3984-288c209-15 363-168 345-342l-170-1611h-4159z">
        <text:p/>
      </draw:path>
      <text:list xml:id="list1766731612" text:style-name="_5f_Numérotation_20_des_20_exercices">
        <text:list-item text:start-value="1">
          <text:h text:style-name="P110" text:outline-level="1" text:restart-numbering="true" text:start-value="1"><text:span text:style-name="_5f_Caractères_5f_gras">Construction sur papier pointé</text:span></text:h>
        </text:list-item>
      </text:list>
      <text:h text:style-name="_5f_Paragraphe" text:outline-level="1"><text:span text:style-name="_5f_Caractères">Sur chaque figure ci-dessous, construis les symé­triques des points par rapport à la droite (d).</text:span></text:h>
      <text:section text:style-name="Sect1" text:name="Section6">
        <text:list xml:id="list230936180581625" text:continue-numbering="true" text:style-name="_5f_Numérotation_20_des_20_exercices">
          <text:list-item>
            <text:list>
              <text:list-item>
                <text:p text:style-name="_5f_Paragraphe_5f_avec_5f_Num_5f_Question"><draw:g text:anchor-type="char" draw:z-index="5" draw:name="Shape49" draw:style-name="gr1"><draw:frame draw:style-name="gr105" draw:text-style-name="P137" svg:width="1.004cm" svg:height="0.664cm" svg:x="1.586cm" svg:y="0.222cm"><draw:text-box><text:p text:style-name="P113"><text:span text:style-name="T188">(d)</text:span></text:p></draw:text-box></draw:frame><draw:frame draw:style-name="gr168" draw:text-style-name="P137" svg:width="0.747cm" svg:height="0.664cm" svg:x="2.438cm" svg:y="0.63cm"><draw:text-box><text:p text:style-name="P113"><text:span text:style-name="T188">A</text:span></text:p></draw:text-box></draw:frame><draw:circle draw:style-name="gr106" draw:text-style-name="P138" svg:width="0.043cm" svg:height="0.041cm" svg:x="1.376cm" svg:y="0.203cm"><text:p/></draw:circle><draw:circle draw:style-name="gr106" draw:text-style-name="P138" svg:width="0.043cm" svg:height="0.043cm" svg:x="1.768cm" svg:y="0.598cm"><text:p/></draw:circle><draw:circle draw:style-name="gr106" draw:text-style-name="P138" svg:width="0.043cm" svg:height="0.041cm" svg:x="1.768cm" svg:y="0.203cm"><text:p/></draw:circle><draw:circle draw:style-name="gr106" draw:text-style-name="P138" svg:width="0.043cm" svg:height="0.043cm" svg:x="1.376cm" svg:y="0.598cm"><text:p/></draw:circle><draw:ellipse draw:style-name="gr106" draw:text-style-name="P138" svg:width="0.043cm" svg:height="0.045cm" svg:x="1.376cm" svg:y="1cm"><text:p/></draw:ellipse><draw:circle draw:style-name="gr106" draw:text-style-name="P138" svg:width="0.043cm" svg:height="0.041cm" svg:x="1.768cm" svg:y="1.399cm"><text:p/></draw:circle><draw:ellipse draw:style-name="gr106" draw:text-style-name="P138" svg:width="0.043cm" svg:height="0.045cm" svg:x="1.768cm" svg:y="1cm"><text:p/></draw:ellipse><draw:circle draw:style-name="gr106" draw:text-style-name="P138" svg:width="0.043cm" svg:height="0.041cm" svg:x="1.376cm" svg:y="1.399cm"><text:p/></draw:circle><draw:ellipse draw:style-name="gr106" draw:text-style-name="P138" svg:width="0.043cm" svg:height="0.045cm" svg:x="1.376cm" svg:y="1.794cm"><text:p/></draw:ellipse><draw:ellipse draw:style-name="gr106" draw:text-style-name="P138" svg:width="0.043cm" svg:height="0.045cm" svg:x="1.768cm" svg:y="2.194cm"><text:p/></draw:ellipse><draw:ellipse draw:style-name="gr106" draw:text-style-name="P138" svg:width="0.043cm" svg:height="0.045cm" svg:x="1.768cm" svg:y="1.794cm"><text:p/></draw:ellipse><draw:ellipse draw:style-name="gr106" draw:text-style-name="P138" svg:width="0.043cm" svg:height="0.045cm" svg:x="1.376cm" svg:y="2.194cm"><text:p/></draw:ellipse><draw:circle draw:style-name="gr106" draw:text-style-name="P138" svg:width="0.043cm" svg:height="0.043cm" svg:x="1.376cm" svg:y="2.593cm"><text:p/></draw:circle><draw:circle draw:style-name="gr106" draw:text-style-name="P138" svg:width="0.043cm" svg:height="0.043cm" svg:x="1.768cm" svg:y="2.992cm"><text:p/></draw:circle><draw:circle draw:style-name="gr106" draw:text-style-name="P138" svg:width="0.043cm" svg:height="0.043cm" svg:x="1.768cm" svg:y="2.593cm"><text:p/></draw:circle><draw:circle draw:style-name="gr106" draw:text-style-name="P138" svg:width="0.043cm" svg:height="0.043cm" svg:x="1.376cm" svg:y="2.992cm"><text:p/></draw:circle><draw:ellipse draw:style-name="gr106" draw:text-style-name="P138" svg:width="0.045cm" svg:height="0.041cm" svg:x="2.161cm" svg:y="0.203cm"><text:p/></draw:ellipse><draw:circle draw:style-name="gr106" draw:text-style-name="P138" svg:width="0.043cm" svg:height="0.043cm" svg:x="2.56cm" svg:y="0.598cm"><text:p/></draw:circle><draw:circle draw:style-name="gr106" draw:text-style-name="P138" svg:width="0.043cm" svg:height="0.041cm" svg:x="2.56cm" svg:y="0.203cm"><text:p/></draw:circle><draw:ellipse draw:style-name="gr106" draw:text-style-name="P138" svg:width="0.045cm" svg:height="0.043cm" svg:x="2.161cm" svg:y="0.598cm"><text:p/></draw:ellipse><draw:circle draw:style-name="gr106" draw:text-style-name="P138" svg:width="0.045cm" svg:height="0.045cm" svg:x="2.161cm" svg:y="1cm"><text:p/></draw:circle><draw:circle draw:style-name="gr106" draw:text-style-name="P138" svg:width="0.043cm" svg:height="0.041cm" svg:x="2.56cm" svg:y="1.399cm"><text:p/></draw:circle><draw:ellipse draw:style-name="gr106" draw:text-style-name="P138" svg:width="0.043cm" svg:height="0.045cm" svg:x="2.56cm" svg:y="1cm"><text:p/></draw:ellipse><draw:ellipse draw:style-name="gr106" draw:text-style-name="P138" svg:width="0.045cm" svg:height="0.041cm" svg:x="2.161cm" svg:y="1.399cm"><text:p/></draw:ellipse><draw:circle draw:style-name="gr106" draw:text-style-name="P138" svg:width="0.045cm" svg:height="0.045cm" svg:x="2.161cm" svg:y="1.794cm"><text:p/></draw:circle><draw:ellipse draw:style-name="gr106" draw:text-style-name="P138" svg:width="0.043cm" svg:height="0.045cm" svg:x="2.56cm" svg:y="2.194cm"><text:p/></draw:ellipse><draw:ellipse draw:style-name="gr106" draw:text-style-name="P138" svg:width="0.043cm" svg:height="0.045cm" svg:x="2.56cm" svg:y="1.794cm"><text:p/></draw:ellipse><draw:circle draw:style-name="gr106" draw:text-style-name="P138" svg:width="0.045cm" svg:height="0.045cm" svg:x="2.161cm" svg:y="2.194cm"><text:p/></draw:circle><draw:ellipse draw:style-name="gr106" draw:text-style-name="P138" svg:width="0.045cm" svg:height="0.043cm" svg:x="2.161cm" svg:y="2.593cm"><text:p/></draw:ellipse><draw:circle draw:style-name="gr106" draw:text-style-name="P138" svg:width="0.043cm" svg:height="0.043cm" svg:x="2.56cm" svg:y="2.992cm"><text:p/></draw:circle><draw:circle draw:style-name="gr106" draw:text-style-name="P138" svg:width="0.043cm" svg:height="0.043cm" svg:x="2.56cm" svg:y="2.593cm"><text:p/></draw:circle><draw:ellipse draw:style-name="gr106" draw:text-style-name="P138" svg:width="0.045cm" svg:height="0.043cm" svg:x="2.161cm" svg:y="2.992cm"><text:p/></draw:ellipse><draw:ellipse draw:style-name="gr106" draw:text-style-name="P138" svg:width="0.045cm" svg:height="0.041cm" svg:x="2.951cm" svg:y="0.203cm"><text:p/></draw:ellipse><draw:circle draw:style-name="gr106" draw:text-style-name="P138" svg:width="0.043cm" svg:height="0.043cm" svg:x="3.348cm" svg:y="0.598cm"><text:p/></draw:circle><draw:circle draw:style-name="gr106" draw:text-style-name="P138" svg:width="0.043cm" svg:height="0.041cm" svg:x="3.348cm" svg:y="0.203cm"><text:p/></draw:circle><draw:ellipse draw:style-name="gr106" draw:text-style-name="P138" svg:width="0.045cm" svg:height="0.043cm" svg:x="2.951cm" svg:y="0.598cm"><text:p/></draw:ellipse><draw:circle draw:style-name="gr106" draw:text-style-name="P138" svg:width="0.045cm" svg:height="0.045cm" svg:x="2.951cm" svg:y="1cm"><text:p/></draw:circle><draw:circle draw:style-name="gr106" draw:text-style-name="P138" svg:width="0.043cm" svg:height="0.041cm" svg:x="3.348cm" svg:y="1.399cm"><text:p/></draw:circle><draw:ellipse draw:style-name="gr106" draw:text-style-name="P138" svg:width="0.043cm" svg:height="0.045cm" svg:x="3.348cm" svg:y="1cm"><text:p/></draw:ellipse><draw:ellipse draw:style-name="gr106" draw:text-style-name="P138" svg:width="0.045cm" svg:height="0.041cm" svg:x="2.951cm" svg:y="1.399cm"><text:p/></draw:ellipse><draw:circle draw:style-name="gr106" draw:text-style-name="P138" svg:width="0.045cm" svg:height="0.045cm" svg:x="2.951cm" svg:y="1.794cm"><text:p/></draw:circle><draw:ellipse draw:style-name="gr106" draw:text-style-name="P138" svg:width="0.043cm" svg:height="0.045cm" svg:x="3.348cm" svg:y="2.194cm"><text:p/></draw:ellipse><draw:ellipse draw:style-name="gr106" draw:text-style-name="P138" svg:width="0.043cm" svg:height="0.045cm" svg:x="3.348cm" svg:y="1.794cm"><text:p/></draw:ellipse><draw:circle draw:style-name="gr106" draw:text-style-name="P138" svg:width="0.045cm" svg:height="0.045cm" svg:x="2.951cm" svg:y="2.194cm"><text:p/></draw:circle><draw:ellipse draw:style-name="gr106" draw:text-style-name="P138" svg:width="0.045cm" svg:height="0.043cm" svg:x="2.951cm" svg:y="2.593cm"><text:p/></draw:ellipse><draw:circle draw:style-name="gr106" draw:text-style-name="P138" svg:width="0.043cm" svg:height="0.043cm" svg:x="3.348cm" svg:y="2.992cm"><text:p/></draw:circle><draw:circle draw:style-name="gr106" draw:text-style-name="P138" svg:width="0.043cm" svg:height="0.043cm" svg:x="3.348cm" svg:y="2.593cm"><text:p/></draw:circle><draw:ellipse draw:style-name="gr106" draw:text-style-name="P138" svg:width="0.045cm" svg:height="0.043cm" svg:x="2.951cm" svg:y="2.992cm"><text:p/></draw:ellipse><draw:ellipse draw:style-name="gr106" draw:text-style-name="P138" svg:width="0.04cm" svg:height="0.043cm" svg:x="0.191cm" svg:y="0.598cm"><text:p/></draw:ellipse><draw:ellipse draw:style-name="gr106" draw:text-style-name="P138" svg:width="0.04cm" svg:height="0.041cm" svg:x="0.191cm" svg:y="0.203cm"><text:p/></draw:ellipse><draw:ellipse draw:style-name="gr106" draw:text-style-name="P138" svg:width="0.04cm" svg:height="0.041cm" svg:x="0.191cm" svg:y="1.399cm"><text:p/></draw:ellipse><draw:ellipse draw:style-name="gr106" draw:text-style-name="P138" svg:width="0.04cm" svg:height="0.045cm" svg:x="0.191cm" svg:y="1cm"><text:p/></draw:ellipse><draw:ellipse draw:style-name="gr106" draw:text-style-name="P138" svg:width="0.04cm" svg:height="0.045cm" svg:x="0.191cm" svg:y="2.194cm"><text:p/></draw:ellipse><draw:ellipse draw:style-name="gr106" draw:text-style-name="P138" svg:width="0.04cm" svg:height="0.045cm" svg:x="0.191cm" svg:y="1.794cm"><text:p/></draw:ellipse><draw:ellipse draw:style-name="gr106" draw:text-style-name="P138" svg:width="0.04cm" svg:height="0.043cm" svg:x="0.191cm" svg:y="2.992cm"><text:p/></draw:ellipse><draw:ellipse draw:style-name="gr106" draw:text-style-name="P138" svg:width="0.04cm" svg:height="0.043cm" svg:x="0.191cm" svg:y="2.593cm"><text:p/></draw:ellipse><draw:ellipse draw:style-name="gr106" draw:text-style-name="P138" svg:width="0.045cm" svg:height="0.041cm" svg:x="0.584cm" svg:y="0.203cm"><text:p/></draw:ellipse><draw:ellipse draw:style-name="gr106" draw:text-style-name="P138" svg:width="0.04cm" svg:height="0.043cm" svg:x="0.981cm" svg:y="0.598cm"><text:p/></draw:ellipse><draw:ellipse draw:style-name="gr106" draw:text-style-name="P138" svg:width="0.04cm" svg:height="0.041cm" svg:x="0.981cm" svg:y="0.203cm"><text:p/></draw:ellipse><draw:ellipse draw:style-name="gr106" draw:text-style-name="P138" svg:width="0.045cm" svg:height="0.043cm" svg:x="0.584cm" svg:y="0.598cm"><text:p/></draw:ellipse><draw:circle draw:style-name="gr106" draw:text-style-name="P138" svg:width="0.045cm" svg:height="0.045cm" svg:x="0.584cm" svg:y="1cm"><text:p/></draw:circle><draw:ellipse draw:style-name="gr106" draw:text-style-name="P138" svg:width="0.04cm" svg:height="0.041cm" svg:x="0.981cm" svg:y="1.399cm"><text:p/></draw:ellipse><draw:ellipse draw:style-name="gr106" draw:text-style-name="P138" svg:width="0.04cm" svg:height="0.045cm" svg:x="0.981cm" svg:y="1cm"><text:p/></draw:ellipse><draw:ellipse draw:style-name="gr106" draw:text-style-name="P138" svg:width="0.045cm" svg:height="0.041cm" svg:x="0.584cm" svg:y="1.399cm"><text:p/></draw:ellipse><draw:circle draw:style-name="gr106" draw:text-style-name="P138" svg:width="0.045cm" svg:height="0.045cm" svg:x="0.584cm" svg:y="1.794cm"><text:p/></draw:circle><draw:ellipse draw:style-name="gr106" draw:text-style-name="P138" svg:width="0.04cm" svg:height="0.045cm" svg:x="0.981cm" svg:y="2.194cm"><text:p/></draw:ellipse><draw:ellipse draw:style-name="gr106" draw:text-style-name="P138" svg:width="0.04cm" svg:height="0.045cm" svg:x="0.981cm" svg:y="1.794cm"><text:p/></draw:ellipse><draw:circle draw:style-name="gr106" draw:text-style-name="P138" svg:width="0.045cm" svg:height="0.045cm" svg:x="0.584cm" svg:y="2.194cm"><text:p/></draw:circle><draw:ellipse draw:style-name="gr106" draw:text-style-name="P138" svg:width="0.045cm" svg:height="0.043cm" svg:x="0.584cm" svg:y="2.593cm"><text:p/></draw:ellipse><draw:ellipse draw:style-name="gr106" draw:text-style-name="P138" svg:width="0.04cm" svg:height="0.043cm" svg:x="0.981cm" svg:y="2.992cm"><text:p/></draw:ellipse><draw:ellipse draw:style-name="gr106" draw:text-style-name="P138" svg:width="0.04cm" svg:height="0.043cm" svg:x="0.981cm" svg:y="2.593cm"><text:p/></draw:ellipse><draw:ellipse draw:style-name="gr106" draw:text-style-name="P138" svg:width="0.045cm" svg:height="0.043cm" svg:x="0.584cm" svg:y="2.992cm"><text:p/></draw:ellipse><draw:ellipse draw:style-name="gr106" draw:text-style-name="P138" svg:width="0.043cm" svg:height="0.047cm" svg:x="1.376cm" svg:y="3.39cm"><text:p/></draw:ellipse><draw:ellipse draw:style-name="gr106" draw:text-style-name="P138" svg:width="0.043cm" svg:height="0.047cm" svg:x="1.768cm" svg:y="3.39cm"><text:p/></draw:ellipse><draw:ellipse draw:style-name="gr106" draw:text-style-name="P138" svg:width="0.045cm" svg:height="0.047cm" svg:x="2.161cm" svg:y="3.39cm"><text:p/></draw:ellipse><draw:ellipse draw:style-name="gr106" draw:text-style-name="P138" svg:width="0.043cm" svg:height="0.047cm" svg:x="2.56cm" svg:y="3.39cm"><text:p/></draw:ellipse><draw:ellipse draw:style-name="gr106" draw:text-style-name="P138" svg:width="0.045cm" svg:height="0.047cm" svg:x="2.951cm" svg:y="3.39cm"><text:p/></draw:ellipse><draw:ellipse draw:style-name="gr106" draw:text-style-name="P138" svg:width="0.043cm" svg:height="0.047cm" svg:x="3.348cm" svg:y="3.39cm"><text:p/></draw:ellipse><draw:ellipse draw:style-name="gr106" draw:text-style-name="P138" svg:width="0.04cm" svg:height="0.047cm" svg:x="0.191cm" svg:y="3.39cm"><text:p/></draw:ellipse><draw:ellipse draw:style-name="gr106" draw:text-style-name="P138" svg:width="0.045cm" svg:height="0.047cm" svg:x="0.584cm" svg:y="3.39cm"><text:p/></draw:ellipse><draw:ellipse draw:style-name="gr106" draw:text-style-name="P138" svg:width="0.04cm" svg:height="0.047cm" svg:x="0.981cm" svg:y="3.39cm"><text:p/></draw:ellipse><draw:line draw:style-name="gr107" draw:text-style-name="P139" svg:x1="1.789cm" svg:y1="3.411cm" svg:x2="1.789cm" svg:y2="0.222cm"><text:p/></draw:line><draw:g draw:style-name="gr108"><draw:line draw:style-name="gr169" draw:text-style-name="P140" svg:x1="2.496cm" svg:y1="0.94cm" svg:x2="2.654cm" svg:y2="1.1cm"><text:p/></draw:line><draw:line draw:style-name="gr170" draw:text-style-name="P140" svg:x1="2.496cm" svg:y1="1.1cm" svg:x2="2.654cm" svg:y2="0.94cm"><text:p/></draw:line></draw:g><draw:g draw:style-name="gr108"><draw:line draw:style-name="gr171" draw:text-style-name="P140" svg:x1="2.893cm" svg:y1="1.732cm" svg:x2="3.051cm" svg:y2="1.892cm"><text:p/></draw:line><draw:line draw:style-name="gr172" draw:text-style-name="P140" svg:x1="2.893cm" svg:y1="1.892cm" svg:x2="3.051cm" svg:y2="1.732cm"><text:p/></draw:line></draw:g><draw:g draw:style-name="gr108"><draw:line draw:style-name="gr173" draw:text-style-name="P140" svg:x1="2.103cm" svg:y1="2.534cm" svg:x2="2.261cm" svg:y2="2.694cm"><text:p/></draw:line><draw:line draw:style-name="gr174" draw:text-style-name="P140" svg:x1="2.103cm" svg:y1="2.694cm" svg:x2="2.261cm" svg:y2="2.534cm"><text:p/></draw:line></draw:g><draw:frame draw:style-name="gr168" draw:text-style-name="P137" svg:width="0.747cm" svg:height="0.664cm" svg:x="2.853cm" svg:y="1.45cm"><draw:text-box><text:p text:style-name="P113"><text:span text:style-name="T188">B</text:span></text:p></draw:text-box></draw:frame><draw:frame draw:style-name="gr175" draw:text-style-name="P137" svg:width="0.752cm" svg:height="0.664cm" svg:x="2.048cm" svg:y="2.226cm"><draw:text-box><text:p text:style-name="P113"><text:span text:style-name="T188">C</text:span></text:p></draw:text-box></draw:frame></draw:g><text:span text:style-name="_5f_Caractères"/></text:p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/>
        <text:list xml:id="list230935436084390" text:continue-numbering="true" text:style-name="_5f_Numérotation_20_des_20_exercices">
          <text:list-item>
            <text:list>
              <text:list-item>
                <text:p text:style-name="_5f_Paragraphe_5f_avec_5f_Num_5f_Question"><draw:g text:anchor-type="char" draw:z-index="6" draw:name="Shape50" draw:style-name="gr1"><draw:frame draw:style-name="gr105" draw:text-style-name="P137" svg:width="1.004cm" svg:height="0.664cm" svg:x="2.725cm" svg:y="1.464cm"><draw:text-box><text:p text:style-name="P113"><text:span text:style-name="T188">(d)</text:span></text:p></draw:text-box></draw:frame><draw:ellipse draw:style-name="gr106" draw:text-style-name="P138" svg:width="0.041cm" svg:height="0.04cm" svg:x="1.434cm" svg:y="0.375cm"><text:p/></draw:ellipse><draw:ellipse draw:style-name="gr106" draw:text-style-name="P138" svg:width="0.04cm" svg:height="0.041cm" svg:x="1.826cm" svg:y="0.763cm"><text:p/></draw:ellipse><draw:circle draw:style-name="gr106" draw:text-style-name="P138" svg:width="0.04cm" svg:height="0.04cm" svg:x="1.826cm" svg:y="0.375cm"><text:p/></draw:circle><draw:circle draw:style-name="gr106" draw:text-style-name="P138" svg:width="0.041cm" svg:height="0.041cm" svg:x="1.434cm" svg:y="0.763cm"><text:p/></draw:circle><draw:circle draw:style-name="gr106" draw:text-style-name="P138" svg:width="0.041cm" svg:height="0.043cm" svg:x="1.434cm" svg:y="1.153cm"><text:p/></draw:circle><draw:circle draw:style-name="gr106" draw:text-style-name="P138" svg:width="0.04cm" svg:height="0.04cm" svg:x="1.826cm" svg:y="1.541cm"><text:p/></draw:circle><draw:ellipse draw:style-name="gr106" draw:text-style-name="P138" svg:width="0.04cm" svg:height="0.043cm" svg:x="1.826cm" svg:y="1.153cm"><text:p/></draw:ellipse><draw:ellipse draw:style-name="gr106" draw:text-style-name="P138" svg:width="0.041cm" svg:height="0.04cm" svg:x="1.434cm" svg:y="1.541cm"><text:p/></draw:ellipse><draw:circle draw:style-name="gr106" draw:text-style-name="P138" svg:width="0.041cm" svg:height="0.041cm" svg:x="1.434cm" svg:y="1.929cm"><text:p/></draw:circle><draw:ellipse draw:style-name="gr106" draw:text-style-name="P138" svg:width="0.04cm" svg:height="0.043cm" svg:x="1.826cm" svg:y="2.321cm"><text:p/></draw:ellipse><draw:ellipse draw:style-name="gr106" draw:text-style-name="P138" svg:width="0.04cm" svg:height="0.041cm" svg:x="1.826cm" svg:y="1.929cm"><text:p/></draw:ellipse><draw:circle draw:style-name="gr106" draw:text-style-name="P138" svg:width="0.041cm" svg:height="0.043cm" svg:x="1.434cm" svg:y="2.321cm"><text:p/></draw:circle><draw:circle draw:style-name="gr106" draw:text-style-name="P138" svg:width="0.041cm" svg:height="0.041cm" svg:x="1.434cm" svg:y="2.709cm"><text:p/></draw:circle><draw:ellipse draw:style-name="gr106" draw:text-style-name="P138" svg:width="0.04cm" svg:height="0.041cm" svg:x="1.826cm" svg:y="3.095cm"><text:p/></draw:ellipse><draw:ellipse draw:style-name="gr106" draw:text-style-name="P138" svg:width="0.04cm" svg:height="0.041cm" svg:x="1.826cm" svg:y="2.709cm"><text:p/></draw:ellipse><draw:circle draw:style-name="gr106" draw:text-style-name="P138" svg:width="0.041cm" svg:height="0.041cm" svg:x="1.434cm" svg:y="3.095cm"><text:p/></draw:circle><draw:ellipse draw:style-name="gr106" draw:text-style-name="P138" svg:width="0.045cm" svg:height="0.04cm" svg:x="2.212cm" svg:y="0.375cm"><text:p/></draw:ellipse><draw:circle draw:style-name="gr106" draw:text-style-name="P138" svg:width="0.043cm" svg:height="0.041cm" svg:x="2.6cm" svg:y="0.763cm"><text:p/></draw:circle><draw:ellipse draw:style-name="gr106" draw:text-style-name="P138" svg:width="0.043cm" svg:height="0.04cm" svg:x="2.6cm" svg:y="0.375cm"><text:p/></draw:ellipse><draw:ellipse draw:style-name="gr106" draw:text-style-name="P138" svg:width="0.045cm" svg:height="0.041cm" svg:x="2.212cm" svg:y="0.763cm"><text:p/></draw:ellipse><draw:ellipse draw:style-name="gr106" draw:text-style-name="P138" svg:width="0.045cm" svg:height="0.043cm" svg:x="2.212cm" svg:y="1.153cm"><text:p/></draw:ellipse><draw:ellipse draw:style-name="gr106" draw:text-style-name="P138" svg:width="0.043cm" svg:height="0.04cm" svg:x="2.6cm" svg:y="1.541cm"><text:p/></draw:ellipse><draw:circle draw:style-name="gr106" draw:text-style-name="P138" svg:width="0.043cm" svg:height="0.043cm" svg:x="2.6cm" svg:y="1.153cm"><text:p/></draw:circle><draw:ellipse draw:style-name="gr106" draw:text-style-name="P138" svg:width="0.045cm" svg:height="0.04cm" svg:x="2.212cm" svg:y="1.541cm"><text:p/></draw:ellipse><draw:ellipse draw:style-name="gr106" draw:text-style-name="P138" svg:width="0.045cm" svg:height="0.041cm" svg:x="2.212cm" svg:y="1.929cm"><text:p/></draw:ellipse><draw:circle draw:style-name="gr106" draw:text-style-name="P138" svg:width="0.043cm" svg:height="0.043cm" svg:x="2.6cm" svg:y="2.321cm"><text:p/></draw:circle><draw:circle draw:style-name="gr106" draw:text-style-name="P138" svg:width="0.043cm" svg:height="0.041cm" svg:x="2.6cm" svg:y="1.929cm"><text:p/></draw:circle><draw:ellipse draw:style-name="gr106" draw:text-style-name="P138" svg:width="0.045cm" svg:height="0.043cm" svg:x="2.212cm" svg:y="2.321cm"><text:p/></draw:ellipse><draw:ellipse draw:style-name="gr106" draw:text-style-name="P138" svg:width="0.045cm" svg:height="0.041cm" svg:x="2.212cm" svg:y="2.709cm"><text:p/></draw:ellipse><draw:circle draw:style-name="gr106" draw:text-style-name="P138" svg:width="0.043cm" svg:height="0.041cm" svg:x="2.6cm" svg:y="3.095cm"><text:p/></draw:circle><draw:circle draw:style-name="gr106" draw:text-style-name="P138" svg:width="0.043cm" svg:height="0.041cm" svg:x="2.6cm" svg:y="2.709cm"><text:p/></draw:circle><draw:ellipse draw:style-name="gr106" draw:text-style-name="P138" svg:width="0.045cm" svg:height="0.041cm" svg:x="2.212cm" svg:y="3.095cm"><text:p/></draw:ellipse><draw:circle draw:style-name="gr106" draw:text-style-name="P138" svg:width="0.04cm" svg:height="0.04cm" svg:x="2.99cm" svg:y="0.375cm"><text:p/></draw:circle><draw:circle draw:style-name="gr106" draw:text-style-name="P138" svg:width="0.043cm" svg:height="0.041cm" svg:x="3.378cm" svg:y="0.763cm"><text:p/></draw:circle><draw:ellipse draw:style-name="gr106" draw:text-style-name="P138" svg:width="0.043cm" svg:height="0.04cm" svg:x="3.378cm" svg:y="0.375cm"><text:p/></draw:ellipse><draw:ellipse draw:style-name="gr106" draw:text-style-name="P138" svg:width="0.04cm" svg:height="0.041cm" svg:x="2.99cm" svg:y="0.763cm"><text:p/></draw:ellipse><draw:ellipse draw:style-name="gr106" draw:text-style-name="P138" svg:width="0.04cm" svg:height="0.043cm" svg:x="2.99cm" svg:y="1.153cm"><text:p/></draw:ellipse><draw:ellipse draw:style-name="gr106" draw:text-style-name="P138" svg:width="0.043cm" svg:height="0.04cm" svg:x="3.378cm" svg:y="1.541cm"><text:p/></draw:ellipse><draw:circle draw:style-name="gr106" draw:text-style-name="P138" svg:width="0.043cm" svg:height="0.043cm" svg:x="3.378cm" svg:y="1.153cm"><text:p/></draw:circle><draw:circle draw:style-name="gr106" draw:text-style-name="P138" svg:width="0.04cm" svg:height="0.04cm" svg:x="2.99cm" svg:y="1.541cm"><text:p/></draw:circle><draw:ellipse draw:style-name="gr106" draw:text-style-name="P138" svg:width="0.04cm" svg:height="0.041cm" svg:x="2.99cm" svg:y="1.929cm"><text:p/></draw:ellipse><draw:circle draw:style-name="gr106" draw:text-style-name="P138" svg:width="0.043cm" svg:height="0.043cm" svg:x="3.378cm" svg:y="2.321cm"><text:p/></draw:circle><draw:circle draw:style-name="gr106" draw:text-style-name="P138" svg:width="0.043cm" svg:height="0.041cm" svg:x="3.378cm" svg:y="1.929cm"><text:p/></draw:circle><draw:ellipse draw:style-name="gr106" draw:text-style-name="P138" svg:width="0.04cm" svg:height="0.043cm" svg:x="2.99cm" svg:y="2.321cm"><text:p/></draw:ellipse><draw:ellipse draw:style-name="gr106" draw:text-style-name="P138" svg:width="0.04cm" svg:height="0.041cm" svg:x="2.99cm" svg:y="2.709cm"><text:p/></draw:ellipse><draw:circle draw:style-name="gr106" draw:text-style-name="P138" svg:width="0.043cm" svg:height="0.041cm" svg:x="3.378cm" svg:y="3.095cm"><text:p/></draw:circle><draw:circle draw:style-name="gr106" draw:text-style-name="P138" svg:width="0.043cm" svg:height="0.041cm" svg:x="3.378cm" svg:y="2.709cm"><text:p/></draw:circle><draw:ellipse draw:style-name="gr106" draw:text-style-name="P138" svg:width="0.04cm" svg:height="0.041cm" svg:x="2.99cm" svg:y="3.095cm"><text:p/></draw:ellipse><draw:ellipse draw:style-name="gr106" draw:text-style-name="P138" svg:width="0.04cm" svg:height="0.041cm" svg:x="0.27cm" svg:y="0.763cm"><text:p/></draw:ellipse><draw:circle draw:style-name="gr106" draw:text-style-name="P138" svg:width="0.04cm" svg:height="0.04cm" svg:x="0.27cm" svg:y="0.375cm"><text:p/></draw:circle><draw:circle draw:style-name="gr106" draw:text-style-name="P138" svg:width="0.04cm" svg:height="0.04cm" svg:x="0.27cm" svg:y="1.541cm"><text:p/></draw:circle><draw:ellipse draw:style-name="gr106" draw:text-style-name="P138" svg:width="0.04cm" svg:height="0.043cm" svg:x="0.27cm" svg:y="1.153cm"><text:p/></draw:ellipse><draw:ellipse draw:style-name="gr106" draw:text-style-name="P138" svg:width="0.04cm" svg:height="0.043cm" svg:x="0.27cm" svg:y="2.321cm"><text:p/></draw:ellipse><draw:ellipse draw:style-name="gr106" draw:text-style-name="P138" svg:width="0.04cm" svg:height="0.041cm" svg:x="0.27cm" svg:y="1.929cm"><text:p/></draw:ellipse><draw:ellipse draw:style-name="gr106" draw:text-style-name="P138" svg:width="0.04cm" svg:height="0.041cm" svg:x="0.27cm" svg:y="3.095cm"><text:p/></draw:ellipse><draw:ellipse draw:style-name="gr106" draw:text-style-name="P138" svg:width="0.04cm" svg:height="0.041cm" svg:x="0.27cm" svg:y="2.709cm"><text:p/></draw:ellipse><draw:ellipse draw:style-name="gr106" draw:text-style-name="P138" svg:width="0.045cm" svg:height="0.04cm" svg:x="0.656cm" svg:y="0.375cm"><text:p/></draw:ellipse><draw:circle draw:style-name="gr106" draw:text-style-name="P138" svg:width="0.041cm" svg:height="0.041cm" svg:x="1.046cm" svg:y="0.763cm"><text:p/></draw:circle><draw:ellipse draw:style-name="gr106" draw:text-style-name="P138" svg:width="0.041cm" svg:height="0.04cm" svg:x="1.046cm" svg:y="0.375cm"><text:p/></draw:ellipse><draw:ellipse draw:style-name="gr106" draw:text-style-name="P138" svg:width="0.045cm" svg:height="0.041cm" svg:x="0.656cm" svg:y="0.763cm"><text:p/></draw:ellipse><draw:ellipse draw:style-name="gr106" draw:text-style-name="P138" svg:width="0.045cm" svg:height="0.043cm" svg:x="0.656cm" svg:y="1.153cm"><text:p/></draw:ellipse><draw:ellipse draw:style-name="gr106" draw:text-style-name="P138" svg:width="0.041cm" svg:height="0.04cm" svg:x="1.046cm" svg:y="1.541cm"><text:p/></draw:ellipse><draw:circle draw:style-name="gr106" draw:text-style-name="P138" svg:width="0.041cm" svg:height="0.043cm" svg:x="1.046cm" svg:y="1.153cm"><text:p/></draw:circle><draw:ellipse draw:style-name="gr106" draw:text-style-name="P138" svg:width="0.045cm" svg:height="0.04cm" svg:x="0.656cm" svg:y="1.541cm"><text:p/></draw:ellipse><draw:ellipse draw:style-name="gr106" draw:text-style-name="P138" svg:width="0.045cm" svg:height="0.041cm" svg:x="0.656cm" svg:y="1.929cm"><text:p/></draw:ellipse><draw:circle draw:style-name="gr106" draw:text-style-name="P138" svg:width="0.041cm" svg:height="0.043cm" svg:x="1.046cm" svg:y="2.321cm"><text:p/></draw:circle><draw:circle draw:style-name="gr106" draw:text-style-name="P138" svg:width="0.041cm" svg:height="0.041cm" svg:x="1.046cm" svg:y="1.929cm"><text:p/></draw:circle><draw:ellipse draw:style-name="gr106" draw:text-style-name="P138" svg:width="0.045cm" svg:height="0.043cm" svg:x="0.656cm" svg:y="2.321cm"><text:p/></draw:ellipse><draw:ellipse draw:style-name="gr106" draw:text-style-name="P138" svg:width="0.045cm" svg:height="0.041cm" svg:x="0.656cm" svg:y="2.709cm"><text:p/></draw:ellipse><draw:circle draw:style-name="gr106" draw:text-style-name="P138" svg:width="0.041cm" svg:height="0.041cm" svg:x="1.046cm" svg:y="3.095cm"><text:p/></draw:circle><draw:circle draw:style-name="gr106" draw:text-style-name="P138" svg:width="0.041cm" svg:height="0.041cm" svg:x="1.046cm" svg:y="2.709cm"><text:p/></draw:circle><draw:ellipse draw:style-name="gr106" draw:text-style-name="P138" svg:width="0.045cm" svg:height="0.041cm" svg:x="0.656cm" svg:y="3.095cm"><text:p/></draw:ellipse><draw:circle draw:style-name="gr106" draw:text-style-name="P138" svg:width="0.041cm" svg:height="0.043cm" svg:x="1.434cm" svg:y="3.485cm"><text:p/></draw:circle><draw:ellipse draw:style-name="gr106" draw:text-style-name="P138" svg:width="0.04cm" svg:height="0.043cm" svg:x="1.826cm" svg:y="3.485cm"><text:p/></draw:ellipse><draw:ellipse draw:style-name="gr106" draw:text-style-name="P138" svg:width="0.045cm" svg:height="0.043cm" svg:x="2.212cm" svg:y="3.485cm"><text:p/></draw:ellipse><draw:circle draw:style-name="gr106" draw:text-style-name="P138" svg:width="0.043cm" svg:height="0.043cm" svg:x="2.6cm" svg:y="3.485cm"><text:p/></draw:circle><draw:ellipse draw:style-name="gr106" draw:text-style-name="P138" svg:width="0.04cm" svg:height="0.043cm" svg:x="2.99cm" svg:y="3.485cm"><text:p/></draw:ellipse><draw:circle draw:style-name="gr106" draw:text-style-name="P138" svg:width="0.043cm" svg:height="0.043cm" svg:x="3.378cm" svg:y="3.485cm"><text:p/></draw:circle><draw:ellipse draw:style-name="gr106" draw:text-style-name="P138" svg:width="0.04cm" svg:height="0.043cm" svg:x="0.27cm" svg:y="3.485cm"><text:p/></draw:ellipse><draw:ellipse draw:style-name="gr106" draw:text-style-name="P138" svg:width="0.045cm" svg:height="0.043cm" svg:x="0.656cm" svg:y="3.485cm"><text:p/></draw:ellipse><draw:circle draw:style-name="gr106" draw:text-style-name="P138" svg:width="0.041cm" svg:height="0.043cm" svg:x="1.046cm" svg:y="3.485cm"><text:p/></draw:circle><draw:line draw:style-name="gr152" draw:text-style-name="P139" svg:x1="3.399cm" svg:y1="1.949cm" svg:x2="0.287cm" svg:y2="1.949cm"><text:p/></draw:line><draw:g draw:style-name="gr108"><draw:line draw:style-name="gr153" draw:text-style-name="P140" svg:x1="0.598cm" svg:y1="1.48cm" svg:x2="0.753cm" svg:y2="1.637cm"><text:p/></draw:line><draw:line draw:style-name="gr154" draw:text-style-name="P140" svg:x1="0.598cm" svg:y1="1.637cm" svg:x2="0.753cm" svg:y2="1.48cm"><text:p/></draw:line></draw:g><draw:g draw:style-name="gr108"><draw:line draw:style-name="gr155" draw:text-style-name="P140" svg:x1="0.986cm" svg:y1="0.702cm" svg:x2="1.141cm" svg:y2="0.857cm"><text:p/></draw:line><draw:line draw:style-name="gr156" draw:text-style-name="P140" svg:x1="0.986cm" svg:y1="0.857cm" svg:x2="1.141cm" svg:y2="0.702cm"><text:p/></draw:line></draw:g><draw:g draw:style-name="gr108"><draw:line draw:style-name="gr157" draw:text-style-name="P140" svg:x1="2.542cm" svg:y1="1.09cm" svg:x2="2.697cm" svg:y2="1.245cm"><text:p/></draw:line><draw:line draw:style-name="gr158" draw:text-style-name="P140" svg:x1="2.542cm" svg:y1="1.245cm" svg:x2="2.697cm" svg:y2="1.09cm"><text:p/></draw:line></draw:g><draw:frame draw:style-name="gr159" draw:text-style-name="P137" svg:width="0.708cm" svg:height="0.664cm" svg:x="0.912cm" svg:y="0.303cm"><draw:text-box><text:p text:style-name="P113"><text:span text:style-name="T188">F</text:span></text:p></draw:text-box></draw:frame><draw:frame draw:style-name="gr160" draw:text-style-name="P137" svg:width="0.727cm" svg:height="0.664cm" svg:x="0.566cm" svg:y="1.173cm"><draw:text-box><text:p text:style-name="P113"><text:span text:style-name="T188">E</text:span></text:p></draw:text-box></draw:frame><draw:frame draw:style-name="gr161" draw:text-style-name="P137" svg:width="0.777cm" svg:height="0.664cm" svg:x="2.478cm" svg:y="0.783cm"><draw:text-box><text:p text:style-name="P113"><text:span text:style-name="T188">D</text:span></text:p></draw:text-box></draw:frame><draw:g draw:style-name="gr108"><draw:line draw:style-name="gr162" draw:text-style-name="P140" svg:x1="0.985cm" svg:y1="0.702cm" svg:x2="1.14cm" svg:y2="0.857cm"><text:p/></draw:line><draw:line draw:style-name="gr163" draw:text-style-name="P140" svg:x1="0.985cm" svg:y1="0.857cm" svg:x2="1.14cm" svg:y2="0.702cm"><text:p/></draw:line></draw:g><draw:g draw:style-name="gr108"><draw:line draw:style-name="gr164" draw:text-style-name="P140" svg:x1="0.592cm" svg:y1="1.487cm" svg:x2="0.747cm" svg:y2="1.642cm"><text:p/></draw:line><draw:line draw:style-name="gr165" draw:text-style-name="P140" svg:x1="0.592cm" svg:y1="1.642cm" svg:x2="0.747cm" svg:y2="1.487cm"><text:p/></draw:line></draw:g><draw:g draw:style-name="gr108"><draw:line draw:style-name="gr166" draw:text-style-name="P140" svg:x1="2.547cm" svg:y1="1.09cm" svg:x2="2.702cm" svg:y2="1.245cm"><text:p/></draw:line><draw:line draw:style-name="gr167" draw:text-style-name="P140" svg:x1="2.547cm" svg:y1="1.245cm" svg:x2="2.702cm" svg:y2="1.09cm"><text:p/></draw:line></draw:g></draw:g><text:span text:style-name="_5f_Caractères"/></text:p>
              </text:list-item>
            </text:list>
          </text:list-item>
        </text:list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list xml:id="list230934784291951" text:continue-numbering="true" text:style-name="_5f_Numérotation_20_des_20_exercices">
          <text:list-item>
            <text:list>
              <text:list-item>
                <text:p text:style-name="_5f_Paragraphe_5f_avec_5f_Num_5f_Question"/>
              </text:list-item>
            </text:list>
          </text:list-item>
        </text:list>
        <text:h text:style-name="_5f_Paragraphe" text:outline-level="1"><draw:g text:anchor-type="char" draw:z-index="7" draw:name="Shape51" draw:style-name="gr1"><draw:frame draw:style-name="gr105" draw:text-style-name="P137" svg:width="1.004cm" svg:height="0.664cm" draw:transform="rotate (-0.0101229096615676) translate (0.573263888888889cm 2.047875cm)"><draw:text-box><text:p text:style-name="P113"><text:span text:style-name="T188">(d)</text:span></text:p></draw:text-box></draw:frame><draw:ellipse draw:style-name="gr106" draw:text-style-name="P138" svg:width="0.04cm" svg:height="0.038cm" svg:x="1.877cm" svg:y="0.034cm"><text:p/></draw:ellipse><draw:ellipse draw:style-name="gr106" draw:text-style-name="P138" svg:width="0.036cm" svg:height="0.038cm" svg:x="2.226cm" svg:y="0.38cm"><text:p/></draw:ellipse><draw:ellipse draw:style-name="gr106" draw:text-style-name="P138" svg:width="0.036cm" svg:height="0.038cm" svg:x="2.226cm" svg:y="0.034cm"><text:p/></draw:ellipse><draw:ellipse draw:style-name="gr106" draw:text-style-name="P138" svg:width="0.04cm" svg:height="0.038cm" svg:x="1.877cm" svg:y="0.38cm"><text:p/></draw:ellipse><draw:circle draw:style-name="gr106" draw:text-style-name="P138" svg:width="0.04cm" svg:height="0.04cm" svg:x="1.877cm" svg:y="0.734cm"><text:p/></draw:circle><draw:circle draw:style-name="gr106" draw:text-style-name="P138" svg:width="0.036cm" svg:height="0.036cm" svg:x="2.226cm" svg:y="1.085cm"><text:p/></draw:circle><draw:ellipse draw:style-name="gr106" draw:text-style-name="P138" svg:width="0.036cm" svg:height="0.04cm" svg:x="2.226cm" svg:y="0.734cm"><text:p/></draw:ellipse><draw:ellipse draw:style-name="gr106" draw:text-style-name="P138" svg:width="0.04cm" svg:height="0.036cm" svg:x="1.877cm" svg:y="1.085cm"><text:p/></draw:ellipse><draw:ellipse draw:style-name="gr106" draw:text-style-name="P138" svg:width="0.04cm" svg:height="0.041cm" svg:x="1.877cm" svg:y="1.429cm"><text:p/></draw:ellipse><draw:ellipse draw:style-name="gr106" draw:text-style-name="P138" svg:width="0.036cm" svg:height="0.04cm" svg:x="2.226cm" svg:y="1.78cm"><text:p/></draw:ellipse><draw:ellipse draw:style-name="gr106" draw:text-style-name="P138" svg:width="0.036cm" svg:height="0.041cm" svg:x="2.226cm" svg:y="1.429cm"><text:p/></draw:ellipse><draw:circle draw:style-name="gr106" draw:text-style-name="P138" svg:width="0.04cm" svg:height="0.04cm" svg:x="1.877cm" svg:y="1.78cm"><text:p/></draw:circle><draw:circle draw:style-name="gr106" draw:text-style-name="P138" svg:width="0.04cm" svg:height="0.04cm" svg:x="1.877cm" svg:y="2.131cm"><text:p/></draw:circle><draw:ellipse draw:style-name="gr106" draw:text-style-name="P138" svg:width="0.036cm" svg:height="0.038cm" svg:x="2.226cm" svg:y="2.479cm"><text:p/></draw:ellipse><draw:ellipse draw:style-name="gr106" draw:text-style-name="P138" svg:width="0.036cm" svg:height="0.04cm" svg:x="2.226cm" svg:y="2.131cm"><text:p/></draw:ellipse><draw:ellipse draw:style-name="gr106" draw:text-style-name="P138" svg:width="0.04cm" svg:height="0.038cm" svg:x="1.877cm" svg:y="2.479cm"><text:p/></draw:ellipse><draw:ellipse draw:style-name="gr106" draw:text-style-name="P138" svg:width="0.036cm" svg:height="0.038cm" svg:x="2.577cm" svg:y="0.034cm"><text:p/></draw:ellipse><draw:circle draw:style-name="gr106" draw:text-style-name="P138" svg:width="0.038cm" svg:height="0.038cm" svg:x="2.924cm" svg:y="0.38cm"><text:p/></draw:circle><draw:circle draw:style-name="gr106" draw:text-style-name="P138" svg:width="0.038cm" svg:height="0.038cm" svg:x="2.924cm" svg:y="0.034cm"><text:p/></draw:circle><draw:ellipse draw:style-name="gr106" draw:text-style-name="P138" svg:width="0.036cm" svg:height="0.038cm" svg:x="2.577cm" svg:y="0.38cm"><text:p/></draw:ellipse><draw:ellipse draw:style-name="gr106" draw:text-style-name="P138" svg:width="0.036cm" svg:height="0.04cm" svg:x="2.577cm" svg:y="0.734cm"><text:p/></draw:ellipse><draw:ellipse draw:style-name="gr106" draw:text-style-name="P138" svg:width="0.038cm" svg:height="0.036cm" svg:x="2.924cm" svg:y="1.085cm"><text:p/></draw:ellipse><draw:ellipse draw:style-name="gr106" draw:text-style-name="P138" svg:width="0.038cm" svg:height="0.04cm" svg:x="2.924cm" svg:y="0.734cm"><text:p/></draw:ellipse><draw:circle draw:style-name="gr106" draw:text-style-name="P138" svg:width="0.036cm" svg:height="0.036cm" svg:x="2.577cm" svg:y="1.085cm"><text:p/></draw:circle><draw:ellipse draw:style-name="gr106" draw:text-style-name="P138" svg:width="0.036cm" svg:height="0.041cm" svg:x="2.577cm" svg:y="1.429cm"><text:p/></draw:ellipse><draw:ellipse draw:style-name="gr106" draw:text-style-name="P138" svg:width="0.038cm" svg:height="0.04cm" svg:x="2.924cm" svg:y="1.78cm"><text:p/></draw:ellipse><draw:ellipse draw:style-name="gr106" draw:text-style-name="P138" svg:width="0.038cm" svg:height="0.041cm" svg:x="2.924cm" svg:y="1.429cm"><text:p/></draw:ellipse><draw:ellipse draw:style-name="gr106" draw:text-style-name="P138" svg:width="0.036cm" svg:height="0.04cm" svg:x="2.577cm" svg:y="1.78cm"><text:p/></draw:ellipse><draw:ellipse draw:style-name="gr106" draw:text-style-name="P138" svg:width="0.036cm" svg:height="0.04cm" svg:x="2.577cm" svg:y="2.131cm"><text:p/></draw:ellipse><draw:circle draw:style-name="gr106" draw:text-style-name="P138" svg:width="0.038cm" svg:height="0.038cm" svg:x="2.924cm" svg:y="2.479cm"><text:p/></draw:circle><draw:ellipse draw:style-name="gr106" draw:text-style-name="P138" svg:width="0.038cm" svg:height="0.04cm" svg:x="2.924cm" svg:y="2.131cm"><text:p/></draw:ellipse><draw:ellipse draw:style-name="gr106" draw:text-style-name="P138" svg:width="0.036cm" svg:height="0.038cm" svg:x="2.577cm" svg:y="2.479cm"><text:p/></draw:ellipse><draw:ellipse draw:style-name="gr106" draw:text-style-name="P138" svg:width="0.04cm" svg:height="0.038cm" svg:x="3.277cm" svg:y="0.034cm"><text:p/></draw:ellipse><draw:ellipse draw:style-name="gr106" draw:text-style-name="P138" svg:width="0.036cm" svg:height="0.038cm" svg:x="3.623cm" svg:y="0.38cm"><text:p/></draw:ellipse><draw:ellipse draw:style-name="gr106" draw:text-style-name="P138" svg:width="0.036cm" svg:height="0.038cm" svg:x="3.623cm" svg:y="0.034cm"><text:p/></draw:ellipse><draw:ellipse draw:style-name="gr106" draw:text-style-name="P138" svg:width="0.04cm" svg:height="0.038cm" svg:x="3.277cm" svg:y="0.38cm"><text:p/></draw:ellipse><draw:circle draw:style-name="gr106" draw:text-style-name="P138" svg:width="0.04cm" svg:height="0.04cm" svg:x="3.277cm" svg:y="0.734cm"><text:p/></draw:circle><draw:circle draw:style-name="gr106" draw:text-style-name="P138" svg:width="0.036cm" svg:height="0.036cm" svg:x="3.623cm" svg:y="1.085cm"><text:p/></draw:circle><draw:ellipse draw:style-name="gr106" draw:text-style-name="P138" svg:width="0.036cm" svg:height="0.04cm" svg:x="3.623cm" svg:y="0.734cm"><text:p/></draw:ellipse><draw:ellipse draw:style-name="gr106" draw:text-style-name="P138" svg:width="0.04cm" svg:height="0.036cm" svg:x="3.277cm" svg:y="1.085cm"><text:p/></draw:ellipse><draw:ellipse draw:style-name="gr106" draw:text-style-name="P138" svg:width="0.04cm" svg:height="0.041cm" svg:x="3.277cm" svg:y="1.429cm"><text:p/></draw:ellipse><draw:ellipse draw:style-name="gr106" draw:text-style-name="P138" svg:width="0.036cm" svg:height="0.04cm" svg:x="3.623cm" svg:y="1.78cm"><text:p/></draw:ellipse><draw:ellipse draw:style-name="gr106" draw:text-style-name="P138" svg:width="0.036cm" svg:height="0.041cm" svg:x="3.623cm" svg:y="1.429cm"><text:p/></draw:ellipse><draw:circle draw:style-name="gr106" draw:text-style-name="P138" svg:width="0.04cm" svg:height="0.04cm" svg:x="3.277cm" svg:y="1.78cm"><text:p/></draw:circle><draw:circle draw:style-name="gr106" draw:text-style-name="P138" svg:width="0.04cm" svg:height="0.04cm" svg:x="3.277cm" svg:y="2.131cm"><text:p/></draw:circle><draw:ellipse draw:style-name="gr106" draw:text-style-name="P138" svg:width="0.036cm" svg:height="0.038cm" svg:x="3.623cm" svg:y="2.479cm"><text:p/></draw:ellipse><draw:ellipse draw:style-name="gr106" draw:text-style-name="P138" svg:width="0.036cm" svg:height="0.04cm" svg:x="3.623cm" svg:y="2.131cm"><text:p/></draw:ellipse><draw:ellipse draw:style-name="gr106" draw:text-style-name="P138" svg:width="0.04cm" svg:height="0.038cm" svg:x="3.277cm" svg:y="2.479cm"><text:p/></draw:ellipse><draw:circle draw:style-name="gr106" draw:text-style-name="P138" svg:width="0.038cm" svg:height="0.038cm" svg:x="0.827cm" svg:y="0.38cm"><text:p/></draw:circle><draw:circle draw:style-name="gr106" draw:text-style-name="P138" svg:width="0.038cm" svg:height="0.038cm" svg:x="0.827cm" svg:y="0.034cm"><text:p/></draw:circle><draw:ellipse draw:style-name="gr106" draw:text-style-name="P138" svg:width="0.038cm" svg:height="0.036cm" svg:x="0.827cm" svg:y="1.085cm"><text:p/></draw:ellipse><draw:ellipse draw:style-name="gr106" draw:text-style-name="P138" svg:width="0.038cm" svg:height="0.04cm" svg:x="0.827cm" svg:y="0.734cm"><text:p/></draw:ellipse><draw:ellipse draw:style-name="gr106" draw:text-style-name="P138" svg:width="0.038cm" svg:height="0.04cm" svg:x="0.827cm" svg:y="1.78cm"><text:p/></draw:ellipse><draw:ellipse draw:style-name="gr106" draw:text-style-name="P138" svg:width="0.038cm" svg:height="0.041cm" svg:x="0.827cm" svg:y="1.429cm"><text:p/></draw:ellipse><draw:circle draw:style-name="gr106" draw:text-style-name="P138" svg:width="0.038cm" svg:height="0.038cm" svg:x="0.827cm" svg:y="2.479cm"><text:p/></draw:circle><draw:ellipse draw:style-name="gr106" draw:text-style-name="P138" svg:width="0.038cm" svg:height="0.04cm" svg:x="0.827cm" svg:y="2.131cm"><text:p/></draw:ellipse><draw:ellipse draw:style-name="gr106" draw:text-style-name="P138" svg:width="0.034cm" svg:height="0.038cm" svg:x="1.178cm" svg:y="0.034cm"><text:p/></draw:ellipse><draw:circle draw:style-name="gr106" draw:text-style-name="P138" svg:width="0.038cm" svg:height="0.038cm" svg:x="1.529cm" svg:y="0.38cm"><text:p/></draw:circle><draw:circle draw:style-name="gr106" draw:text-style-name="P138" svg:width="0.038cm" svg:height="0.038cm" svg:x="1.529cm" svg:y="0.034cm"><text:p/></draw:circle><draw:ellipse draw:style-name="gr106" draw:text-style-name="P138" svg:width="0.034cm" svg:height="0.038cm" svg:x="1.178cm" svg:y="0.38cm"><text:p/></draw:ellipse><draw:ellipse draw:style-name="gr106" draw:text-style-name="P138" svg:width="0.034cm" svg:height="0.04cm" svg:x="1.178cm" svg:y="0.734cm"><text:p/></draw:ellipse><draw:ellipse draw:style-name="gr106" draw:text-style-name="P138" svg:width="0.038cm" svg:height="0.036cm" svg:x="1.529cm" svg:y="1.085cm"><text:p/></draw:ellipse><draw:ellipse draw:style-name="gr106" draw:text-style-name="P138" svg:width="0.038cm" svg:height="0.04cm" svg:x="1.529cm" svg:y="0.734cm"><text:p/></draw:ellipse><draw:ellipse draw:style-name="gr106" draw:text-style-name="P138" svg:width="0.034cm" svg:height="0.036cm" svg:x="1.178cm" svg:y="1.085cm"><text:p/></draw:ellipse><draw:ellipse draw:style-name="gr106" draw:text-style-name="P138" svg:width="0.034cm" svg:height="0.041cm" svg:x="1.178cm" svg:y="1.429cm"><text:p/></draw:ellipse><draw:ellipse draw:style-name="gr106" draw:text-style-name="P138" svg:width="0.038cm" svg:height="0.04cm" svg:x="1.529cm" svg:y="1.78cm"><text:p/></draw:ellipse><draw:ellipse draw:style-name="gr106" draw:text-style-name="P138" svg:width="0.038cm" svg:height="0.041cm" svg:x="1.529cm" svg:y="1.429cm"><text:p/></draw:ellipse><draw:ellipse draw:style-name="gr106" draw:text-style-name="P138" svg:width="0.034cm" svg:height="0.04cm" svg:x="1.178cm" svg:y="1.78cm"><text:p/></draw:ellipse><draw:ellipse draw:style-name="gr106" draw:text-style-name="P138" svg:width="0.034cm" svg:height="0.04cm" svg:x="1.178cm" svg:y="2.131cm"><text:p/></draw:ellipse><draw:circle draw:style-name="gr106" draw:text-style-name="P138" svg:width="0.038cm" svg:height="0.038cm" svg:x="1.529cm" svg:y="2.479cm"><text:p/></draw:circle><draw:ellipse draw:style-name="gr106" draw:text-style-name="P138" svg:width="0.038cm" svg:height="0.04cm" svg:x="1.529cm" svg:y="2.131cm"><text:p/></draw:ellipse><draw:ellipse draw:style-name="gr106" draw:text-style-name="P138" svg:width="0.034cm" svg:height="0.038cm" svg:x="1.178cm" svg:y="2.479cm"><text:p/></draw:ellipse><draw:ellipse draw:style-name="gr106" draw:text-style-name="P138" svg:width="0.04cm" svg:height="0.038cm" svg:x="1.877cm" svg:y="2.833cm"><text:p/></draw:ellipse><draw:ellipse draw:style-name="gr106" draw:text-style-name="P138" svg:width="0.036cm" svg:height="0.038cm" svg:x="2.226cm" svg:y="2.833cm"><text:p/></draw:ellipse><draw:ellipse draw:style-name="gr106" draw:text-style-name="P138" svg:width="0.036cm" svg:height="0.038cm" svg:x="2.577cm" svg:y="2.833cm"><text:p/></draw:ellipse><draw:circle draw:style-name="gr106" draw:text-style-name="P138" svg:width="0.038cm" svg:height="0.038cm" svg:x="2.924cm" svg:y="2.833cm"><text:p/></draw:circle><draw:ellipse draw:style-name="gr106" draw:text-style-name="P138" svg:width="0.04cm" svg:height="0.038cm" svg:x="3.277cm" svg:y="2.833cm"><text:p/></draw:ellipse><draw:ellipse draw:style-name="gr106" draw:text-style-name="P138" svg:width="0.036cm" svg:height="0.038cm" svg:x="3.623cm" svg:y="2.833cm"><text:p/></draw:ellipse><draw:circle draw:style-name="gr106" draw:text-style-name="P138" svg:width="0.038cm" svg:height="0.038cm" svg:x="0.827cm" svg:y="2.833cm"><text:p/></draw:circle><draw:ellipse draw:style-name="gr106" draw:text-style-name="P138" svg:width="0.034cm" svg:height="0.038cm" svg:x="1.178cm" svg:y="2.833cm"><text:p/></draw:ellipse><draw:circle draw:style-name="gr106" draw:text-style-name="P138" svg:width="0.038cm" svg:height="0.038cm" svg:x="1.529cm" svg:y="2.833cm"><text:p/></draw:circle><draw:line draw:style-name="gr107" draw:text-style-name="P139" svg:x1="0.845cm" svg:y1="2.849cm" svg:x2="3.642cm" svg:y2="0.053cm"><text:p/></draw:line><draw:g draw:style-name="gr108"><draw:line draw:style-name="gr138" draw:text-style-name="P140" svg:x1="1.473cm" svg:y1="1.726cm" svg:x2="1.612cm" svg:y2="1.867cm"><text:p/></draw:line><draw:line draw:style-name="gr139" draw:text-style-name="P140" svg:x1="1.473cm" svg:y1="1.867cm" svg:x2="1.612cm" svg:y2="1.726cm"><text:p/></draw:line></draw:g><draw:g draw:style-name="gr108"><draw:line draw:style-name="gr140" draw:text-style-name="P140" svg:x1="1.824cm" svg:y1="0.68cm" svg:x2="1.965cm" svg:y2="0.819cm"><text:p/></draw:line><draw:line draw:style-name="gr141" draw:text-style-name="P140" svg:x1="1.824cm" svg:y1="0.819cm" svg:x2="1.965cm" svg:y2="0.68cm"><text:p/></draw:line></draw:g><draw:g draw:style-name="gr108"><draw:line draw:style-name="gr142" draw:text-style-name="P140" svg:x1="2.524cm" svg:y1="0.329cm" svg:x2="2.663cm" svg:y2="0.468cm"><text:p/></draw:line><draw:line draw:style-name="gr143" draw:text-style-name="P140" svg:x1="2.524cm" svg:y1="0.468cm" svg:x2="2.663cm" svg:y2="0.329cm"><text:p/></draw:line></draw:g><draw:frame draw:style-name="gr117" draw:text-style-name="P137" svg:width="0.77cm" svg:height="0.664cm" svg:x="1.33cm" svg:y="1.348cm"><draw:text-box><text:p text:style-name="P113"><text:span text:style-name="T188">H</text:span></text:p></draw:text-box></draw:frame><draw:frame draw:style-name="gr144" draw:text-style-name="P137" svg:width="0.736cm" svg:height="0.664cm" svg:x="1.328cm" svg:y="0.401cm"><draw:text-box><text:p text:style-name="P113"><text:span text:style-name="T188">K</text:span></text:p></draw:text-box></draw:frame><draw:frame draw:style-name="gr145" draw:text-style-name="P137" svg:width="0.779cm" svg:height="0.664cm" svg:x="2.446cm" svg:y="0.052cm"><draw:text-box><text:p text:style-name="P113"><text:span text:style-name="T188">G</text:span></text:p></draw:text-box></draw:frame><draw:g draw:style-name="gr108"><draw:line draw:style-name="gr146" draw:text-style-name="P140" svg:x1="2.534cm" svg:y1="0.324cm" svg:x2="2.673cm" svg:y2="0.463cm"><text:p/></draw:line><draw:line draw:style-name="gr147" draw:text-style-name="P140" svg:x1="2.534cm" svg:y1="0.463cm" svg:x2="2.673cm" svg:y2="0.324cm"><text:p/></draw:line></draw:g><draw:g draw:style-name="gr108"><draw:line draw:style-name="gr148" draw:text-style-name="P140" svg:x1="1.824cm" svg:y1="0.688cm" svg:x2="1.963cm" svg:y2="0.827cm"><text:p/></draw:line><draw:line draw:style-name="gr149" draw:text-style-name="P140" svg:x1="1.824cm" svg:y1="0.827cm" svg:x2="1.963cm" svg:y2="0.688cm"><text:p/></draw:line></draw:g><draw:g draw:style-name="gr108"><draw:line draw:style-name="gr150" draw:text-style-name="P140" svg:x1="1.473cm" svg:y1="1.722cm" svg:x2="1.612cm" svg:y2="1.861cm"><text:p/></draw:line><draw:line draw:style-name="gr151" draw:text-style-name="P140" svg:x1="1.473cm" svg:y1="1.861cm" svg:x2="1.612cm" svg:y2="1.722cm"><text:p/></draw:line></draw:g></draw:g><text:span text:style-name="_5f_Caractères"/></text:h>
        <text:h text:style-name="_5f_Paragraphe" text:outline-level="1"/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/>
        <text:list xml:id="list230934798314714" text:continue-numbering="true" text:style-name="_5f_Numérotation_20_des_20_exercices">
          <text:list-item>
            <text:list>
              <text:list-item>
                <text:p text:style-name="_5f_Paragraphe_5f_avec_5f_Num_5f_Question"/>
              </text:list-item>
            </text:list>
          </text:list-item>
        </text:list>
        <text:h text:style-name="_5f_Paragraphe" text:outline-level="1"><draw:g text:anchor-type="char" draw:z-index="15" draw:name="Shape52" draw:style-name="gr1"><draw:frame draw:style-name="gr105" draw:text-style-name="P137" svg:width="1.004cm" svg:height="0.664cm" draw:transform="rotate (-0.0162315620435474) translate (0.647347222222222cm -0.127cm)"><draw:text-box><text:p text:style-name="P113"><text:span text:style-name="T188">(d)</text:span></text:p></draw:text-box></draw:frame><draw:ellipse draw:style-name="gr106" draw:text-style-name="P138" svg:width="0.041cm" svg:height="0.04cm" svg:x="1.612cm" svg:y="-0.192cm"><text:p/></draw:ellipse><draw:circle draw:style-name="gr106" draw:text-style-name="P138" svg:width="0.043cm" svg:height="0.041cm" svg:x="2cm" svg:y="0.196cm"><text:p/></draw:circle><draw:ellipse draw:style-name="gr106" draw:text-style-name="P138" svg:width="0.043cm" svg:height="0.04cm" svg:x="2cm" svg:y="-0.192cm"><text:p/></draw:ellipse><draw:circle draw:style-name="gr106" draw:text-style-name="P138" svg:width="0.041cm" svg:height="0.041cm" svg:x="1.612cm" svg:y="0.196cm"><text:p/></draw:circle><draw:circle draw:style-name="gr106" draw:text-style-name="P138" svg:width="0.041cm" svg:height="0.043cm" svg:x="1.612cm" svg:y="0.589cm"><text:p/></draw:circle><draw:circle draw:style-name="gr106" draw:text-style-name="P138" svg:width="0.043cm" svg:height="0.041cm" svg:x="2cm" svg:y="0.979cm"><text:p/></draw:circle><draw:circle draw:style-name="gr106" draw:text-style-name="P138" svg:width="0.043cm" svg:height="0.043cm" svg:x="2cm" svg:y="0.589cm"><text:p/></draw:circle><draw:circle draw:style-name="gr106" draw:text-style-name="P138" svg:width="0.041cm" svg:height="0.041cm" svg:x="1.612cm" svg:y="0.979cm"><text:p/></draw:circle><draw:circle draw:style-name="gr106" draw:text-style-name="P138" svg:width="0.041cm" svg:height="0.043cm" svg:x="1.612cm" svg:y="1.367cm"><text:p/></draw:circle><draw:circle draw:style-name="gr106" draw:text-style-name="P138" svg:width="0.043cm" svg:height="0.043cm" svg:x="2cm" svg:y="1.761cm"><text:p/></draw:circle><draw:circle draw:style-name="gr106" draw:text-style-name="P138" svg:width="0.043cm" svg:height="0.043cm" svg:x="2cm" svg:y="1.367cm"><text:p/></draw:circle><draw:circle draw:style-name="gr106" draw:text-style-name="P138" svg:width="0.041cm" svg:height="0.043cm" svg:x="1.612cm" svg:y="1.761cm"><text:p/></draw:circle><draw:circle draw:style-name="gr106" draw:text-style-name="P138" svg:width="0.041cm" svg:height="0.043cm" svg:x="1.612cm" svg:y="2.149cm"><text:p/></draw:circle><draw:circle draw:style-name="gr106" draw:text-style-name="P138" svg:width="0.043cm" svg:height="0.041cm" svg:x="2cm" svg:y="2.54cm"><text:p/></draw:circle><draw:circle draw:style-name="gr106" draw:text-style-name="P138" svg:width="0.043cm" svg:height="0.043cm" svg:x="2cm" svg:y="2.149cm"><text:p/></draw:circle><draw:circle draw:style-name="gr106" draw:text-style-name="P138" svg:width="0.041cm" svg:height="0.041cm" svg:x="1.612cm" svg:y="2.54cm"><text:p/></draw:circle><draw:ellipse draw:style-name="gr106" draw:text-style-name="P138" svg:width="0.043cm" svg:height="0.04cm" svg:x="2.392cm" svg:y="-0.192cm"><text:p/></draw:ellipse><draw:ellipse draw:style-name="gr106" draw:text-style-name="P138" svg:width="0.04cm" svg:height="0.041cm" svg:x="2.783cm" svg:y="0.196cm"><text:p/></draw:ellipse><draw:circle draw:style-name="gr106" draw:text-style-name="P138" svg:width="0.04cm" svg:height="0.04cm" svg:x="2.783cm" svg:y="-0.192cm"><text:p/></draw:circle><draw:circle draw:style-name="gr106" draw:text-style-name="P138" svg:width="0.043cm" svg:height="0.041cm" svg:x="2.392cm" svg:y="0.196cm"><text:p/></draw:circle><draw:circle draw:style-name="gr106" draw:text-style-name="P138" svg:width="0.043cm" svg:height="0.043cm" svg:x="2.392cm" svg:y="0.589cm"><text:p/></draw:circle><draw:ellipse draw:style-name="gr106" draw:text-style-name="P138" svg:width="0.04cm" svg:height="0.041cm" svg:x="2.783cm" svg:y="0.979cm"><text:p/></draw:ellipse><draw:ellipse draw:style-name="gr106" draw:text-style-name="P138" svg:width="0.04cm" svg:height="0.043cm" svg:x="2.783cm" svg:y="0.589cm"><text:p/></draw:ellipse><draw:circle draw:style-name="gr106" draw:text-style-name="P138" svg:width="0.043cm" svg:height="0.041cm" svg:x="2.392cm" svg:y="0.979cm"><text:p/></draw:circle><draw:circle draw:style-name="gr106" draw:text-style-name="P138" svg:width="0.043cm" svg:height="0.043cm" svg:x="2.392cm" svg:y="1.367cm"><text:p/></draw:circle><draw:ellipse draw:style-name="gr106" draw:text-style-name="P138" svg:width="0.04cm" svg:height="0.043cm" svg:x="2.783cm" svg:y="1.761cm"><text:p/></draw:ellipse><draw:ellipse draw:style-name="gr106" draw:text-style-name="P138" svg:width="0.04cm" svg:height="0.043cm" svg:x="2.783cm" svg:y="1.367cm"><text:p/></draw:ellipse><draw:circle draw:style-name="gr106" draw:text-style-name="P138" svg:width="0.043cm" svg:height="0.043cm" svg:x="2.392cm" svg:y="1.761cm"><text:p/></draw:circle><draw:circle draw:style-name="gr106" draw:text-style-name="P138" svg:width="0.043cm" svg:height="0.043cm" svg:x="2.392cm" svg:y="2.149cm"><text:p/></draw:circle><draw:ellipse draw:style-name="gr106" draw:text-style-name="P138" svg:width="0.04cm" svg:height="0.041cm" svg:x="2.783cm" svg:y="2.54cm"><text:p/></draw:ellipse><draw:ellipse draw:style-name="gr106" draw:text-style-name="P138" svg:width="0.04cm" svg:height="0.043cm" svg:x="2.783cm" svg:y="2.149cm"><text:p/></draw:ellipse><draw:circle draw:style-name="gr106" draw:text-style-name="P138" svg:width="0.043cm" svg:height="0.041cm" svg:x="2.392cm" svg:y="2.54cm"><text:p/></draw:circle><draw:ellipse draw:style-name="gr106" draw:text-style-name="P138" svg:width="0.041cm" svg:height="0.04cm" svg:x="3.173cm" svg:y="-0.192cm"><text:p/></draw:ellipse><draw:ellipse draw:style-name="gr106" draw:text-style-name="P138" svg:width="0.04cm" svg:height="0.041cm" svg:x="3.565cm" svg:y="0.196cm"><text:p/></draw:ellipse><draw:circle draw:style-name="gr106" draw:text-style-name="P138" svg:width="0.04cm" svg:height="0.04cm" svg:x="3.565cm" svg:y="-0.192cm"><text:p/></draw:circle><draw:circle draw:style-name="gr106" draw:text-style-name="P138" svg:width="0.041cm" svg:height="0.041cm" svg:x="3.173cm" svg:y="0.196cm"><text:p/></draw:circle><draw:circle draw:style-name="gr106" draw:text-style-name="P138" svg:width="0.041cm" svg:height="0.043cm" svg:x="3.173cm" svg:y="0.589cm"><text:p/></draw:circle><draw:ellipse draw:style-name="gr106" draw:text-style-name="P138" svg:width="0.04cm" svg:height="0.041cm" svg:x="3.565cm" svg:y="0.979cm"><text:p/></draw:ellipse><draw:ellipse draw:style-name="gr106" draw:text-style-name="P138" svg:width="0.04cm" svg:height="0.043cm" svg:x="3.565cm" svg:y="0.589cm"><text:p/></draw:ellipse><draw:circle draw:style-name="gr106" draw:text-style-name="P138" svg:width="0.041cm" svg:height="0.041cm" svg:x="3.173cm" svg:y="0.979cm"><text:p/></draw:circle><draw:circle draw:style-name="gr106" draw:text-style-name="P138" svg:width="0.041cm" svg:height="0.043cm" svg:x="3.173cm" svg:y="1.367cm"><text:p/></draw:circle><draw:ellipse draw:style-name="gr106" draw:text-style-name="P138" svg:width="0.04cm" svg:height="0.043cm" svg:x="3.565cm" svg:y="1.761cm"><text:p/></draw:ellipse><draw:ellipse draw:style-name="gr106" draw:text-style-name="P138" svg:width="0.04cm" svg:height="0.043cm" svg:x="3.565cm" svg:y="1.367cm"><text:p/></draw:ellipse><draw:circle draw:style-name="gr106" draw:text-style-name="P138" svg:width="0.041cm" svg:height="0.043cm" svg:x="3.173cm" svg:y="1.761cm"><text:p/></draw:circle><draw:circle draw:style-name="gr106" draw:text-style-name="P138" svg:width="0.041cm" svg:height="0.043cm" svg:x="3.173cm" svg:y="2.149cm"><text:p/></draw:circle><draw:ellipse draw:style-name="gr106" draw:text-style-name="P138" svg:width="0.04cm" svg:height="0.041cm" svg:x="3.565cm" svg:y="2.54cm"><text:p/></draw:ellipse><draw:ellipse draw:style-name="gr106" draw:text-style-name="P138" svg:width="0.04cm" svg:height="0.043cm" svg:x="3.565cm" svg:y="2.149cm"><text:p/></draw:ellipse><draw:circle draw:style-name="gr106" draw:text-style-name="P138" svg:width="0.041cm" svg:height="0.041cm" svg:x="3.173cm" svg:y="2.54cm"><text:p/></draw:circle><draw:ellipse draw:style-name="gr106" draw:text-style-name="P138" svg:width="0.04cm" svg:height="0.041cm" svg:x="0.439cm" svg:y="0.196cm"><text:p/></draw:ellipse><draw:circle draw:style-name="gr106" draw:text-style-name="P138" svg:width="0.04cm" svg:height="0.04cm" svg:x="0.439cm" svg:y="-0.192cm"><text:p/></draw:circle><draw:ellipse draw:style-name="gr106" draw:text-style-name="P138" svg:width="0.04cm" svg:height="0.041cm" svg:x="0.439cm" svg:y="0.979cm"><text:p/></draw:ellipse><draw:ellipse draw:style-name="gr106" draw:text-style-name="P138" svg:width="0.04cm" svg:height="0.043cm" svg:x="0.439cm" svg:y="0.589cm"><text:p/></draw:ellipse><draw:ellipse draw:style-name="gr106" draw:text-style-name="P138" svg:width="0.04cm" svg:height="0.043cm" svg:x="0.439cm" svg:y="1.761cm"><text:p/></draw:ellipse><draw:ellipse draw:style-name="gr106" draw:text-style-name="P138" svg:width="0.04cm" svg:height="0.043cm" svg:x="0.439cm" svg:y="1.367cm"><text:p/></draw:ellipse><draw:ellipse draw:style-name="gr106" draw:text-style-name="P138" svg:width="0.04cm" svg:height="0.041cm" svg:x="0.439cm" svg:y="2.54cm"><text:p/></draw:ellipse><draw:ellipse draw:style-name="gr106" draw:text-style-name="P138" svg:width="0.04cm" svg:height="0.043cm" svg:x="0.439cm" svg:y="2.149cm"><text:p/></draw:ellipse><draw:ellipse draw:style-name="gr106" draw:text-style-name="P138" svg:width="0.043cm" svg:height="0.04cm" svg:x="0.829cm" svg:y="-0.192cm"><text:p/></draw:ellipse><draw:ellipse draw:style-name="gr106" draw:text-style-name="P138" svg:width="0.038cm" svg:height="0.041cm" svg:x="1.22cm" svg:y="0.196cm"><text:p/></draw:ellipse><draw:ellipse draw:style-name="gr106" draw:text-style-name="P138" svg:width="0.038cm" svg:height="0.04cm" svg:x="1.22cm" svg:y="-0.192cm"><text:p/></draw:ellipse><draw:circle draw:style-name="gr106" draw:text-style-name="P138" svg:width="0.043cm" svg:height="0.041cm" svg:x="0.829cm" svg:y="0.196cm"><text:p/></draw:circle><draw:circle draw:style-name="gr106" draw:text-style-name="P138" svg:width="0.043cm" svg:height="0.043cm" svg:x="0.829cm" svg:y="0.589cm"><text:p/></draw:circle><draw:ellipse draw:style-name="gr106" draw:text-style-name="P138" svg:width="0.038cm" svg:height="0.041cm" svg:x="1.22cm" svg:y="0.979cm"><text:p/></draw:ellipse><draw:ellipse draw:style-name="gr106" draw:text-style-name="P138" svg:width="0.038cm" svg:height="0.043cm" svg:x="1.22cm" svg:y="0.589cm"><text:p/></draw:ellipse><draw:circle draw:style-name="gr106" draw:text-style-name="P138" svg:width="0.043cm" svg:height="0.041cm" svg:x="0.829cm" svg:y="0.979cm"><text:p/></draw:circle><draw:circle draw:style-name="gr106" draw:text-style-name="P138" svg:width="0.043cm" svg:height="0.043cm" svg:x="0.829cm" svg:y="1.367cm"><text:p/></draw:circle><draw:ellipse draw:style-name="gr106" draw:text-style-name="P138" svg:width="0.038cm" svg:height="0.043cm" svg:x="1.22cm" svg:y="1.761cm"><text:p/></draw:ellipse><draw:ellipse draw:style-name="gr106" draw:text-style-name="P138" svg:width="0.038cm" svg:height="0.043cm" svg:x="1.22cm" svg:y="1.367cm"><text:p/></draw:ellipse><draw:circle draw:style-name="gr106" draw:text-style-name="P138" svg:width="0.043cm" svg:height="0.043cm" svg:x="0.829cm" svg:y="1.761cm"><text:p/></draw:circle><draw:circle draw:style-name="gr106" draw:text-style-name="P138" svg:width="0.043cm" svg:height="0.043cm" svg:x="0.829cm" svg:y="2.149cm"><text:p/></draw:circle><draw:ellipse draw:style-name="gr106" draw:text-style-name="P138" svg:width="0.038cm" svg:height="0.041cm" svg:x="1.22cm" svg:y="2.54cm"><text:p/></draw:ellipse><draw:ellipse draw:style-name="gr106" draw:text-style-name="P138" svg:width="0.038cm" svg:height="0.043cm" svg:x="1.22cm" svg:y="2.149cm"><text:p/></draw:ellipse><draw:circle draw:style-name="gr106" draw:text-style-name="P138" svg:width="0.043cm" svg:height="0.041cm" svg:x="0.829cm" svg:y="2.54cm"><text:p/></draw:circle><draw:circle draw:style-name="gr106" draw:text-style-name="P138" svg:width="0.041cm" svg:height="0.043cm" svg:x="1.612cm" svg:y="2.932cm"><text:p/></draw:circle><draw:circle draw:style-name="gr106" draw:text-style-name="P138" svg:width="0.043cm" svg:height="0.043cm" svg:x="2cm" svg:y="2.932cm"><text:p/></draw:circle><draw:circle draw:style-name="gr106" draw:text-style-name="P138" svg:width="0.043cm" svg:height="0.043cm" svg:x="2.392cm" svg:y="2.932cm"><text:p/></draw:circle><draw:ellipse draw:style-name="gr106" draw:text-style-name="P138" svg:width="0.04cm" svg:height="0.043cm" svg:x="2.783cm" svg:y="2.932cm"><text:p/></draw:ellipse><draw:circle draw:style-name="gr106" draw:text-style-name="P138" svg:width="0.041cm" svg:height="0.043cm" svg:x="3.173cm" svg:y="2.932cm"><text:p/></draw:circle><draw:ellipse draw:style-name="gr106" draw:text-style-name="P138" svg:width="0.04cm" svg:height="0.043cm" svg:x="3.565cm" svg:y="2.932cm"><text:p/></draw:ellipse><draw:ellipse draw:style-name="gr106" draw:text-style-name="P138" svg:width="0.04cm" svg:height="0.043cm" svg:x="0.439cm" svg:y="2.932cm"><text:p/></draw:ellipse><draw:circle draw:style-name="gr106" draw:text-style-name="P138" svg:width="0.043cm" svg:height="0.043cm" svg:x="0.829cm" svg:y="2.932cm"><text:p/></draw:circle><draw:ellipse draw:style-name="gr106" draw:text-style-name="P138" svg:width="0.038cm" svg:height="0.043cm" svg:x="1.22cm" svg:y="2.932cm"><text:p/></draw:ellipse><draw:line draw:style-name="gr107" draw:text-style-name="P139" svg:x1="3.582cm" svg:y1="2.95cm" svg:x2="0.457cm" svg:y2="-0.173cm"><text:p/></draw:line><draw:g draw:style-name="gr108"><draw:line draw:style-name="gr109" draw:text-style-name="P140" svg:x1="1.159cm" svg:y1="0.529cm" svg:x2="1.315cm" svg:y2="0.685cm"><text:p/></draw:line><draw:line draw:style-name="gr110" draw:text-style-name="P140" svg:x1="1.159cm" svg:y1="0.685cm" svg:x2="1.315cm" svg:y2="0.529cm"><text:p/></draw:line></draw:g><draw:g draw:style-name="gr108"><draw:line draw:style-name="gr111" draw:text-style-name="P140" svg:x1="1.941cm" svg:y1="0.919cm" svg:x2="2.098cm" svg:y2="1.077cm"><text:p/></draw:line><draw:line draw:style-name="gr112" draw:text-style-name="P140" svg:x1="1.941cm" svg:y1="1.077cm" svg:x2="2.098cm" svg:y2="0.919cm"><text:p/></draw:line></draw:g><draw:g draw:style-name="gr108"><draw:line draw:style-name="gr113" draw:text-style-name="P140" svg:x1="3.114cm" svg:y1="0.919cm" svg:x2="3.27cm" svg:y2="1.077cm"><text:p/></draw:line><draw:line draw:style-name="gr114" draw:text-style-name="P140" svg:x1="3.114cm" svg:y1="1.077cm" svg:x2="3.27cm" svg:y2="0.919cm"><text:p/></draw:line></draw:g><draw:frame draw:style-name="gr115" draw:text-style-name="P137" svg:width="0.703cm" svg:height="0.664cm" svg:x="1.164cm" svg:y="0.253cm"><draw:text-box><text:p text:style-name="P113"><text:span text:style-name="T188">L</text:span></text:p></draw:text-box></draw:frame><draw:frame draw:style-name="gr116" draw:text-style-name="P137" svg:width="0.81cm" svg:height="0.664cm" svg:x="1.85cm" svg:y="0.566cm"><draw:text-box><text:p text:style-name="P113"><text:span text:style-name="T188">M</text:span></text:p></draw:text-box></draw:frame><draw:frame draw:style-name="gr117" draw:text-style-name="P137" svg:width="0.77cm" svg:height="0.664cm" svg:x="3.021cm" svg:y="0.563cm"><draw:text-box><text:p text:style-name="P113"><text:span text:style-name="T188">N</text:span></text:p></draw:text-box></draw:frame><draw:g draw:style-name="gr108"><draw:line draw:style-name="gr118" draw:text-style-name="P140" svg:x1="1.166cm" svg:y1="0.526cm" svg:x2="1.322cm" svg:y2="0.682cm"><text:p/></draw:line><draw:line draw:style-name="gr119" draw:text-style-name="P140" svg:x1="1.166cm" svg:y1="0.682cm" svg:x2="1.322cm" svg:y2="0.526cm"><text:p/></draw:line></draw:g><draw:g draw:style-name="gr108"><draw:line draw:style-name="gr120" draw:text-style-name="P140" svg:x1="1.937cm" svg:y1="0.913cm" svg:x2="2.093cm" svg:y2="1.069cm"><text:p/></draw:line><draw:line draw:style-name="gr121" draw:text-style-name="P140" svg:x1="1.937cm" svg:y1="1.069cm" svg:x2="2.093cm" svg:y2="0.913cm"><text:p/></draw:line></draw:g><draw:g draw:style-name="gr108"><draw:line draw:style-name="gr122" draw:text-style-name="P140" svg:x1="3.11cm" svg:y1="0.917cm" svg:x2="3.266cm" svg:y2="1.073cm"><text:p/></draw:line><draw:line draw:style-name="gr123" draw:text-style-name="P140" svg:x1="3.11cm" svg:y1="1.073cm" svg:x2="3.266cm" svg:y2="0.917cm"><text:p/></draw:line></draw:g></draw:g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/>
      </text:section>
      <text:list xml:id="list230935625667164" text:continue-numbering="true" text:style-name="_5f_Numérotation_20_des_20_exercices">
        <text:list-header>
          <text:h text:style-name="_5f_Titre_5f_Exercices_5f_sans_5f_Titre" text:outline-level="1"/>
        </text:list-header>
        <text:list-item>
          <text:h text:style-name="_5f_Titre_5f_Exercices_5f_sans_5f_Titre" text:outline-level="1"><text:span text:style-name="_5f_Caractères"/></text:h>
        </text:list-item>
      </text:list>
      <text:h text:style-name="_5f_Paragraphe" text:outline-level="1"><draw:g text:anchor-type="char" draw:z-index="16" draw:name="DrawObject2" draw:style-name="gr1"><draw:line draw:name="Shape61" draw:style-name="gr68" draw:text-style-name="P131" svg:x1="-0.046cm" svg:y1="4.265cm" svg:x2="8.567cm" svg:y2="4.269cm"><text:p/></draw:line><draw:line draw:name="Shape62" draw:style-name="gr69" draw:text-style-name="P131" svg:x1="-0.046cm" svg:y1="3.87cm" svg:x2="8.567cm" svg:y2="3.868cm"><text:p/></draw:line><draw:line draw:name="Shape63" draw:style-name="gr70" draw:text-style-name="P131" svg:x1="-0.046cm" svg:y1="3.476cm" svg:x2="8.567cm" svg:y2="3.464cm"><text:p/></draw:line><draw:line draw:name="Shape64" draw:style-name="gr71" draw:text-style-name="P131" svg:x1="-0.046cm" svg:y1="3.088cm" svg:x2="8.621cm" svg:y2="3.088cm"><text:p/></draw:line><draw:line draw:name="Shape65" draw:style-name="gr72" draw:text-style-name="P131" svg:x1="-0.046cm" svg:y1="2.698cm" svg:x2="8.567cm" svg:y2="2.743cm"><text:p/></draw:line><draw:line draw:name="Shape66" draw:style-name="gr73" draw:text-style-name="P131" svg:x1="-0.046cm" svg:y1="2.3cm" svg:x2="8.567cm" svg:y2="2.338cm"><text:p/></draw:line><draw:line draw:name="Shape67" draw:style-name="gr74" draw:text-style-name="P131" svg:x1="-0.046cm" svg:y1="1.909cm" svg:x2="8.567cm" svg:y2="1.938cm"><text:p/></draw:line><draw:line draw:name="Shape68" draw:style-name="gr75" draw:text-style-name="P131" svg:x1="-0.046cm" svg:y1="1.516cm" svg:x2="8.567cm" svg:y2="1.533cm"><text:p/></draw:line><draw:line draw:name="Shape69" draw:style-name="gr76" draw:text-style-name="P131" svg:x1="-0.046cm" svg:y1="1.125cm" svg:x2="8.567cm" svg:y2="1.132cm"><text:p/></draw:line><draw:line draw:name="Shape70" draw:style-name="gr77" draw:text-style-name="P131" svg:x1="-0.046cm" svg:y1="0.737cm" svg:x2="8.567cm" svg:y2="0.732cm"><text:p/></draw:line><draw:line draw:name="Shape71" draw:style-name="gr78" draw:text-style-name="P131" svg:x1="-0.046cm" svg:y1="0.343cm" svg:x2="8.567cm" svg:y2="0.329cm"><text:p/></draw:line><draw:line draw:name="Shape72" draw:style-name="gr79" draw:text-style-name="P131" svg:x1="-0.046cm" svg:y1="-0.05cm" svg:x2="8.567cm" svg:y2="-0.074cm"><text:p/></draw:line><draw:line draw:name="Shape73" draw:style-name="gr80" draw:text-style-name="P131" svg:x1="-0.046cm" svg:y1="-0.05cm" svg:x2="-0.046cm" svg:y2="4.654cm"><text:p/></draw:line><draw:line draw:name="Shape74" draw:style-name="gr81" draw:text-style-name="P131" svg:x1="0.346cm" svg:y1="-0.05cm" svg:x2="0.346cm" svg:y2="4.654cm"><text:p/></draw:line><draw:line draw:name="Shape75" draw:style-name="gr82" draw:text-style-name="P131" svg:x1="0.739cm" svg:y1="-0.05cm" svg:x2="0.739cm" svg:y2="4.654cm"><text:p/></draw:line><draw:line draw:name="Shape76" draw:style-name="gr83" draw:text-style-name="P131" svg:x1="1.13cm" svg:y1="-0.05cm" svg:x2="1.13cm" svg:y2="4.654cm"><text:p/></draw:line><draw:line draw:name="Shape77" draw:style-name="gr84" draw:text-style-name="P131" svg:x1="1.522cm" svg:y1="-0.05cm" svg:x2="1.522cm" svg:y2="4.654cm"><text:p/></draw:line><draw:line draw:name="Shape78" draw:style-name="gr85" draw:text-style-name="P131" svg:x1="1.914cm" svg:y1="-0.05cm" svg:x2="1.914cm" svg:y2="4.654cm"><text:p/></draw:line><draw:line draw:name="Shape80" draw:style-name="gr86" draw:text-style-name="P131" svg:x1="2.307cm" svg:y1="-0.05cm" svg:x2="2.307cm" svg:y2="4.654cm"><text:p/></draw:line><draw:line draw:name="Shape81" draw:style-name="gr87" draw:text-style-name="P131" svg:x1="2.698cm" svg:y1="-0.05cm" svg:x2="2.698cm" svg:y2="4.654cm"><text:p/></draw:line><draw:line draw:name="Shape82" draw:style-name="gr88" draw:text-style-name="P131" svg:x1="3.087cm" svg:y1="-0.05cm" svg:x2="3.087cm" svg:y2="4.654cm"><text:p/></draw:line><draw:line draw:name="Shape83" draw:style-name="gr89" draw:text-style-name="P131" svg:x1="3.481cm" svg:y1="-0.05cm" svg:x2="3.481cm" svg:y2="4.654cm"><text:p/></draw:line><draw:line draw:name="Shape84" draw:style-name="gr90" draw:text-style-name="P131" svg:x1="3.872cm" svg:y1="-0.05cm" svg:x2="3.872cm" svg:y2="4.654cm"><text:p/></draw:line><draw:line draw:name="Shape85" draw:style-name="gr91" draw:text-style-name="P131" svg:x1="4.266cm" svg:y1="-0.05cm" svg:x2="4.266cm" svg:y2="4.654cm"><text:p/></draw:line><draw:line draw:name="Shape86" draw:style-name="gr92" draw:text-style-name="P131" svg:x1="4.659cm" svg:y1="-0.05cm" svg:x2="4.659cm" svg:y2="4.654cm"><text:p/></draw:line><draw:line draw:name="Shape87" draw:style-name="gr93" draw:text-style-name="P131" svg:x1="5.052cm" svg:y1="-0.05cm" svg:x2="5.052cm" svg:y2="4.654cm"><text:p/></draw:line><draw:line draw:name="Shape88" draw:style-name="gr94" draw:text-style-name="P131" svg:x1="5.444cm" svg:y1="-0.05cm" svg:x2="5.444cm" svg:y2="4.654cm"><text:p/></draw:line><draw:line draw:name="Shape89" draw:style-name="gr95" draw:text-style-name="P131" svg:x1="5.834cm" svg:y1="-0.05cm" svg:x2="5.834cm" svg:y2="4.654cm"><text:p/></draw:line><draw:line draw:name="Shape90" draw:style-name="gr96" draw:text-style-name="P131" svg:x1="6.225cm" svg:y1="-0.05cm" svg:x2="6.225cm" svg:y2="4.654cm"><text:p/></draw:line><draw:line draw:name="Shape91" draw:style-name="gr97" draw:text-style-name="P131" svg:x1="-0.046cm" svg:y1="4.65cm" svg:x2="8.567cm" svg:y2="4.669cm"><text:p/></draw:line><draw:line draw:name="Shape92" draw:style-name="gr98" draw:text-style-name="P131" svg:x1="3.087cm" svg:y1="4.654cm" svg:x2="3.087cm" svg:y2="-0.05cm"><text:p/></draw:line><draw:frame draw:name="Shape93" draw:style-name="gr99" draw:text-style-name="P133" svg:width="0.599cm" svg:height="0.491cm" svg:x="2.605cm" svg:y="4.315cm"><draw:text-box><text:p text:style-name="P132"><text:span text:style-name="T184">(d)</text:span></text:p></draw:text-box></draw:frame><draw:line draw:name="Shape94" draw:style-name="gr100" draw:text-style-name="P134" svg:x1="0.739cm" svg:y1="4.651cm" svg:x2="5.445cm" svg:y2="-0.05cm"><text:p/></draw:line><draw:line draw:name="Shape95" draw:style-name="gr100" draw:text-style-name="P134" svg:x1="3.481cm" svg:y1="-0.074cm" svg:x2="8.244cm" svg:y2="4.669cm"><text:p/></draw:line><draw:line draw:name="Shape96" draw:style-name="gr91" draw:text-style-name="P131" svg:x1="6.628cm" svg:y1="-0.074cm" svg:x2="6.636cm" svg:y2="4.669cm"><text:p/></draw:line><draw:line draw:name="Shape97" draw:style-name="gr92" draw:text-style-name="P131" svg:x1="7.02cm" svg:y1="-0.074cm" svg:x2="7.039cm" svg:y2="4.669cm"><text:p/></draw:line><draw:line draw:name="Shape98" draw:style-name="gr93" draw:text-style-name="P131" svg:x1="7.412cm" svg:y1="-0.074cm" svg:x2="7.441cm" svg:y2="4.669cm"><text:p/></draw:line><draw:line draw:name="Shape99" draw:style-name="gr94" draw:text-style-name="P131" svg:x1="7.804cm" svg:y1="-0.074cm" svg:x2="7.842cm" svg:y2="4.669cm"><text:p/></draw:line><draw:line draw:name="Shape100" draw:style-name="gr95" draw:text-style-name="P131" svg:x1="8.194cm" svg:y1="-0.074cm" svg:x2="8.244cm" svg:y2="4.669cm"><text:p/></draw:line><draw:line draw:name="Shape101" draw:style-name="gr96" draw:text-style-name="P131" svg:x1="8.589cm" svg:y1="-0.074cm" svg:x2="8.649cm" svg:y2="4.669cm"><text:p/></draw:line><draw:line draw:name="Shape102" draw:style-name="gr100" draw:text-style-name="P134" svg:x1="1.088cm" svg:y1="2.66cm" svg:x2="1.169cm" svg:y2="2.741cm"><text:p/></draw:line><draw:line draw:name="Shape103" draw:style-name="gr100" draw:text-style-name="P134" svg:x1="1.169cm" svg:y1="2.661cm" svg:x2="1.088cm" svg:y2="2.74cm"><text:p/></draw:line><draw:line draw:name="Shape104" draw:style-name="gr100" draw:text-style-name="P134" svg:x1="1.088cm" svg:y1="2.66cm" svg:x2="1.169cm" svg:y2="2.741cm"><text:p/></draw:line><draw:line draw:name="Shape105" draw:style-name="gr100" draw:text-style-name="P134" svg:x1="1.169cm" svg:y1="2.661cm" svg:x2="1.088cm" svg:y2="2.74cm"><text:p/></draw:line><draw:frame draw:name="Shape131" draw:style-name="gr101" draw:text-style-name="P135" svg:width="0.701cm" svg:height="0.445cm" draw:transform="rotate (0.787143492649443) translate (0.299861111111111cm 4.36386111111111cm)"><draw:text-box><text:p text:style-name="P132"><text:span text:style-name="T185">(d</text:span><text:span text:style-name="T186">1</text:span><text:span text:style-name="T185">)</text:span></text:p></draw:text-box></draw:frame><draw:frame draw:name="Shape130" draw:style-name="gr102" draw:text-style-name="P135" svg:width="0.699cm" svg:height="0.442cm" draw:transform="rotate (-0.855036800552023) translate (8.18973611111111cm 3.83116666666667cm)"><draw:text-box><text:p text:style-name="P132"><text:span text:style-name="T185">(d</text:span><text:span text:style-name="T186">2</text:span><text:span text:style-name="T185">)</text:span></text:p></draw:text-box></draw:frame><draw:line draw:name="Shape106" draw:style-name="gr100" draw:text-style-name="P134" svg:x1="3.437cm" svg:y1="3.822cm" svg:x2="3.518cm" svg:y2="3.903cm"><text:p/></draw:line><draw:line draw:name="Shape107" draw:style-name="gr100" draw:text-style-name="P134" svg:x1="3.518cm" svg:y1="3.822cm" svg:x2="3.437cm" svg:y2="3.901cm"><text:p/></draw:line><draw:line draw:name="Shape108" draw:style-name="gr100" draw:text-style-name="P134" svg:x1="3.437cm" svg:y1="3.822cm" svg:x2="3.518cm" svg:y2="3.903cm"><text:p/></draw:line><draw:line draw:name="Shape109" draw:style-name="gr100" draw:text-style-name="P134" svg:x1="3.518cm" svg:y1="3.822cm" svg:x2="3.437cm" svg:y2="3.901cm"><text:p/></draw:line><draw:line draw:name="Shape110" draw:style-name="gr100" draw:text-style-name="P134" svg:x1="5.782cm" svg:y1="4.214cm" svg:x2="5.863cm" svg:y2="4.295cm"><text:p/></draw:line><draw:line draw:name="Shape111" draw:style-name="gr100" draw:text-style-name="P134" svg:x1="5.862cm" svg:y1="4.214cm" svg:x2="5.781cm" svg:y2="4.293cm"><text:p/></draw:line><draw:line draw:name="Shape112" draw:style-name="gr100" draw:text-style-name="P134" svg:x1="5.782cm" svg:y1="4.214cm" svg:x2="5.863cm" svg:y2="4.295cm"><text:p/></draw:line><draw:line draw:name="Shape113" draw:style-name="gr100" draw:text-style-name="P134" svg:x1="5.862cm" svg:y1="4.214cm" svg:x2="5.781cm" svg:y2="4.293cm"><text:p/></draw:line><draw:line draw:name="Shape114" draw:style-name="gr100" draw:text-style-name="P134" svg:x1="4.624cm" svg:y1="3.054cm" svg:x2="4.705cm" svg:y2="3.135cm"><text:p/></draw:line><draw:line draw:name="Shape115" draw:style-name="gr100" draw:text-style-name="P134" svg:x1="4.704cm" svg:y1="3.054cm" svg:x2="4.623cm" svg:y2="3.133cm"><text:p/></draw:line><draw:line draw:name="Shape116" draw:style-name="gr100" draw:text-style-name="P134" svg:x1="4.624cm" svg:y1="3.054cm" svg:x2="4.705cm" svg:y2="3.135cm"><text:p/></draw:line><draw:line draw:name="Shape117" draw:style-name="gr100" draw:text-style-name="P134" svg:x1="4.704cm" svg:y1="3.054cm" svg:x2="4.623cm" svg:y2="3.133cm"><text:p/></draw:line><draw:line draw:name="Shape118" draw:style-name="gr100" draw:text-style-name="P134" svg:x1="3.448cm" svg:y1="2.256cm" svg:x2="3.529cm" svg:y2="2.337cm"><text:p/></draw:line><draw:line draw:name="Shape119" draw:style-name="gr100" draw:text-style-name="P134" svg:x1="3.529cm" svg:y1="2.256cm" svg:x2="3.448cm" svg:y2="2.335cm"><text:p/></draw:line><draw:line draw:name="Shape120" draw:style-name="gr100" draw:text-style-name="P134" svg:x1="3.448cm" svg:y1="2.256cm" svg:x2="3.529cm" svg:y2="2.337cm"><text:p/></draw:line><draw:line draw:name="Shape121" draw:style-name="gr100" draw:text-style-name="P134" svg:x1="3.529cm" svg:y1="2.256cm" svg:x2="3.448cm" svg:y2="2.335cm"><text:p/></draw:line><draw:line draw:name="Shape122" draw:style-name="gr100" draw:text-style-name="P134" svg:x1="5.396cm" svg:y1="1.093cm" svg:x2="5.477cm" svg:y2="1.174cm"><text:p/></draw:line><draw:line draw:name="Shape123" draw:style-name="gr100" draw:text-style-name="P134" svg:x1="5.477cm" svg:y1="1.094cm" svg:x2="5.396cm" svg:y2="1.173cm"><text:p/></draw:line><draw:line draw:name="Shape124" draw:style-name="gr100" draw:text-style-name="P134" svg:x1="5.396cm" svg:y1="1.093cm" svg:x2="5.477cm" svg:y2="1.174cm"><text:p/></draw:line><draw:line draw:name="Shape125" draw:style-name="gr100" draw:text-style-name="P134" svg:x1="5.477cm" svg:y1="1.094cm" svg:x2="5.396cm" svg:y2="1.173cm"><text:p/></draw:line><draw:frame draw:name="Shape129" draw:style-name="gr103" draw:text-style-name="P136" svg:width="0.405cm" svg:height="0.742cm" svg:x="3.48cm" svg:y="1.838cm"><draw:text-box><text:p text:style-name="P113"><text:span text:style-name="T187">B</text:span></text:p></draw:text-box></draw:frame><draw:frame draw:name="Shape126" draw:style-name="gr103" draw:text-style-name="P136" svg:width="0.403cm" svg:height="0.742cm" svg:x="0.767cm" svg:y="2.238cm"><draw:text-box><text:p text:style-name="P113"><text:span text:style-name="T187">C</text:span></text:p></draw:text-box></draw:frame><draw:frame draw:name="Shape127" draw:style-name="gr103" draw:text-style-name="P136" svg:width="0.403cm" svg:height="0.742cm" svg:x="3.341cm" svg:y="3.766cm"><draw:text-box><text:p text:style-name="P113"><text:span text:style-name="T187">D</text:span></text:p></draw:text-box></draw:frame><draw:frame draw:name="Shape132" draw:style-name="gr104" draw:text-style-name="P136" svg:width="0.401cm" svg:height="0.743cm" svg:x="4.658cm" svg:y="2.66cm"><draw:text-box><text:p text:style-name="P113"><text:span text:style-name="T187">A</text:span></text:p></draw:text-box></draw:frame><draw:frame draw:name="Shape133" draw:style-name="gr103" draw:text-style-name="P136" svg:width="0.403cm" svg:height="0.742cm" svg:x="5.863cm" svg:y="4.216cm"><draw:text-box><text:p text:style-name="P113"><text:span text:style-name="T187">E</text:span></text:p></draw:text-box></draw:frame><draw:frame draw:name="Shape128" draw:style-name="gr103" draw:text-style-name="P136" svg:width="0.403cm" svg:height="0.742cm" svg:x="5.445cm" svg:y="0.737cm"><draw:text-box><text:p text:style-name="P113"><text:span text:style-name="T187">F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230934841750621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nstruis les points A’ et B’, symétriques res­pectifs des points A et B par rapport à la droite (d).</text:span></text:p>
            </text:list-item>
            <text:list-item>
              <text:p text:style-name="_5f_Paragraphe_5f_avec_5f_Num_5f_Question"><text:span text:style-name="_5f_Caractères">Construis les points C’ et D’, symétriques res­pectifs des points C et D par rapport à la droite (d).</text:span></text:p>
            </text:list-item>
            <text:list-item>
              <text:p text:style-name="_5f_Paragraphe_5f_avec_5f_Num_5f_Question"><text:span text:style-name="_5f_Caractères">Construis les points E’ et F’, symétriques res­pectifs des points E et F par rapport à la droite (d).</text:span></text:p>
            </text:list-item>
            <text:list-item>
              <text:p text:style-name="_5f_Paragraphe_5f_avec_5f_Num_5f_Question"><text:span text:style-name="_5f_Caractères">Construis les points A’’ et B’’, symétriques res­pectifs des points A et B par rapport à la droite (d</text:span><text:span text:style-name="_5f_Caractères_5f_indice">1</text:span><text:span text:style-name="_5f_Caractères">).</text:span></text:p>
            </text:list-item>
            <text:list-item>
              <text:p text:style-name="_5f_Paragraphe_5f_avec_5f_Num_5f_Question"><text:span text:style-name="_5f_Caractères">Construis les points C’’ et D’’, symétriques res­pectifs des points C et D par rapport à la droite (d</text:span><text:span text:style-name="_5f_Caractères_5f_indice">1</text:span><text:span text:style-name="_5f_Caractères">).</text:span></text:p>
            </text:list-item>
            <text:list-item>
              <text:p text:style-name="_5f_Paragraphe_5f_avec_5f_Num_5f_Question"><text:span text:style-name="_5f_Caractères">Construis les points A’’’ et B’’’, symétriques res­pectifs des points A et B par rapport à la droite (d</text:span><text:span text:style-name="_5f_Caractères_5f_indice">2</text:span><text:span text:style-name="_5f_Caractères">).</text:span></text:p>
            </text:list-item>
          </text:list>
        </text:list-item>
      </text:list>
      <text:p text:style-name="P109"><text:span text:style-name="_5f_Caractères"/></text:p>
      <text:p text:style-name="P109"><text:span text:style-name="_5f_Caractères"/></text:p>
      <text:list xml:id="list230934650647775" text:continue-numbering="true" text:style-name="_5f_Numérotation_20_des_20_exercices">
        <text:list-item>
          <text:h text:style-name="P111" text:outline-level="1"><text:span text:style-name="_5f_Caractères">Construis le symétrique de cette figure par rapport à la droite (d) en utilisant le papier qua­drillé.</text:span></text:h>
          <text:list>
            <text:list-header>
              <text:p text:style-name="P108"><draw:g text:anchor-type="char" draw:z-index="359" draw:name="Shape58" draw:style-name="gr1"><draw:line draw:style-name="gr2" draw:text-style-name="P112" svg:x1="0.622cm" svg:y1="5.747cm" svg:x2="9.025cm" svg:y2="5.747cm"><text:p/></draw:line><draw:line draw:style-name="gr3" draw:text-style-name="P112" svg:x1="0.622cm" svg:y1="5.216cm" svg:x2="9.025cm" svg:y2="5.216cm"><text:p/></draw:line><draw:line draw:style-name="gr4" draw:text-style-name="P112" svg:x1="0.622cm" svg:y1="4.692cm" svg:x2="9.025cm" svg:y2="4.692cm"><text:p/></draw:line><draw:line draw:style-name="gr5" draw:text-style-name="P112" svg:x1="0.622cm" svg:y1="4.17cm" svg:x2="9.025cm" svg:y2="4.17cm"><text:p/></draw:line><draw:line draw:style-name="gr6" draw:text-style-name="P112" svg:x1="0.622cm" svg:y1="3.646cm" svg:x2="9.025cm" svg:y2="3.646cm"><text:p/></draw:line><draw:line draw:style-name="gr7" draw:text-style-name="P112" svg:x1="0.622cm" svg:y1="3.117cm" svg:x2="9.025cm" svg:y2="3.117cm"><text:p/></draw:line><draw:line draw:style-name="gr8" draw:text-style-name="P112" svg:x1="0.622cm" svg:y1="2.593cm" svg:x2="9.025cm" svg:y2="2.593cm"><text:p/></draw:line><draw:line draw:style-name="gr9" draw:text-style-name="P112" svg:x1="0.622cm" svg:y1="2.071cm" svg:x2="9.025cm" svg:y2="2.071cm"><text:p/></draw:line><draw:line draw:style-name="gr10" draw:text-style-name="P112" svg:x1="0.622cm" svg:y1="1.544cm" svg:x2="9.025cm" svg:y2="1.544cm"><text:p/></draw:line><draw:line draw:style-name="gr11" draw:text-style-name="P112" svg:x1="0.622cm" svg:y1="1.018cm" svg:x2="9.025cm" svg:y2="1.018cm"><text:p/></draw:line><draw:line draw:style-name="gr12" draw:text-style-name="P112" svg:x1="0.622cm" svg:y1="0.494cm" svg:x2="9.025cm" svg:y2="0.494cm"><text:p/></draw:line><draw:line draw:style-name="gr13" draw:text-style-name="P112" svg:x1="0.622cm" svg:y1="-0.032cm" svg:x2="9.025cm" svg:y2="-0.032cm"><text:p/></draw:line><draw:line draw:style-name="gr14" draw:text-style-name="P112" svg:x1="0.622cm" svg:y1="-0.032cm" svg:x2="0.622cm" svg:y2="6.269cm"><text:p/></draw:line><draw:line draw:style-name="gr15" draw:text-style-name="P112" svg:x1="1.15cm" svg:y1="-0.032cm" svg:x2="1.15cm" svg:y2="6.269cm"><text:p/></draw:line><draw:line draw:style-name="gr16" draw:text-style-name="P112" svg:x1="1.674cm" svg:y1="-0.032cm" svg:x2="1.674cm" svg:y2="6.269cm"><text:p/></draw:line><draw:line draw:style-name="gr17" draw:text-style-name="P112" svg:x1="2.199cm" svg:y1="-0.032cm" svg:x2="2.199cm" svg:y2="6.269cm"><text:p/></draw:line><draw:line draw:style-name="gr18" draw:text-style-name="P112" svg:x1="2.727cm" svg:y1="-0.032cm" svg:x2="2.727cm" svg:y2="6.269cm"><text:p/></draw:line><draw:line draw:style-name="gr19" draw:text-style-name="P112" svg:x1="3.251cm" svg:y1="-0.032cm" svg:x2="3.251cm" svg:y2="6.269cm"><text:p/></draw:line><draw:line draw:style-name="gr20" draw:text-style-name="P112" svg:x1="3.775cm" svg:y1="-0.032cm" svg:x2="3.775cm" svg:y2="6.269cm"><text:p/></draw:line><draw:line draw:style-name="gr21" draw:text-style-name="P112" svg:x1="4.298cm" svg:y1="-0.032cm" svg:x2="4.298cm" svg:y2="6.269cm"><text:p/></draw:line><draw:line draw:style-name="gr22" draw:text-style-name="P112" svg:x1="4.826cm" svg:y1="-0.032cm" svg:x2="4.826cm" svg:y2="6.269cm"><text:p/></draw:line><draw:line draw:style-name="gr23" draw:text-style-name="P112" svg:x1="5.348cm" svg:y1="-0.032cm" svg:x2="5.348cm" svg:y2="6.269cm"><text:p/></draw:line><draw:line draw:style-name="gr24" draw:text-style-name="P112" svg:x1="5.873cm" svg:y1="-0.032cm" svg:x2="5.873cm" svg:y2="6.269cm"><text:p/></draw:line><draw:line draw:style-name="gr25" draw:text-style-name="P112" svg:x1="6.403cm" svg:y1="-0.032cm" svg:x2="6.403cm" svg:y2="6.269cm"><text:p/></draw:line><draw:line draw:style-name="gr26" draw:text-style-name="P112" svg:x1="6.925cm" svg:y1="-0.032cm" svg:x2="6.925cm" svg:y2="6.269cm"><text:p/></draw:line><draw:line draw:style-name="gr27" draw:text-style-name="P112" svg:x1="7.451cm" svg:y1="-0.032cm" svg:x2="7.451cm" svg:y2="6.269cm"><text:p/></draw:line><draw:line draw:style-name="gr28" draw:text-style-name="P112" svg:x1="7.978cm" svg:y1="-0.032cm" svg:x2="7.978cm" svg:y2="6.269cm"><text:p/></draw:line><draw:line draw:style-name="gr29" draw:text-style-name="P112" svg:x1="8.502cm" svg:y1="-0.032cm" svg:x2="8.502cm" svg:y2="6.269cm"><text:p/></draw:line><draw:line draw:style-name="gr30" draw:text-style-name="P112" svg:x1="9.025cm" svg:y1="-0.032cm" svg:x2="9.025cm" svg:y2="6.269cm"><text:p/></draw:line><draw:line draw:style-name="gr31" draw:text-style-name="P112" svg:x1="0.622cm" svg:y1="6.266cm" svg:x2="9.025cm" svg:y2="6.266cm"><text:p/></draw:line><draw:line draw:style-name="gr32" draw:text-style-name="P112" svg:x1="4.826cm" svg:y1="6.269cm" svg:x2="4.826cm" svg:y2="-0.032cm"><text:p/></draw:line><draw:frame draw:style-name="gr33" draw:text-style-name="P114" svg:width="0.641cm" svg:height="0.525cm" svg:x="4.174cm" svg:y="5.815cm"><draw:text-box><text:p text:style-name="P113"><text:span text:style-name="T181">(d)</text:span></text:p></draw:text-box></draw:frame><draw:polyline draw:style-name="gr34" draw:text-style-name="P115" svg:width="1.575cm" svg:height="3.149cm" svg:x="4.826cm" svg:y="0.494cm" svg:viewBox="0 0 1576 3150" draw:points="0,0 525,1050 1050,0 1576,1576 0,3150"><text:p/></draw:polyline><draw:custom-shape draw:style-name="gr35" draw:text-style-name="P115" svg:width="0.526cm" svg:height="0.525cm" svg:x="5.611cm" svg:y="-0.0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115" svg:width="0.525cm" svg:height="0.525cm" svg:x="4.562cm" svg:y="-0.032cm"><text:p/><draw:enhanced-geometry draw:glue-point-type="segments" draw:type="mso-spt100" draw:modifiers="89.9051709248821 -89.90797344967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7" draw:text-style-name="P115" svg:width="4.465cm" svg:height="4.463cm" svg:x="2.592cm" svg:y="1.413cm"><text:p/><draw:enhanced-geometry draw:glue-point-type="segments" draw:type="mso-spt100" draw:modifiers="89.8462655632395 -45.1281373124466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38" draw:text-style-name="P116" svg:x1="6.402cm" svg:y1="2.068cm" svg:x2="4.826cm" svg:y2="2.068cm"><text:p/></draw:line><draw:custom-shape draw:style-name="gr39" draw:text-style-name="P115" svg:width="1.05cm" svg:height="1.054cm" draw:transform="rotate (-1.5707963267949) translate (5.87904166666667cm 1.54340277777778cm)"><text:p/><draw:enhanced-geometry draw:glue-point-type="segments" draw:type="mso-spt100" draw:modifiers="89.9051709248821 -89.90797344967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0" draw:text-style-name="P117" svg:width="0.525cm" svg:height="0.528cm" draw:transform="rotate (-1.5707963267949) translate (5.61093055555556cm 1.80975cm)"><text:p/><draw:enhanced-geometry draw:glue-point-type="segments" draw:type="mso-spt100" draw:modifiers="89.9051709248821 -89.90797344967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path draw:style-name="gr41" draw:text-style-name="P116" svg:width="0.262cm" svg:height="0.514cm" svg:x="5.618cm" svg:y="3.655cm" svg:viewBox="0 0 263 515" svg:d="M263 0c-4 0-10 1-14 1-4 1-10 2-15 4-2 1-7 3-12 3-4 1-9 4-14 5-4 2-8 4-13 7-5 2-7 4-12 8-6 3-9 7-14 9-4 2-9 7-12 11-5 4-10 8-13 12-2 4-7 8-12 12-3 5-7 10-11 14-5 6-7 11-12 16-3 5-6 11-10 16-3 6-6 12-11 19-3 6-6 10-9 17-4 6-7 13-11 20-2 7-4 14-8 20-2 8-5 14-7 22-3 7-7 14-9 19-2 10-6 17-7 25-2 8-5 15-7 22-2 9-4 17-7 27-1 7-1 15-3 23-1 8-4 17-5 25-2 8-3 17-6 26-1 8-1 17-2 25s-1 19-2 28c-2 8-2 16-3 25 0 10-1 18-1 27-1 8-1 18-1 27 0-9 0-19 1-27 0-9 1-17 1-27 1-9 1-17 3-25 1-9 1-20 2-28s1-17 2-25c3-9 4-18 6-26 1-8 4-17 5-25 2-8 2-16 3-23 3-10 5-18 7-27 2-7 5-14 7-22 1-8 5-15 7-25 2-5 6-12 9-19 2-8 5-14 7-22 4-6 6-13 8-20 4-7 7-14 11-20 3-7 6-11 9-17 5-7 8-13 11-19 4-5 7-11 10-16 5-5 7-10 12-16 4-4 8-9 11-14 5-4 10-8 12-12 3-4 8-8 13-12 3-4 8-9 12-11 5-2 8-6 14-9 5-4 7-6 12-8 5-3 9-5 13-7 5-1 10-4 14-5 5 0 10-2 12-3 5-2 11-3 15-4 4 0 10-1 14-1z"><text:p/></draw:path><draw:path draw:style-name="gr42" draw:text-style-name="P116" svg:width="0.136cm" svg:height="0.514cm" draw:transform="rotate (-3.14159265358979) translate (5.75014975295121cm 4.68945088651627cm)" svg:viewBox="0 0 137 515" svg:d="M0 0c2 1 6 1 8 2 1 1 4 1 7 3 2 2 5 3 7 3 1 1 4 4 6 5 2 2 4 4 7 8 3 1 4 3 7 7 2 3 4 7 7 10 2 3 4 6 6 10 3 4 5 8 8 12 1 4 3 8 4 12 1 5 4 10 6 14 2 6 5 11 7 16s4 12 5 16c2 6 4 12 5 19 3 6 5 10 6 17 3 6 3 13 5 20 1 7 3 14 5 20 1 8 2 14 3 22 2 7 4 15 5 19 0 10 2 17 3 25s2 15 4 22c1 9 2 17 3 27 1 7 2 15 4 23 0 8 1 17 1 25 1 8 1 17 2 26s1 17 2 25c0 10 2 19 2 28 0 8 1 16 1 25 0 10 0 18 1 27 0 8 0 18 0 27 0-9 0-19 0-27-1-9-1-17-1-27 0-9-1-17-1-25 0-9-2-18-2-28-1-8-1-16-2-25s-1-18-2-26c0-8-1-17-1-25-2-8-3-16-4-23-1-10-2-18-3-27-2-7-3-14-4-22s-3-15-3-25c-1-4-3-12-5-19-1-8-2-14-3-22-2-6-4-13-5-20-2-7-2-14-5-20-1-7-3-11-6-17-1-7-3-13-5-19-1-4-3-11-5-16s-5-10-7-16c-2-4-5-9-6-14-1-4-3-8-4-12-3-4-5-8-8-12-2-4-4-7-6-10-3-3-5-7-7-10-3-4-4-6-7-7-3-4-5-6-7-8-2-1-5-4-6-5-2 0-5-1-7-3-3-2-6-2-7-3-2-1-6-1-8-2z"><text:p/></draw:path><draw:path draw:style-name="gr43" draw:text-style-name="P116" svg:width="0.136cm" svg:height="0.514cm" draw:transform="rotate (-3.14159265358979) translate (5.87723437687502cm 4.68945088651627cm)" svg:viewBox="0 0 137 515" svg:d="M137 0c-2 1-5 1-8 2-1 1-4 1-6 3-4 2-6 3-8 3-1 1-5 4-7 5-2 2-4 4-6 8-3 1-5 3-7 7-2 3-5 7-7 10s-4 6-6 10-4 8-8 12c-2 4-3 8-6 12-1 5-3 10-4 14-3 6-5 11-7 16-1 5-4 12-5 16-2 6-3 12-6 19-2 6-3 10-5 17-3 6-3 13-5 20-1 7-4 14-5 20-1 8-3 14-4 22-3 7-4 15-4 19-1 10-2 17-3 25s-3 15-4 22c-1 9-2 17-3 27-1 7-3 15-4 23 0 8-1 17-1 25-1 8-1 17-2 26s-1 17-3 25c0 10-1 19-1 28 0 8-1 16-1 25 0 10 0 18-1 27 0 8 0 18 0 27 0-9 0-19 0-27 1-9 1-17 1-27 0-9 1-17 1-25 0-9 1-18 1-28 2-8 2-16 3-25s1-18 2-26c0-8 1-17 1-25 1-8 3-16 4-23 1-10 2-18 3-27 1-7 3-14 4-22s2-15 3-25c0-4 1-12 4-19 1-8 3-14 4-22 1-6 4-13 5-20 2-7 2-14 5-20 2-7 3-11 5-17 3-7 4-13 6-19 1-4 4-11 5-16 2-5 4-10 7-16 1-4 3-9 4-14 3-4 4-8 6-12 4-4 6-8 8-12s4-7 6-10 5-7 7-10c2-4 4-6 7-7 2-4 4-6 6-8 2-1 6-4 7-5 2 0 4-1 8-3 2-2 5-2 6-3 3-1 6-1 8-2z"><text:p/></draw:path><draw:path draw:style-name="gr44" draw:text-style-name="P116" svg:width="0.136cm" svg:height="0.514cm" draw:transform="rotate (-3.14159265358979) translate (6.00857043153945cm 4.68945088651627cm)" svg:viewBox="0 0 137 515" svg:d="M0 0c2 1 6 1 8 2 1 1 4 1 7 3 2 2 5 3 7 3 1 1 4 4 6 5 2 2 4 4 7 8 3 1 4 3 7 7 2 3 4 7 7 10 2 3 4 6 6 10 3 4 5 8 8 12 1 4 3 8 4 12 1 5 4 10 6 14 2 6 5 11 7 16s4 12 5 16c2 6 4 12 5 19 3 6 5 10 6 17 3 6 3 13 5 20 1 7 3 14 5 20 1 8 2 14 3 22 2 7 4 15 5 19 0 10 2 17 3 25s2 15 4 22c1 9 2 17 3 27 1 7 2 15 4 23 0 8 1 17 1 25 1 8 1 17 2 26s1 17 2 25c0 10 2 19 2 28 0 8 1 16 1 25 0 10 0 18 1 27 0 8 0 18 0 27 0-9 0-19 0-27-1-9-1-17-1-27 0-9-1-17-1-25 0-9-2-18-2-28-1-8-1-16-2-25s-1-18-2-26c0-8-1-17-1-25-2-8-3-16-4-23-1-10-2-18-3-27-2-7-3-14-4-22s-3-15-3-25c-1-4-3-12-5-19-1-8-2-14-3-22-2-6-4-13-5-20-2-7-2-14-5-20-1-7-3-11-6-17-1-7-3-13-5-19-1-4-3-11-5-16s-5-10-7-16c-2-4-5-9-6-14-1-4-3-8-4-12-3-4-5-8-8-12-2-4-4-7-6-10-3-3-5-7-7-10-3-4-4-6-7-7-3-4-5-6-7-8-2-1-5-4-6-5-2 0-5-1-7-3-3-2-6-2-7-3-2-1-6-1-8-2z"><text:p/></draw:path><draw:path draw:style-name="gr45" draw:text-style-name="P116" svg:width="0.136cm" svg:height="0.514cm" draw:transform="rotate (-3.14159265358979) translate (6.13565505546326cm 4.68945088651627cm)" svg:viewBox="0 0 137 515" svg:d="M137 0c-2 1-5 1-8 2-1 1-4 1-6 3-4 2-6 3-8 3-1 1-5 4-7 5-2 2-4 4-6 8-3 1-5 3-7 7-2 3-5 7-7 10s-4 6-6 10-4 8-8 12c-2 4-3 8-6 12-1 5-3 10-4 14-3 6-5 11-7 16-1 5-4 12-5 16-2 6-3 12-6 19-2 6-3 10-5 17-3 6-3 13-5 20-1 7-4 14-5 20-1 8-3 14-4 22-3 7-4 15-4 19-1 10-2 17-3 25s-3 15-4 22c-1 9-2 17-3 27-1 7-3 15-4 23 0 8-1 17-1 25-1 8-1 17-2 26s-1 17-3 25c0 10-1 19-1 28 0 8-1 16-1 25 0 10 0 18-1 27 0 8 0 18 0 27 0-9 0-19 0-27 1-9 1-17 1-27 0-9 1-17 1-25 0-9 1-18 1-28 2-8 2-16 3-25s1-18 2-26c0-8 1-17 1-25 1-8 3-16 4-23 1-10 2-18 3-27 1-7 3-14 4-22s2-15 3-25c0-4 1-12 4-19 1-8 3-14 4-22 1-6 4-13 5-20 2-7 2-14 5-20 2-7 3-11 5-17 3-7 4-13 6-19 1-4 4-11 5-16 2-5 4-10 7-16 1-4 3-9 4-14 3-4 4-8 6-12 4-4 6-8 8-12s4-7 6-10 5-7 7-10c2-4 4-6 7-7 2-4 4-6 6-8 2-1 6-4 7-5 2 0 4-1 8-3 2-2 5-2 6-3 3-1 6-1 8-2z"><text:p/></draw:path><draw:path draw:style-name="gr46" draw:text-style-name="P116" svg:width="0.136cm" svg:height="0.514cm" draw:transform="rotate (-3.14159265358979) translate (6.27214196857209cm 4.68945088651627cm)" svg:viewBox="0 0 137 515" svg:d="M0 0c2 1 6 1 8 2 1 1 4 1 7 3 2 2 5 3 7 3 1 1 4 4 6 5 2 2 4 4 7 8 3 1 4 3 7 7 2 3 4 7 7 10 2 3 4 6 6 10 3 4 5 8 8 12 1 4 3 8 4 12 1 5 4 10 6 14 2 6 5 11 7 16s4 12 5 16c2 6 4 12 5 19 3 6 5 10 6 17 3 6 3 13 5 20 1 7 3 14 5 20 1 8 2 14 3 22 2 7 4 15 5 19 0 10 2 17 3 25s2 15 4 22c1 9 2 17 3 27 1 7 2 15 4 23 0 8 1 17 1 25 1 8 1 17 2 26s1 17 2 25c0 10 2 19 2 28 0 8 1 16 1 25 0 10 0 18 1 27 0 8 0 18 0 27 0-9 0-19 0-27-1-9-1-17-1-27 0-9-1-17-1-25 0-9-2-18-2-28-1-8-1-16-2-25s-1-18-2-26c0-8-1-17-1-25-2-8-3-16-4-23-1-10-2-18-3-27-2-7-3-14-4-22s-3-15-3-25c-1-4-3-12-5-19-1-8-2-14-3-22-2-6-4-13-5-20-2-7-2-14-5-20-1-7-3-11-6-17-1-7-3-13-5-19-1-4-3-11-5-16s-5-10-7-16c-2-4-5-9-6-14-1-4-3-8-4-12-3-4-5-8-8-12-2-4-4-7-6-10-3-3-5-7-7-10-3-4-4-6-7-7-3-4-5-6-7-8-2-1-5-4-6-5-2 0-5-1-7-3-3-2-6-2-7-3-2-1-6-1-8-2z"><text:p/></draw:path><draw:path draw:style-name="gr47" draw:text-style-name="P116" svg:width="0.136cm" svg:height="0.514cm" draw:transform="rotate (-3.14159265358979) translate (6.39922659249592cm 4.68945088651627cm)" svg:viewBox="0 0 137 515" svg:d="M137 0c-2 1-5 1-8 2-1 1-4 1-6 3-4 2-6 3-8 3-1 1-5 4-7 5-2 2-4 4-6 8-3 1-5 3-7 7-2 3-5 7-7 10s-4 6-6 10-4 8-8 12c-2 4-3 8-6 12-1 5-3 10-4 14-3 6-5 11-7 16-1 5-4 12-5 16-2 6-3 12-6 19-2 6-3 10-5 17-3 6-3 13-5 20-1 7-4 14-5 20-1 8-3 14-4 22-3 7-4 15-4 19-1 10-2 17-3 25s-3 15-4 22c-1 9-2 17-3 27-1 7-3 15-4 23 0 8-1 17-1 25-1 8-1 17-2 26s-1 17-3 25c0 10-1 19-1 28 0 8-1 16-1 25 0 10 0 18-1 27 0 8 0 18 0 27 0-9 0-19 0-27 1-9 1-17 1-27 0-9 1-17 1-25 0-9 1-18 1-28 2-8 2-16 3-25s1-18 2-26c0-8 1-17 1-25 1-8 3-16 4-23 1-10 2-18 3-27 1-7 3-14 4-22s2-15 3-25c0-4 1-12 4-19 1-8 3-14 4-22 1-6 4-13 5-20 2-7 2-14 5-20 2-7 3-11 5-17 3-7 4-13 6-19 1-4 4-11 5-16 2-5 4-10 7-16 1-4 3-9 4-14 3-4 4-8 6-12 4-4 6-8 8-12s4-7 6-10 5-7 7-10c2-4 4-6 7-7 2-4 4-6 6-8 2-1 6-4 7-5 2 0 4-1 8-3 2-2 5-2 6-3 3-1 6-1 8-2z"><text:p/></draw:path><draw:path draw:style-name="gr48" draw:text-style-name="P116" svg:width="0.262cm" svg:height="0.514cm" svg:x="6.14cm" svg:y="3.655cm" svg:viewBox="0 0 263 515" svg:d="M0 0c5 0 9 1 14 1 5 1 9 2 13 4 4 1 9 3 14 3 4 1 9 4 14 5 4 2 9 4 12 7 4 2 10 4 14 8 4 3 8 7 13 9s8 7 12 11 8 8 12 12c5 4 8 8 12 12 5 5 8 10 13 14 3 6 5 11 10 16 4 5 6 11 11 16 3 6 8 12 10 19 3 6 7 10 10 17 4 6 5 13 9 20 3 7 7 14 10 20 1 8 5 14 8 22 2 7 6 14 8 19 3 10 5 17 7 25 3 8 5 15 6 22 2 9 3 17 6 27 2 7 4 15 6 23s3 17 4 25 3 17 5 26c1 8 2 17 3 25 2 8 2 19 3 28 1 8 1 16 2 25 0 10 1 18 1 27 1 8 1 18 1 27 0-9 0-19-1-27 0-9-1-17-1-27-1-9-1-17-2-25-1-9-1-20-3-28-1-8-2-17-3-25-2-9-4-18-5-26s-2-17-4-25-4-16-6-23c-3-10-4-18-6-27-1-7-3-14-6-22-2-8-4-15-7-25-2-5-6-12-8-19-3-8-7-14-8-22-3-6-7-13-10-20-4-7-5-14-9-20-3-7-7-11-10-17-2-7-7-13-10-19-5-5-7-11-11-16-5-5-7-10-10-16-5-4-8-9-13-14-4-4-7-8-12-12-4-4-8-8-12-12s-7-9-12-11-9-6-13-9c-4-4-10-6-14-8-3-3-8-5-12-7-5-1-10-4-14-5-5 0-10-2-14-3-4-2-8-3-13-4-5 0-9-1-14-1z"><text:p/></draw:path></draw:g><text:span text:style-name="_5f_Caractères"/></text:p>
            </text:list-header>
          </text:list>
        </text:list-item>
      </text:list>
      <text:h text:style-name="P106" text:outline-level="1"><text:span text:style-name="_5f_Caractères"/></text:h>
      <text:h text:style-name="P106" text:outline-level="1"><text:span text:style-name="_5f_Caractères"/></text:h>
      <text:h text:style-name="P106" text:outline-level="1"><text:span text:style-name="_5f_Caractères"/></text:h>
      <text:h text:style-name="P106" text:outline-level="1"><text:span text:style-name="_5f_Caractères"/></text:h>
      <text:h text:style-name="P106" text:outline-level="1"><text:span text:style-name="_5f_Caractères"/></text:h>
      <text:h text:style-name="P106" text:outline-level="1"><text:span text:style-name="_5f_Caractères"/></text:h>
      <text:h text:style-name="P106" text:outline-level="1"><text:span text:style-name="_5f_Caractères"/></text:h>
      <text:h text:style-name="P106" text:outline-level="1"><text:span text:style-name="_5f_Caractères"/></text:h>
      <text:h text:style-name="P106" text:outline-level="1"><text:span text:style-name="_5f_Caractères"/></text:h>
      <text:h text:style-name="P106" text:outline-level="1"><text:span text:style-name="_5f_Caractères"/></text:h>
      <text:h text:style-name="P106" text:outline-level="1"><text:span text:style-name="_5f_Caractères"/></text:h>
      <text:list xml:id="list230934493341553" text:continue-numbering="true" text:style-name="_5f_Numérotation_20_des_20_exercices">
        <text:list-item>
          <text:h text:style-name="_5f_Titre_5f_Exercices_5f_sans_5f_Titre" text:outline-level="1"><text:span text:style-name="_5f_Caractères"><text:s/>Dans chaque cas, trace le point A' symé­trique du point A par rapport à la droite (d) en uti­lisant l’équerre et la règle graduée.</text:span></text:h>
        </text:list-item>
      </text:list>
      <text:section text:style-name="Sect2" text:name="Section7">
        <text:h text:style-name="_5f_Paragraphe" text:outline-level="1"><text:span text:style-name="_5f_Caractères"/></text:h>
        <text:h text:style-name="_5f_Paragraphe" text:outline-level="1"><draw:g text:anchor-type="char" draw:z-index="8" draw:name="Shape61" draw:style-name="gr1"><draw:line draw:style-name="gr130" draw:text-style-name="P141" svg:x1="4.9cm" svg:y1="0.185cm" svg:x2="4.847cm" svg:y2="3.796cm"><text:p/></draw:line><draw:line draw:style-name="gr125" draw:text-style-name="P141" svg:x1="6.777cm" svg:y1="2.014cm" svg:x2="6.977cm" svg:y2="2.214cm"><text:p/></draw:line><draw:line draw:style-name="gr125" draw:text-style-name="P141" svg:x1="6.977cm" svg:y1="2.014cm" svg:x2="6.777cm" svg:y2="2.214cm"><text:p/></draw:line><draw:frame draw:style-name="gr126" draw:text-style-name="P142" svg:width="0.246cm" svg:height="0.415cm" svg:x="7.098cm" svg:y="1.824cm"><draw:text-box><text:p text:style-name="P113"><text:span text:style-name="T189">A</text:span></text:p></draw:text-box></draw:frame><draw:frame draw:style-name="gr127" draw:text-style-name="P142" svg:width="0.503cm" svg:height="0.415cm" svg:x="5.016cm" svg:y="0.28cm"><draw:text-box><text:p text:style-name="P113"><text:span text:style-name="T189">(d)</text:span></text:p></draw:text-box></draw:frame><draw:line draw:style-name="gr128" draw:text-style-name="P141" svg:x1="2.776cm" svg:y1="2.014cm" svg:x2="2.976cm" svg:y2="2.214cm"><text:p/></draw:line><draw:line draw:style-name="gr128" draw:text-style-name="P141" svg:x1="2.976cm" svg:y1="2.014cm" svg:x2="2.776cm" svg:y2="2.214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char" draw:z-index="9" draw:name="Shape62" draw:style-name="gr1"><draw:line draw:style-name="gr129" draw:text-style-name="P141" svg:x1="5.5cm" svg:y1="0.01cm" svg:x2="4.048cm" svg:y2="3.734cm"><text:p/></draw:line><draw:line draw:style-name="gr128" draw:text-style-name="P141" svg:x1="6.865cm" svg:y1="2.413cm" svg:x2="6.985cm" svg:y2="2.669cm"><text:p/></draw:line><draw:line draw:style-name="gr128" draw:text-style-name="P141" svg:x1="7.054cm" svg:y1="2.477cm" svg:x2="6.798cm" svg:y2="2.597cm"><text:p/></draw:line><draw:frame draw:style-name="gr126" draw:text-style-name="P142" svg:width="0.246cm" svg:height="0.415cm" svg:x="2.692cm" svg:y="0.477cm"><draw:text-box><text:p text:style-name="P113"><text:span text:style-name="T189">A</text:span></text:p></draw:text-box></draw:frame><draw:frame draw:style-name="gr127" draw:text-style-name="P142" svg:width="0.503cm" svg:height="0.415cm" svg:x="5.451cm" svg:y="0.187cm"><draw:text-box><text:p text:style-name="P113"><text:span text:style-name="T189">(d)</text:span></text:p></draw:text-box></draw:frame><draw:line draw:style-name="gr125" draw:text-style-name="P141" svg:x1="2.905cm" svg:y1="0.875cm" svg:x2="3.105cm" svg:y2="1.075cm"><text:p/></draw:line><draw:line draw:style-name="gr125" draw:text-style-name="P141" svg:x1="3.105cm" svg:y1="0.875cm" svg:x2="2.905cm" svg:y2="1.075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</text:section>
      <text:h text:style-name="_5f_Paragraphe" text:outline-level="1"><draw:g text:anchor-type="char" draw:z-index="10" draw:name="Shape63" draw:style-name="gr1"><draw:line draw:style-name="gr124" draw:text-style-name="P141" svg:x1="3.343cm" svg:y1="0.177cm" svg:x2="4.833cm" svg:y2="3.846cm"><text:p/></draw:line><draw:line draw:style-name="gr125" draw:text-style-name="P141" svg:x1="6.414cm" svg:y1="1.314cm" svg:x2="6.614cm" svg:y2="1.514cm"><text:p/></draw:line><draw:line draw:style-name="gr125" draw:text-style-name="P141" svg:x1="6.614cm" svg:y1="1.314cm" svg:x2="6.414cm" svg:y2="1.514cm"><text:p/></draw:line><draw:frame draw:style-name="gr126" draw:text-style-name="P142" svg:width="0.246cm" svg:height="0.415cm" svg:x="6.689cm" svg:y="1.014cm"><draw:text-box><text:p text:style-name="P113"><text:span text:style-name="T189">A</text:span></text:p></draw:text-box></draw:frame><draw:frame draw:style-name="gr127" draw:text-style-name="P142" svg:width="0.503cm" svg:height="0.415cm" svg:x="3.636cm" svg:y="0.43cm"><draw:text-box><text:p text:style-name="P113"><text:span text:style-name="T189">(d)</text:span></text:p></draw:text-box></draw:frame><draw:line draw:style-name="gr128" draw:text-style-name="P141" svg:x1="1.458cm" svg:y1="3.145cm" svg:x2="1.714cm" svg:y2="3.265cm"><text:p/></draw:line><draw:line draw:style-name="gr128" draw:text-style-name="P141" svg:x1="1.648cm" svg:y1="3.078cm" svg:x2="1.528cm" svg:y2="3.334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P105" text:outline-level="1"/>
      <text:list xml:id="list230934527919152" text:continue-numbering="true" text:style-name="_5f_Numérotation_20_des_20_exercices">
        <text:list-item>
          <text:h text:style-name="_5f_Premier_5f_Titre_5f_Exercices_5f_avec_5f_Num_5f_Exo_5f_sans_5f_Titre" text:outline-level="1"><text:span text:style-name="_5f_Caractères">Dans chaque cas, trace le point A' symétrique du point A par rapport à la droite (d) en utilisant le compas et la règle non graduée.</text:span></text:h>
        </text:list-item>
      </text:list>
      <text:section text:style-name="Sect1" text:name="Section8">
        <text:h text:style-name="_5f_Paragraphe" text:outline-level="1"><text:span text:style-name="_5f_Caractères"/></text:h>
        <text:h text:style-name="_5f_Paragraphe" text:outline-level="1"><draw:g text:anchor-type="char" draw:z-index="12" draw:name="Shape64" draw:style-name="gr1"><draw:line draw:style-name="gr130" draw:text-style-name="P141" svg:x1="4.559cm" svg:y1="0.148cm" svg:x2="4.506cm" svg:y2="3.759cm"><text:p/></draw:line><draw:line draw:style-name="gr125" draw:text-style-name="P141" svg:x1="6.112cm" svg:y1="1.485cm" svg:x2="6.312cm" svg:y2="1.685cm"><text:p/></draw:line><draw:line draw:style-name="gr125" draw:text-style-name="P141" svg:x1="6.312cm" svg:y1="1.485cm" svg:x2="6.112cm" svg:y2="1.685cm"><text:p/></draw:line><draw:frame draw:style-name="gr126" draw:text-style-name="P142" svg:width="0.246cm" svg:height="0.415cm" svg:x="6.435cm" svg:y="1.295cm"><draw:text-box><text:p text:style-name="P113"><text:span text:style-name="T189">A</text:span></text:p></draw:text-box></draw:frame><draw:frame draw:style-name="gr127" draw:text-style-name="P142" svg:width="0.503cm" svg:height="0.415cm" svg:x="4.676cm" svg:y="0.243cm"><draw:text-box><text:p text:style-name="P113"><text:span text:style-name="T189">(d)</text:span></text:p></draw:text-box></draw:frame><draw:line draw:style-name="gr128" draw:text-style-name="P141" svg:x1="2.435cm" svg:y1="1.977cm" svg:x2="2.635cm" svg:y2="2.177cm"><text:p/></draw:line><draw:line draw:style-name="gr128" draw:text-style-name="P141" svg:x1="2.635cm" svg:y1="1.977cm" svg:x2="2.435cm" svg:y2="2.177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char" draw:z-index="13" draw:name="Shape65" draw:style-name="gr1"><draw:line draw:style-name="gr129" draw:text-style-name="P141" svg:x1="3.976cm" svg:y1="0.261cm" svg:x2="3.122cm" svg:y2="3.399cm"><text:p/></draw:line><draw:line draw:style-name="gr128" draw:text-style-name="P141" svg:x1="5.341cm" svg:y1="2.662cm" svg:x2="5.461cm" svg:y2="2.918cm"><text:p/></draw:line><draw:line draw:style-name="gr128" draw:text-style-name="P141" svg:x1="5.53cm" svg:y1="2.729cm" svg:x2="5.274cm" svg:y2="2.849cm"><text:p/></draw:line><draw:frame draw:style-name="gr126" draw:text-style-name="P142" svg:width="0.246cm" svg:height="0.415cm" svg:x="1.729cm" svg:y="0.49cm"><draw:text-box><text:p text:style-name="P113"><text:span text:style-name="T189">A</text:span></text:p></draw:text-box></draw:frame><draw:frame draw:style-name="gr127" draw:text-style-name="P142" svg:width="0.503cm" svg:height="0.415cm" svg:x="3.927cm" svg:y="0.439cm"><draw:text-box><text:p text:style-name="P113"><text:span text:style-name="T189">(d)</text:span></text:p></draw:text-box></draw:frame><draw:line draw:style-name="gr125" draw:text-style-name="P141" svg:x1="1.942cm" svg:y1="0.884cm" svg:x2="2.142cm" svg:y2="1.084cm"><text:p/></draw:line><draw:line draw:style-name="gr125" draw:text-style-name="P141" svg:x1="2.142cm" svg:y1="0.884cm" svg:x2="1.942cm" svg:y2="1.084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char" draw:z-index="14" draw:name="Shape66" draw:style-name="gr1"><draw:line draw:style-name="gr124" draw:text-style-name="P141" svg:x1="5.168cm" svg:y1="0.323cm" svg:x2="7.572cm" svg:y2="3.426cm"><text:p/></draw:line><draw:line draw:style-name="gr125" draw:text-style-name="P141" svg:x1="7.659cm" svg:y1="0.434cm" svg:x2="7.859cm" svg:y2="0.634cm"><text:p/></draw:line><draw:line draw:style-name="gr125" draw:text-style-name="P141" svg:x1="7.859cm" svg:y1="0.434cm" svg:x2="7.659cm" svg:y2="0.634cm"><text:p/></draw:line><draw:frame draw:style-name="gr126" draw:text-style-name="P142" svg:width="0.246cm" svg:height="0.415cm" svg:x="7.932cm" svg:y="0.136cm"><draw:text-box><text:p text:style-name="P113"><text:span text:style-name="T189">A</text:span></text:p></draw:text-box></draw:frame><draw:frame draw:style-name="gr127" draw:text-style-name="P142" svg:width="0.503cm" svg:height="0.415cm" svg:x="5.268cm" svg:y="-0.092cm"><draw:text-box><text:p text:style-name="P113"><text:span text:style-name="T189">(d)</text:span></text:p></draw:text-box></draw:frame><draw:line draw:style-name="gr128" draw:text-style-name="P141" svg:x1="4.196cm" svg:y1="2.727cm" svg:x2="4.452cm" svg:y2="2.847cm"><text:p/></draw:line><draw:line draw:style-name="gr128" draw:text-style-name="P141" svg:x1="4.387cm" svg:y1="2.66cm" svg:x2="4.267cm" svg:y2="2.916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</text:section>
      <text:section text:style-name="Sect2" text:name="Section1">
        <text:h text:style-name="_5f_Paragraphe" text:outline-level="1"/>
      </text:section>
      <text:h text:style-name="_5f_Paragraphe" text:outline-level="1"/>
      <text:h text:style-name="_5f_Paragraphe" text:outline-level="1"/>
      <text:list xml:id="list230935973636223" text:continue-numbering="true" text:style-name="_5f_Numérotation_20_des_20_exercices">
        <text:list-item>
          <text:h text:style-name="_5f_Titre_5f_Exercices_5f_sans_5f_Titre" text:outline-level="1"><text:span text:style-name="_5f_Caractères">Construis le symétrique de chaque figure par rapport à la droite (d).</text:span></text:h>
        </text:list-item>
      </text:list>
      <text:h text:style-name="_5f_Paragraphe" text:outline-level="1"><draw:g text:anchor-type="char" draw:z-index="11" draw:name="Shape69" draw:style-name="gr1"><draw:polygon draw:style-name="gr131" draw:text-style-name="P143" svg:width="3.878cm" svg:height="2.762cm" draw:transform="skewX (0.0605629250442033) rotate (-0.885056463686325) translate (9.99886853569136cm 0.0705827164012898cm)" svg:viewBox="0 0 3879 2763" draw:points="1334,0 0,426 866,2763 1056,622 3879,228"><text:p/></draw:polygon><draw:frame draw:style-name="gr132" draw:text-style-name="P137" svg:width="0.81cm" svg:height="0.6cm" draw:transform="rotate (0.358665161284835) translate (2.11490277777778cm 7.67997222222222cm)"><draw:text-box><text:p text:style-name="P113"><text:span text:style-name="T188">(d)</text:span></text:p></draw:text-box></draw:frame><draw:polygon draw:style-name="gr133" draw:text-style-name="P143" svg:width="3.005cm" svg:height="4.32cm" draw:transform="skewX (-0.0733038285837619) rotate (-2.9850366196859) translate (10.1755713795402cm 7.8243040325656cm)" svg:viewBox="0 0 3006 4321" draw:points="0,2444 997,0 3006,1921 1925,4321"><text:p/></draw:polygon><draw:polygon draw:style-name="gr134" draw:text-style-name="P143" svg:width="2.752cm" svg:height="4.207cm" draw:transform="skewX (-0.0846484687217249) rotate (0.387288561017542) translate (2.16775304040275cm 3.96716944291086cm)" svg:viewBox="0 0 2753 4208" draw:points="2753,2394 1907,0 0,1812 849,4208"><text:p/></draw:polygon><draw:g draw:style-name="gr108"><draw:g draw:style-name="gr108"><draw:line draw:style-name="gr135" draw:text-style-name="P144" svg:x1="5.441cm" svg:y1="8.266cm" svg:x2="5.495cm" svg:y2="8.529cm"><text:p/></draw:line><draw:line draw:style-name="gr135" draw:text-style-name="P144" svg:x1="5.599cm" svg:y1="8.37cm" svg:x2="5.337cm" svg:y2="8.425cm"><text:p/></draw:line></draw:g><draw:ellipse draw:style-name="gr136" draw:text-style-name="P143" svg:width="2.841cm" svg:height="2.851cm" draw:transform="rotate (-0.581369173839312) translate (5.06765277777778cm 6.39233333333333cm)"><text:p/></draw:ellipse></draw:g><draw:line draw:style-name="gr137" draw:text-style-name="P141" svg:x1="13.845cm" svg:y1="2.533cm" svg:x2="1.855cm" svg:y2="7.613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1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7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4274bc"/>
    </style:style>
    <style:style style:name="MP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" style:family="paragraph" style:parent-style-name="Header">
      <style:paragraph-properties fo:text-align="start" style:justify-single-word="false"/>
      <style:text-properties officeooo:paragraph-rsid="02a56131"/>
    </style:style>
    <style:style style:name="MP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4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5" style:family="paragraph" style:parent-style-name="Footer">
      <style:text-properties officeooo:paragraph-rsid="02a682f9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1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9" style:family="paragraph" style:parent-style-name="Footer">
      <style:text-properties officeooo:paragraph-rsid="0096b4e2"/>
    </style:style>
    <style:style style:name="MP2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21" style:family="paragraph" style:parent-style-name="Footer">
      <style:text-properties officeooo:rsid="001f8a2d" officeooo:paragraph-rsid="00bd36bc"/>
    </style:style>
    <style:style style:name="MP2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23" style:family="paragraph" style:parent-style-name="Footer">
      <style:text-properties officeooo:rsid="0096b4e2" officeooo:paragraph-rsid="0096b4e2"/>
    </style:style>
    <style:style style:name="MP24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25" style:family="paragraph">
      <style:paragraph-properties fo:text-align="center"/>
    </style:style>
    <style:style style:name="MP2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7" style:family="paragraph">
      <loext:graphic-properties draw:fill="solid" draw:fill-color="#1ca2b8"/>
    </style:style>
    <style:style style:name="MP28" style:family="paragraph" style:parent-style-name="Footer">
      <style:text-properties officeooo:rsid="001f8a2d" officeooo:paragraph-rsid="002b33ed"/>
    </style:style>
    <style:style style:name="MP29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0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31" style:family="paragraph" style:parent-style-name="Footer">
      <style:text-properties officeooo:rsid="011350d1" officeooo:paragraph-rsid="011350d1"/>
    </style:style>
    <style:style style:name="MP3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3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35" style:family="paragraph" style:parent-style-name="Footer">
      <style:text-properties officeooo:paragraph-rsid="00c384cf"/>
    </style:style>
    <style:style style:name="MP3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40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41" style:family="paragraph" style:parent-style-name="Header">
      <style:paragraph-properties fo:text-align="start" style:justify-single-word="false"/>
      <style:text-properties officeooo:paragraph-rsid="0211dd7e"/>
    </style:style>
    <style:style style:name="MP42" style:family="paragraph" style:parent-style-name="Footer">
      <style:paragraph-properties fo:text-align="start" style:justify-single-word="false"/>
      <style:text-properties officeooo:paragraph-rsid="0211dd7e"/>
    </style:style>
    <style:style style:name="MP43" style:family="paragraph" style:parent-style-name="Footer">
      <style:text-properties officeooo:rsid="0242edd8" officeooo:paragraph-rsid="0242edd8"/>
    </style:style>
    <style:style style:name="MP4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45" style:family="paragraph" style:parent-style-name="Footer">
      <style:text-properties officeooo:paragraph-rsid="008d016c"/>
    </style:style>
    <style:style style:name="MP46" style:family="paragraph" style:parent-style-name="Header">
      <style:paragraph-properties fo:margin-left="0cm" fo:margin-right="0cm" fo:text-indent="0cm" style:auto-text-indent="false"/>
    </style:style>
    <style:style style:name="MP47" style:family="paragraph" style:parent-style-name="Footer">
      <style:text-properties officeooo:paragraph-rsid="010f7046"/>
    </style:style>
    <style:style style:name="MP48" style:family="paragraph" style:parent-style-name="Footer">
      <style:text-properties officeooo:paragraph-rsid="01120261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_5f_Header_20_D_20_page_20_impaire_20__28_D_29_">
      <style:text-properties officeooo:paragraph-rsid="01a13e78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5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55" style:family="paragraph" style:parent-style-name="Header">
      <style:paragraph-properties fo:text-align="center" style:justify-single-word="false"/>
      <style:text-properties officeooo:paragraph-rsid="00ab054e"/>
    </style:style>
    <style:style style:name="MP5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5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58" style:family="paragraph" style:parent-style-name="Footer">
      <style:paragraph-properties fo:text-align="end" style:justify-single-word="false"/>
      <style:text-properties officeooo:paragraph-rsid="00d4df5c"/>
    </style:style>
    <style:style style:name="MP59" style:family="paragraph" style:parent-style-name="Footer">
      <style:paragraph-properties fo:text-align="start" style:justify-single-word="false"/>
      <style:text-properties officeooo:paragraph-rsid="00d4df5c"/>
    </style:style>
    <style:style style:name="MP60" style:family="paragraph" style:parent-style-name="_5f_Header_20_G_20_page_20_impaire_20__28_D_29_">
      <style:text-properties officeooo:paragraph-rsid="01259ec2"/>
    </style:style>
    <style:style style:name="MP61" style:family="paragraph" style:parent-style-name="_5f_Header_20_G_20_page_20_paire_20__28_G_29_">
      <style:text-properties officeooo:paragraph-rsid="00eb2abc"/>
    </style:style>
    <style:style style:name="MP62" style:family="paragraph" style:parent-style-name="_5f_Footer_20_page_20_paire_20__28_G_29_">
      <style:text-properties fo:font-size="9pt" style:font-size-asian="9pt" style:font-size-complex="9pt"/>
    </style:style>
    <style:style style:name="MP63" style:family="paragraph" style:parent-style-name="_5f_Header_20_N_20_page_20_impaire_20__28_D_29_">
      <style:paragraph-properties fo:text-align="start" style:justify-single-word="false"/>
    </style:style>
    <style:style style:name="MP64" style:family="paragraph" style:parent-style-name="Footer">
      <style:text-properties officeooo:paragraph-rsid="00d4df5c"/>
    </style:style>
    <style:style style:name="MP65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66" style:family="paragraph">
      <loext:graphic-properties draw:fill="solid" draw:fill-color="#d7e12c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7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8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8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83" style:family="paragraph" style:parent-style-name="Footer">
      <style:text-properties officeooo:paragraph-rsid="00863005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8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8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88" style:family="paragraph" style:parent-style-name="_5f_Header_20_N_20_page_20_impaire_20__28_D_29_">
      <style:text-properties officeooo:rsid="0277791e" officeooo:paragraph-rsid="0277791e"/>
    </style:style>
    <style:style style:name="MP89" style:family="paragraph" style:parent-style-name="_5f_Header_20_N_20_page_20_impaire_20__28_D_29_">
      <style:text-properties officeooo:rsid="027aa87d" officeooo:paragraph-rsid="027aa87d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Footer">
      <style:text-properties officeooo:paragraph-rsid="00a59a60"/>
    </style:style>
    <style:style style:name="MP93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4" style:family="paragraph" style:parent-style-name="Footer">
      <style:text-properties officeooo:paragraph-rsid="002aa84d"/>
    </style:style>
    <style:style style:name="MP95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96" style:family="paragraph">
      <loext:graphic-properties draw:fill="solid" draw:fill-color="#7fb241"/>
    </style:style>
    <style:style style:name="MP9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9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9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10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10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10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103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04" style:family="paragraph" style:parent-style-name="_5f_Header_20_G_20_page_20_paire_20__28_G_29_">
      <style:text-properties officeooo:paragraph-rsid="0334a5be"/>
    </style:style>
    <style:style style:name="MP105" style:family="paragraph" style:parent-style-name="_5f_Header_20_G_20_page_20_paire_20__28_G_29_">
      <style:paragraph-properties fo:text-align="start" style:justify-single-word="false"/>
    </style:style>
    <style:style style:name="MP106" style:family="paragraph" style:parent-style-name="Footer">
      <style:text-properties officeooo:paragraph-rsid="030c4d7d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109" style:family="paragraph" style:parent-style-name="Footer">
      <style:text-properties officeooo:paragraph-rsid="00d8520c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112" style:family="paragraph" style:parent-style-name="Header">
      <style:paragraph-properties fo:text-align="center" style:justify-single-word="false"/>
      <style:text-properties officeooo:paragraph-rsid="00c10aa6"/>
    </style:style>
    <style:style style:name="MP113" style:family="paragraph" style:parent-style-name="Header">
      <style:paragraph-properties fo:text-align="start" style:justify-single-word="false"/>
      <style:text-properties officeooo:paragraph-rsid="0289fb01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b6801f"/>
    </style:style>
    <style:style style:name="MT2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" style:family="text">
      <style:text-properties fo:font-variant="small-caps" officeooo:rsid="00990660"/>
    </style:style>
    <style:style style:name="MT6" style:family="text">
      <style:text-properties fo:font-variant="small-caps" officeooo:rsid="0054f64f"/>
    </style:style>
    <style:style style:name="MT7" style:family="text">
      <style:text-properties fo:font-variant="small-caps" officeooo:rsid="00b5d2d1"/>
    </style:style>
    <style:style style:name="MT8" style:family="text">
      <style:text-properties fo:font-variant="small-caps" officeooo:rsid="00b6801f"/>
    </style:style>
    <style:style style:name="MT9" style:family="text">
      <style:text-properties officeooo:rsid="009e3fdd"/>
    </style:style>
    <style:style style:name="MT10" style:family="text">
      <style:text-properties officeooo:rsid="00b5d2d1"/>
    </style:style>
    <style:style style:name="MT11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2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T14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6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9" style:family="text">
      <style:text-properties fo:font-variant="small-caps"/>
    </style:style>
    <style:style style:name="MT20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21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24" style:family="text">
      <style:text-properties fo:font-variant="small-caps" officeooo:rsid="007d7a6f"/>
    </style:style>
    <style:style style:name="MT25" style:family="text">
      <style:text-properties officeooo:rsid="00a59037"/>
    </style:style>
    <style:style style:name="MT2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2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2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2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30" style:family="text">
      <style:text-properties officeooo:rsid="0096b4e2"/>
    </style:style>
    <style:style style:name="MT31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32" style:family="text">
      <style:text-properties fo:font-variant="small-caps" officeooo:rsid="0096b4e2"/>
    </style:style>
    <style:style style:name="MT33" style:family="text">
      <style:text-properties fo:font-variant="small-caps" officeooo:rsid="00a847d5"/>
    </style:style>
    <style:style style:name="MT3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3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36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37" style:family="text">
      <style:text-properties officeooo:rsid="0032e83a"/>
    </style:style>
    <style:style style:name="MT38" style:family="text">
      <style:text-properties officeooo:rsid="002b33ed"/>
    </style:style>
    <style:style style:name="MT3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4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4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42" style:family="text">
      <style:text-properties officeooo:rsid="008d016c"/>
    </style:style>
    <style:style style:name="MT4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4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5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46" style:family="text">
      <style:text-properties officeooo:rsid="01fe03f2"/>
    </style:style>
    <style:style style:name="MT47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4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4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5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52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54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58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60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61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62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6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65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6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68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69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71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7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74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5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7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77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7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79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80" style:family="text">
      <style:text-properties officeooo:rsid="010c4d3a"/>
    </style:style>
    <style:style style:name="MT81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3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4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5" style:family="text">
      <style:text-properties fo:font-variant="small-caps" fo:color="#9d0f89" loext:opacity="100%" style:font-name="Bitstream Vera Sans" fo:font-size="16pt" fo:font-weight="bold" officeooo:rsid="01a13e78"/>
    </style:style>
    <style:style style:name="MT86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87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8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91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92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93" style:family="text">
      <style:text-properties fo:font-size="16pt" style:font-size-asian="16pt" style:font-size-complex="16pt"/>
    </style:style>
    <style:style style:name="MT94" style:family="text"/>
    <style:style style:name="MT9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96" style:family="text">
      <style:text-properties officeooo:rsid="01f8729d"/>
    </style:style>
    <style:style style:name="MT97" style:family="text">
      <style:text-properties officeooo:rsid="01b6dc57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10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10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105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106" style:family="text">
      <style:text-properties officeooo:rsid="015f088a"/>
    </style:style>
    <style:style style:name="MT107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111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112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113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114" style:family="text">
      <style:text-properties officeooo:rsid="0160d7ef"/>
    </style:style>
    <style:style style:name="MT115" style:family="text">
      <style:text-properties officeooo:rsid="02735980"/>
    </style:style>
    <style:style style:name="MT116" style:family="text">
      <style:text-properties officeooo:rsid="02757f12"/>
    </style:style>
    <style:style style:name="MT117" style:family="text">
      <style:text-properties officeooo:rsid="0272f9e5"/>
    </style:style>
    <style:style style:name="MT118" style:family="text">
      <style:text-properties officeooo:rsid="026ec296"/>
    </style:style>
    <style:style style:name="MT119" style:family="text">
      <style:text-properties officeooo:rsid="0268e0aa"/>
    </style:style>
    <style:style style:name="MT120" style:family="text">
      <style:text-properties officeooo:rsid="0072f07f"/>
    </style:style>
    <style:style style:name="MT121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22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123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124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5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12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127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129" style:family="text">
      <style:text-properties officeooo:rsid="014407b5"/>
    </style:style>
    <style:style style:name="MT130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131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13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34" style:family="text">
      <style:text-properties officeooo:rsid="00a59a60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3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39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0" style:family="text">
      <style:text-properties officeooo:rsid="005a3fa8"/>
    </style:style>
    <style:style style:name="MT141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2" style:family="text">
      <style:text-properties officeooo:rsid="00415f3a"/>
    </style:style>
    <style:style style:name="MT143" style:family="text">
      <style:text-properties officeooo:rsid="00386ebd"/>
    </style:style>
    <style:style style:name="MT144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5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146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14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48" style:family="text">
      <style:text-properties officeooo:rsid="0334a5be"/>
    </style:style>
    <style:style style:name="MT14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50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5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53" style:family="text">
      <style:text-properties officeooo:rsid="0315af39"/>
    </style:style>
    <style:style style:name="MT154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5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57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58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59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6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67" style:family="text">
      <style:text-properties officeooo:rsid="00a4cf55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7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7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7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7__5f_6_5f_SERIE_5f_G_5f_GAUCHE_5f_ET_5f_DROITE_5f_2COL" style:display-name="7_6_SERIE_G_GAUCHE_ET_DROITE_2COL" style:page-layout-name="Mpm10" draw:style-name="Mdp1">
      <style:header>
        <text:p text:style-name="MP1"><text:span text:style-name="MT1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30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1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1" text:anchor-type="frame" svg:x="0.45cm" svg:y="0.079cm" svg:width="0.817cm" draw:z-index="0"><draw:text-box fo:min-height="0.355cm"><text:p text:style-name="MP3"><draw:g text:anchor-type="paragraph" draw:z-index="31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2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1" text:anchor-type="paragraph" svg:y="-0.06cm" draw:z-index="0"><draw:text-box fo:min-height="0.499cm" fo:min-width="3cm"><draw:frame draw:style-name="Mfr2" draw:name="Frame8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3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34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35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6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37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1">Symétrie axiale</text:span><text:span text:style-name="MT12"> : </text:span><text:span text:style-name="MT13">Axes de symétrie de figures</text:span></text:p>
      </style:header>
      <style:header-left>
        <text:p text:style-name="MP11"><text:span text:style-name="MT11">Symétrie axiale</text:span><text:span text:style-name="MT12"> : </text:span><text:span text:style-name="MT13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38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39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header-left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40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41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2">Constructions</text:span></text:p>
      </style:header>
      <style:footer>
        <text:p text:style-name="MP2"><draw:frame draw:style-name="Mfr1" draw:name="Frame1210" text:anchor-type="paragraph" svg:y="-0.06cm" draw:z-index="354"><draw:text-box fo:min-height="0.499cm" fo:min-width="7.096cm"><draw:frame draw:style-name="Mfr2" draw:name="Frame21121" text:anchor-type="frame" svg:x="0.45cm" svg:y="0.079cm" svg:width="0.817cm" draw:z-index="355"><draw:text-box fo:min-height="0.355cm"><text:p text:style-name="MP3"><text:page-number text:select-page="current">267</text:page-number></text:p></draw:text-box></draw:frame><text:h text:style-name="MP13" text:outline-level="1"><text:span text:style-name="MT1">S</text:span>ymétrie axiale : Constructions</text:h></draw:text-box></draw:frame><draw:g text:anchor-type="paragraph" draw:z-index="357" draw:name="Shape4_1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42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68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G_20_page_20_paire_20__28_G_29_">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269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44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19"><draw:text-box fo:min-height="0.499cm" fo:min-width="3cm"><draw:frame draw:style-name="Mfr2" draw:name="Frame296" text:anchor-type="frame" svg:x="0.45cm" svg:y="0.079cm" svg:width="0.817cm" draw:z-index="20"><draw:text-box fo:min-height="0.355cm"><text:p text:style-name="MP3"><text:page-number text:select-page="current">268</text:page-number></text:p></draw:text-box></draw:frame><text:p text:style-name="MP14">Symétrie axiale : constructions</text:p></draw:text-box></draw:frame><draw:g text:anchor-type="paragraph" draw:z-index="43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4">Symétrie axiale</text:span><text:span text:style-name="MT12"> : </text:span><text:span text:style-name="MT14">Médiatrice d’un segment</text:span></text:p>
      </style:header>
      <style:footer>
        <text:p text:style-name="MP2"><draw:frame draw:style-name="Mfr1" draw:name="Frame9131" text:anchor-type="paragraph" svg:y="-0.06cm" draw:z-index="0"><draw:text-box fo:min-height="0.499cm" fo:min-width="7.096cm"><draw:frame draw:style-name="Mfr2" draw:name="Frame10131" text:anchor-type="frame" svg:x="0.45cm" svg:y="0.079cm" svg:width="0.817cm" draw:z-index="0"><draw:text-box fo:min-height="0.355cm"><text:p text:style-name="MP3"><draw:g text:anchor-type="paragraph" draw:z-index="45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">S</text:span><text:span text:style-name="MT16">ymétrie axiale : </text:span><text:span text:style-name="MT17">Médiatrice d’un segment</text:span></text:h></draw:text-box></draw:frame></text:p>
      </style:footer>
      <style:footer-left>
        <text:p text:style-name="MP6"><draw:frame draw:style-name="Mfr1" draw:name="Frame11121" text:anchor-type="paragraph" svg:y="-0.06cm" draw:z-index="0"><draw:text-box fo:min-height="0.499cm" fo:min-width="7.096cm"><draw:frame draw:style-name="Mfr2" draw:name="Frame315" text:anchor-type="frame" svg:x="0.45cm" svg:y="0.079cm" svg:width="0.817cm" draw:z-index="0"><draw:text-box fo:min-height="0.355cm"><text:p text:style-name="MP3"><draw:g text:anchor-type="paragraph" draw:z-index="46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5"><text:span text:style-name="MT15">S</text:span><text:span text:style-name="MT16">ymétrie axiale : </text:span><text:span text:style-name="MT17">Médiatrice d’un segment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47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5" text:anchor-type="paragraph" svg:y="-0.06cm" draw:z-index="0"><draw:text-box fo:min-height="0.499cm" fo:min-width="3cm"><draw:frame draw:style-name="Mfr2" draw:name="Frame2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48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4">Symétrie axiale</text:span><text:span text:style-name="MT12"> : </text:span><text:span text:style-name="MT18">Reconnaissance et axes</text:span></text:p>
      </style:header>
      <style:footer>
        <text:p text:style-name="MP2"><draw:frame draw:style-name="Mfr1" draw:name="Frame8113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49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50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8"><text:span text:style-name="MT5">Géométrie plane</text:span><text:span text:style-name="MT6"> : </text:span><text:span text:style-name="MT7">Parallèles, perpendiculaires,<text:line-break/> </text:span><text:span text:style-name="MT8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51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52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6">S</text:span><text:span text:style-name="MT19">olides</text:span> : <text:span text:style-name="MT6">Vocabulaire, nature</text:span></text:p>
      </style:header>
      <style:header-left>
        <text:p text:style-name="_5f_Header_20_G_20_page_20_impaire_20__28_D_29_"><text:span text:style-name="MT6">S</text:span><text:span text:style-name="MT19">olides</text:span> : <text:span text:style-name="MT6">Vocabulaire, nature</text:span></text:p>
      </style:header-left>
      <style:footer>
        <text:p text:style-name="MP6"><draw:frame draw:style-name="Mfr1" draw:name="Frame3113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solides : Vocabulaire, NatuRE</text:p></draw:text-box></draw:frame><draw:g text:anchor-type="paragraph" draw:z-index="53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solides : Vocabulaire, NatuRE</text:p></draw:text-box></draw:frame><draw:g text:anchor-type="paragraph" draw:z-index="54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20">S</text:span>olides : <text:span text:style-name="MT21">Patrons</text:span></text:p>
      </style:header>
      <style:header-left>
        <text:p text:style-name="_5f_Header_20_G_20_page_20_impaire_20__28_D_29_"><text:span text:style-name="MT20">S</text:span>olides : <text:span text:style-name="MT2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55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2">solides : </text:span><text:span text:style-name="MT23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56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2">solides : </text:span><text:span text:style-name="MT23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6">Solides : </text:span><text:span text:style-name="MT24">Patrons</text:span></text:p>
      </style:header>
      <style:header-left>
        <text:p text:style-name="_5f_Header_20_G_20_page_20_paire_20__28_G_29_"><text:span text:style-name="MT6">Solides : </text:span><text:span text:style-name="MT24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solides : <text:span text:style-name="MT25">patrons</text:span></text:p></draw:text-box></draw:frame><draw:g text:anchor-type="paragraph" draw:z-index="57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25">patrons</text:span></text:h></draw:text-box></draw:frame><draw:g text:anchor-type="paragraph" draw:z-index="58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20">S</text:span>olides : <text:span text:style-name="MT26">Perspective cavalière</text:span></text:p>
      </style:header>
      <style:header-left>
        <text:p text:style-name="_5f_Header_20_G_20_page_20_impaire_20__28_D_29_"><text:span text:style-name="MT20">S</text:span>olides : <text:span text:style-name="MT2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59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2">solides : </text:span><text:span text:style-name="MT27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60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2">solides : </text:span><text:span text:style-name="MT27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17"><text:span text:style-name="MT6">S</text:span><text:span text:style-name="MT19">olides</text:span> : <text:span text:style-name="MT6">Vocabulaire, nature</text:span></text:p>
      </style:header>
      <style:header-left>
        <text:p text:style-name="MP17"><text:span text:style-name="MT6">S</text:span><text:span text:style-name="MT19">olides</text:span> : <text:span text:style-name="MT6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solides : Vocabulaire, NatuRE</text:p></draw:text-box></draw:frame><draw:g text:anchor-type="paragraph" draw:z-index="63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solides : Vocabulaire, NatuRE</text:p></draw:text-box></draw:frame><draw:g text:anchor-type="paragraph" draw:z-index="61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20">S</text:span>olides : <text:span text:style-name="MT20">Vocabulaire, nature</text:span></text:p>
      </style:header>
      <style:header-left>
        <text:p text:style-name="_5f_Header_20_G_20_page_20_impaire_20__28_D_29_"><text:span text:style-name="MT20">S</text:span>olides : <text:span text:style-name="MT20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65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8">solides : Vocabulaire, NatuRE</text:p></draw:text-box></draw:frame><draw:g text:anchor-type="paragraph" draw:z-index="62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28">Constructions géométriques : </text:span><text:span text:style-name="MT29">Rédiger</text:span></text:p>
      </style:header>
      <style:header-left>
        <text:p text:style-name="_5f_Header_20_G_20_page_20_paire_20__28_G_29_"><text:span text:style-name="MT28">Constructions géométriques : </text:span><text:span text:style-name="MT29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4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0">CONSTRUCTIONS Géométriques : </text:span><text:span text:style-name="MT31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20"><text:span text:style-name="MT32">Constructions géométriques : </text:span><text:span text:style-name="MT3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66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30">CONSTRUCTIONS Géométriques : <text:s/></text:span><text:span text:style-name="MT34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3" text:anchor-type="frame" svg:x="0.45cm" svg:y="0.079cm" svg:width="0.817cm" draw:z-index="0"><draw:text-box fo:min-height="0.355cm"><text:p text:style-name="MP3"><draw:g text:anchor-type="paragraph" draw:z-index="67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28">Constructions géométriques : </text:span><text:span text:style-name="MT35">Reproduire</text:span></text:p>
      </style:header>
      <style:header-left>
        <text:p text:style-name="_5f_Header_20_G_20_page_20_paire_20__28_G_29_"><text:span text:style-name="MT28">Constructions géométriques : </text:span><text:span text:style-name="MT35">Reproduire</text:span></text:p>
      </style:header-left>
      <style:footer>
        <text:p text:style-name="MP6"><draw:frame draw:style-name="Mfr1" draw:name="Frame612" text:anchor-type="paragraph" svg:y="-0.06cm" draw:z-index="0"><draw:text-box fo:min-height="0.499cm" fo:min-width="3cm"><draw:frame draw:style-name="Mfr2" draw:name="Frame713" text:anchor-type="frame" svg:x="0.45cm" svg:y="0.079cm" svg:width="0.817cm" draw:z-index="0"><draw:text-box fo:min-height="0.355cm"><text:p text:style-name="MP3"><draw:g text:anchor-type="paragraph" draw:z-index="69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0">CONSTRUCTIONS Géométriques : </text:span><text:span text:style-name="MT34">REPRODUIRE</text:span></text:p></draw:text-box></draw:frame></text:p>
      </style:footer>
      <style:footer-left>
        <text:p text:style-name="MP6"><draw:frame draw:style-name="Mfr1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8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32">Constructions géométriques : </text:span><text:span text:style-name="MT33">Reproduire</text:span></text:p>
      </style:header>
      <style:header-left>
        <text:p text:style-name="MP22"><text:span text:style-name="MT32">Constructions géométriques : </text:span><text:span text:style-name="MT3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1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70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24"><draw:line text:anchor-type="paragraph" draw:z-index="72" draw:name="Shape9_1" draw:style-name="Mgr3" draw:text-style-name="MP25" svg:x1="11.559cm" svg:y1="0.36cm" svg:x2="20.5cm" svg:y2="0.36cm"><text:p/></draw:line><draw:frame text:anchor-type="paragraph" draw:z-index="73" draw:name="Shape8_6" draw:style-name="Mgr4" draw:text-style-name="MP26" svg:width="2.703cm" svg:height="0.715cm" draw:transform="rotate (0.0872664625997165) translate (-0.172861111111111cm 0.218722222222222cm)"><draw:text-box><text:p text:style-name="MP25"><text:span text:style-name="MT36">Série 1</text:span></text:p></draw:text-box></draw:frame><draw:path text:anchor-type="paragraph" draw:z-index="74" draw:name="Shape7_1" draw:style-name="Mgr5" draw:text-style-name="MP27" svg:width="4.329cm" svg:height="2.24cm" svg:x="-1.499cm" svg:y="-1cm" svg:viewBox="0 0 4330 2241" svg:d="M0 2241l3984-288c209-15 363-168 345-342l-170-1611h-4159z"><text:p/></draw:path>T<text:span text:style-name="MT37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5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38">Éléments de géométrie</text:span> • <text:span text:style-name="MT38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29">Géométrie de base, partie 1: nommer, mesurer</text:p>
      </style:header>
      <style:header-left>
        <text:p text:style-name="_5f_Header_20_G_20_page_20_impaire_20__28_D_29_">Géométrie plane : Vocabulaire</text:p>
        <text:p text:style-name="MP30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9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4">G</text:span><text:span text:style-name="MT39">éométrie </text:span><text:span text:style-name="MT40">plane </text:span><text:span text:style-name="MT39">: </text:span><text:span text:style-name="MT40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6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4">G</text:span><text:span text:style-name="MT39">éométrie </text:span><text:span text:style-name="MT41">plane</text:span><text:span text:style-name="MT39"> : </text:span><text:span text:style-name="MT41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20"><text:span text:style-name="MT32">Constructions géométriques : </text:span><text:span text:style-name="MT33">Reproduire</text:span></text:p>
      </style:header>
      <style:header-left>
        <text:p text:style-name="MP20"><text:span text:style-name="MT32">Constructions géométriques : </text:span><text:span text:style-name="MT3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77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30">CONSTRUCTIONS Géométriques : <text:s/></text:span><text:span text:style-name="MT34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3" text:anchor-type="frame" svg:x="0.45cm" svg:y="0.079cm" svg:width="0.817cm" draw:z-index="0"><draw:text-box fo:min-height="0.355cm"><text:p text:style-name="MP3"><draw:g text:anchor-type="paragraph" draw:z-index="78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30">CONSTRUCTIONS Géométriques : <text:s/></text:span><text:span text:style-name="MT34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32"><text:span text:style-name="MT42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82" draw:name="Shape4_161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83" draw:name="Shape4_159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80" draw:name="Shape4_160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58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46">Aires </text:span>: <text:span text:style-name="MT46">problèmes <text:s text:c="4"/></text:span></text:h>
      </style:footer>
      <style:footer-left>
        <text:p text:style-name="MP38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39"><text:span text:style-name="MT42"><text:s text:c="15"/>A</text:span>ires : Aire et unité</text:p>
      </style:header>
      <style:header-left>
        <text:p text:style-name="MP39"><text:span text:style-name="MT4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50" draw:name="Shape4_157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0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151" draw:name="Shape4_100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52" draw:name="Shape4_155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49" draw:name="Shape4_156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41"><text:span text:style-name="MT47">Conversions d’unités : </text:span><text:span text:style-name="MT48">Problèmes</text:span></text:p>
      </style:header>
      <style:header-left>
        <text:p text:style-name="MP41"><text:span text:style-name="MT47">Conversions d’unités : </text:span><text:span text:style-name="MT48">Problèm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50">problèmes</text:span></text:p></draw:text-box></draw:frame><draw:g text:anchor-type="paragraph" draw:z-index="156" draw:name="Shape4_6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2"><text:span text:style-name="MT51">Conversions d’unités : </text:span><text:span text:style-name="MT50">problèmes</text:span></text:p></draw:text-box></draw:frame><draw:g text:anchor-type="paragraph" draw:z-index="153" draw:name="Shape4_142" draw:style-name="Mgr1"><draw:path draw:style-name="Mgr7" draw:text-style-name="MP36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48">Problèmes</text:span></text:p>
      </style:header>
      <style:header-left>
        <text:p text:style-name="_5f_Header_20_N_20_page_20_paire_20__28_G_29_"><text:s/><text:span text:style-name="MT52">Conversions d’unités : </text:span><text:span text:style-name="MT48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50">problèmes</text:span></text:p></draw:text-box></draw:frame><draw:g text:anchor-type="paragraph" draw:z-index="154" draw:name="Shape4_147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3">Conversions d’unités </text:span><text:span text:style-name="MT45">: </text:span><text:span text:style-name="MT53">problèmes</text:span></text:p></draw:text-box></draw:frame><draw:g text:anchor-type="paragraph" draw:z-index="155" draw:name="Shape4_63" draw:style-name="Mgr1"><draw:path draw:style-name="Mgr7" draw:text-style-name="MP36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47">Conversions d’unités : </text:span><text:span text:style-name="MT54">Aires</text:span></text:p>
      </style:header>
      <style:header-left>
        <text:p text:style-name="_5f_Header_20_N_20_page_20_paire_20__28_G_29_"><text:span text:style-name="MT47">Conversions d’unités : </text:span><text:span text:style-name="MT54">Aires</text:span></text:p>
      </style:header-left>
      <style:footer>
        <text:p text:style-name="MP2"><draw:frame draw:style-name="Mfr1" draw:name="Frame311111111111111" text:anchor-type="paragraph" svg:y="-0.06cm" draw:z-index="0"><draw:text-box fo:min-height="0.499cm" fo:min-width="3cm"><draw:frame draw:style-name="Mfr2" draw:name="Frame41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9">Conversions d’unités : </text:span><text:span text:style-name="MT55">Aires</text:span></text:h></draw:text-box></draw:frame><draw:g text:anchor-type="paragraph" draw:z-index="158" draw:name="Shape4_146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52">Conversions d’unités : </text:span><text:span text:style-name="MT54">Aires</text:span></text:p>
      </style:header>
      <style:header-left>
        <text:p text:style-name="Header"><text:s/><text:span text:style-name="MT52">Conversions d’unités : </text:span><text:span text:style-name="MT54">Aires</text:span></text:p>
      </style:header-left>
      <style:footer>
        <text:p text:style-name="MP6"><draw:frame draw:style-name="Mfr1" draw:name="Frame1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55">aires</text:span></text:p></draw:text-box></draw:frame><draw:g text:anchor-type="paragraph" draw:z-index="160" draw:name="Shape4_5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61" draw:name="Shape4_153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2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56">Vitesse</text:span></text:p>
      </style:header>
      <style:header-left>
        <text:p text:style-name="_5f_Header_20_N_20_page_20_impaire_20__28_D_29_"><text:span text:style-name="MT47">Conversions d’unités : </text:span><text:span text:style-name="MT56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57">vitesse</text:span><text:span text:style-name="MT45"> </text:span></text:p></draw:text-box></draw:frame><draw:g text:anchor-type="paragraph" draw:z-index="163" draw:name="Shape4_140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9" draw:name="Shape4_4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1">Conversions d’unités : </text:span><text:span text:style-name="MT57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58">Temps et durées</text:span></text:p>
      </style:header>
      <style:header-left>
        <text:p text:style-name="_5f_Header_20_N_20_page_20_impaire_20__28_D_29_"><text:s/><text:span text:style-name="MT52">Conversions d’unités : </text:span><text:span text:style-name="MT58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59">Temps et </text:span><text:span text:style-name="MT60">Durée</text:span><text:span text:style-name="MT45"> </text:span></text:p></draw:text-box></draw:frame><draw:g text:anchor-type="paragraph" draw:z-index="165" draw:name="Shape4_137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66" draw:name="Shape4_143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44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61">Temps et d</text:span><text:span text:style-name="MT62">urées</text:span></text:p>
      </style:header>
      <style:header-left>
        <text:p text:style-name="_5f_Header_20_N_20_page_20_impaire_20__28_D_29_"><text:span text:style-name="MT47">Conversions d’unités : </text:span><text:span text:style-name="MT61">Temps et d</text:span><text:span text:style-name="MT62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63">temps et </text:span><text:span text:style-name="MT64">durées</text:span><text:span text:style-name="MT45"> </text:span></text:p></draw:text-box></draw:frame><draw:g text:anchor-type="paragraph" draw:z-index="167" draw:name="Shape4_132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4" draw:name="Shape4_141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1">Conversions d’unités : </text:span><text:span text:style-name="MT63">temps et </text:span><text:span text:style-name="MT64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52">Conversions d’unités : </text:span><text:span text:style-name="MT61">Temps et d</text:span><text:span text:style-name="MT62">urées</text:span></text:p>
      </style:header>
      <style:header-left>
        <text:p text:style-name="Header"><text:s/><text:span text:style-name="MT52">Conversions d’unités : </text:span><text:span text:style-name="MT61">Temps et d</text:span><text:span text:style-name="MT62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63">temps et </text:span><text:span text:style-name="MT64">durées</text:span><text:span text:style-name="MT45"> </text:span></text:p></draw:text-box></draw:frame><draw:g text:anchor-type="paragraph" draw:z-index="168" draw:name="Shape4_131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69" draw:name="Shape4_138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39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47">Conversions d’unités : </text:span><text:span text:style-name="MT65">Capacités</text:span></text:p>
      </style:header>
      <style:header-left>
        <text:p text:style-name="_5f_Header_20_N_20_page_20_impaire_20__28_D_29_"><text:span text:style-name="MT47">Conversions d’unités : </text:span><text:span text:style-name="MT65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66">Capacités</text:span><text:span text:style-name="MT45"> </text:span></text:p></draw:text-box></draw:frame><draw:g text:anchor-type="paragraph" draw:z-index="173" draw:name="Shape4_148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52">Conversions d’unités : </text:span><text:span text:style-name="MT65">Capacités</text:span></text:p>
      </style:header>
      <style:header-left>
        <text:p text:style-name="Header"><text:s/><text:span text:style-name="MT52">Conversions d’unités : </text:span><text:span text:style-name="MT65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67">capacités</text:span><text:span text:style-name="MT45"> </text:span></text:p></draw:text-box></draw:frame><draw:g text:anchor-type="paragraph" draw:z-index="175" draw:name="Shape4_136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71" draw:name="Shape4_134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35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68"><text:s/></text:span><text:span text:style-name="MT52">Conversions d’unités : </text:span><text:span text:style-name="MT68">masses</text:span></text:p>
      </style:header>
      <style:header-left>
        <text:p text:style-name="_5f_Header_20_N_20_page_20_impaire_20__28_D_29_"><text:span text:style-name="MT68"><text:s/></text:span><text:span text:style-name="MT52">Conversions d’unités : </text:span><text:span text:style-name="MT68">masses</text:span></text:p>
      </style:header-left>
      <style:footer>
        <text:p text:style-name="MP4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69">Masses</text:span><text:span text:style-name="MT45"> </text:span></text:p></draw:text-box></draw:frame><draw:g text:anchor-type="paragraph" draw:z-index="178" draw:name="Shape4_128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draw:g text:anchor-type="paragraph" draw:z-index="179" draw:name="Shape4_126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4" draw:name="Shape4_3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1">Conversions d’unités : </text:span><text:span text:style-name="MT70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52">Conversions d’unités : </text:span><text:span text:style-name="MT68">masses</text:span></text:p>
      </style:header>
      <style:header-left>
        <text:p text:style-name="_5f_Header_20_N_20_page_20_impaire_20__28_D_29_"><text:s/><text:span text:style-name="MT52">Conversions d’unités : </text:span><text:span text:style-name="MT68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71">masses</text:span><text:span text:style-name="MT45"> </text:span></text:p></draw:text-box></draw:frame><draw:g text:anchor-type="paragraph" draw:z-index="182" draw:name="Shape4_123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76" draw:name="Shape4_129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30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44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9" draw:name="Shape4_109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2">Périmètre : </text:span><text:span text:style-name="MT73">Problèmes</text:span></text:p></draw:text-box></draw:frame></text:p>
      </style:footer>
      <style:footer-left>
        <text:p text:style-name="MP44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<text:span text:style-name="MT72">Périmètre : </text:span><text:span text:style-name="MT73">Problèmes</text:span></text:p></draw:text-box></draw:frame><draw:g text:anchor-type="paragraph" draw:z-index="186" draw:name="Shape4_122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190" draw:name="Shape4_108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91" draw:name="Shape4_120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92" draw:name="Shape4_121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93" draw:name="Shape3_16" draw:style-name="Mgr9" draw:text-style-name="MP25" svg:x1="12.726cm" svg:y1="0.399cm" svg:x2="20.496cm" svg:y2="0.36cm"><text:p/></draw:line><text:span text:style-name="MT74">Périmètre</text:span> : <text:span text:style-name="MT75">Périmètres et unités</text:span></text:p>
      </style:header>
      <style:header-left>
        <text:p text:style-name="MP46"><draw:line text:anchor-type="paragraph" draw:z-index="195" draw:name="Shape3_17" draw:style-name="Mgr9" draw:text-style-name="MP25" svg:x1="16.083cm" svg:y1="0.383cm" svg:x2="20.496cm" svg:y2="0.36cm"><text:p/></draw:line><text:span text:style-name="MT74">Périmètre</text:span> : <text:span text:style-name="MT75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4" draw:name="Shape4_107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2">Périmètre <text:s/>: </text:span><text:span text:style-name="MT76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196" draw:name="Shape4_12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97" draw:name="Shape4_263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265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01" draw:name="Shape3_11" draw:style-name="Mgr9" draw:text-style-name="MP25" svg:x1="12.45cm" svg:y1="0.362cm" svg:x2="20.497cm" svg:y2="0.36cm"><text:p/></draw:line><text:span text:style-name="MT74">Périmètre</text:span> : <text:span text:style-name="MT77">Mesurer, reporter</text:span></text:p>
      </style:header>
      <style:header-left>
        <text:p text:style-name="_5f_Header_20_M_20_page_20_impaire_20__28_D_29_"><draw:line text:anchor-type="paragraph" draw:z-index="202" draw:name="Shape3_20" draw:style-name="Mgr9" draw:text-style-name="MP25" svg:x1="12.45cm" svg:y1="0.362cm" svg:x2="20.497cm" svg:y2="0.36cm"><text:p/></draw:line><text:span text:style-name="MT74">Périmètre</text:span> : <text:span text:style-name="MT77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03" draw:name="Shape4_113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2">Périmètre : </text:span><text:span text:style-name="MT78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06" draw:name="Shape4_18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99" draw:name="Shape4_114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15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4">Périmètre</text:span> : <text:span text:style-name="MT74">Calculs sur une figure</text:span></text:p>
      </style:header>
      <style:header-left>
        <text:p text:style-name="_5f_Header_20_M_20_page_20_paire_20__28_G_29_"><text:span text:style-name="MT74">Périmètre</text:span> : <text:span text:style-name="MT74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8" draw:name="Shape4_94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4" draw:name="Shape4_95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5" draw:name="Shape4_96" draw:style-name="Mgr1"><draw:path draw:style-name="Mgr6" draw:text-style-name="MP3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09" draw:name="Shape4_93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10" draw:name="Shape4_102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07" draw:name="Shape4_101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9">Proportionnalité et pourcentage</text:span><text:span text:style-name="MT80"> </text:span>: <text:span text:style-name="MT81">Pourcentages</text:span> </text:p>
      </style:header>
      <style:header-left>
        <text:p text:style-name="_5f_Header_20_D_20_page_20_impaire_20__28_D_29_"><text:span text:style-name="MT79">Proportionnalité et pourcentage</text:span><text:span text:style-name="MT80"> </text:span>: <text:span text:style-name="MT81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1" draw:name="Shape4_98" draw:style-name="Mgr1"><draw:path draw:style-name="Mgr8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82">Proportionnalité et pourcentage : </text:span><text:span text:style-name="MT83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84">Proportionnalité et pourcentages : </text:span><text:span text:style-name="MT83">pourcentages</text:span></text:p></draw:text-box></draw:frame><draw:g text:anchor-type="paragraph" draw:z-index="212" draw:name="Shape4_112" draw:style-name="Mgr1"><draw:path draw:style-name="Mgr8" draw:text-style-name="MP37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49"/>
      </style:header>
      <style:header-left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49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3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4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85">Utiliser des données</text:span> : <text:span text:style-name="MT85">Organiser</text:span> </text:p>
      </style:header>
      <style:header-left>
        <text:p text:style-name="MP52"><text:span text:style-name="MT85">Utiliser des données</text:span> : <text:span text:style-name="MT85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27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1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22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80">Utilis</text:span><text:span text:style-name="MT86">er des</text:span><text:span text:style-name="MT80"> données </text:span>: <text:span text:style-name="MT87">Organiser</text:span> </text:p>
      </style:header>
      <style:header-left>
        <text:p text:style-name="_5f_Header_20_D_20_page_20_paire_20__28_G_29_"><text:s/><text:span text:style-name="MT80">Utilis</text:span><text:span text:style-name="MT86">er des</text:span><text:span text:style-name="MT80"> données </text:span>: <text:span text:style-name="MT8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0">Organiser</text:span><text:span text:style-name="MT45"> </text:span></text:p></draw:text-box></draw:frame><draw:g text:anchor-type="paragraph" draw:z-index="229" draw:name="Shape4_74" draw:style-name="Mgr1"><draw:path draw:style-name="Mgr8" draw:text-style-name="MP3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0">Organiser</text:span><text:span text:style-name="MT45"> </text:span></text:p></draw:text-box></draw:frame><draw:g text:anchor-type="paragraph" draw:z-index="230" draw:name="Shape4_75" draw:style-name="Mgr1"><draw:path draw:style-name="Mgr8" draw:text-style-name="MP54" svg:width="0.855cm" svg:height="1.172cm" svg:x="-0.268cm" svg:y="-0.175cm" svg:viewBox="0 0 856 1173" svg:d="M856 1173h-856v-991c0-100 79-182 175-182h505c97 0 176 82 176 182z"><text:p/></draw:path></draw:g><draw:g text:anchor-type="paragraph" draw:z-index="226" draw:name="Shape4_259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55"><text:span text:style-name="MT91">Repères du plan : Se repérer</text:span> </text:p>
      </style:header>
      <style:header-left>
        <text:p text:style-name="MP55"><text:span text:style-name="MT91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33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1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8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1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80">Utilis</text:span><text:span text:style-name="MT86">er des</text:span><text:span text:style-name="MT80"> données </text:span>: <text:span text:style-name="MT92">Représenter</text:span> </text:p>
      </style:header>
      <style:header-left>
        <text:p text:style-name="_5f_Header_20_D_20_page_20_paire_20__28_G_29_"><text:span text:style-name="_5f_Caractères"><text:span text:style-name="MT9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35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5">représenter</text:span><text:span text:style-name="MT45"> </text:span></text:p></draw:text-box></draw:frame><draw:g text:anchor-type="paragraph" draw:z-index="235" draw:name="Shape4_70" draw:style-name="Mgr1"><draw:path draw:style-name="Mgr8" draw:text-style-name="MP37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88">Utilis</text:span><text:span text:style-name="MT89">er</text:span><text:span text:style-name="MT88"> de</text:span><text:span text:style-name="MT89">s</text:span><text:span text:style-name="MT88"> données</text:span><text:span text:style-name="MT45"> : </text:span><text:span text:style-name="MT95">représenter</text:span><text:span text:style-name="MT45"> </text:span></text:p></draw:text-box></draw:frame><draw:g text:anchor-type="paragraph" draw:z-index="231" draw:name="Shape4_91" draw:style-name="Mgr1"><draw:path draw:style-name="Mgr8" draw:text-style-name="MP54" svg:width="0.855cm" svg:height="1.172cm" svg:x="-0.268cm" svg:y="-0.175cm" svg:viewBox="0 0 856 1173" svg:d="M856 1173h-856v-991c0-100 79-182 175-182h505c97 0 176 82 176 182z"><text:p/></draw:path></draw:g><draw:g text:anchor-type="paragraph" draw:z-index="232" draw:name="Shape4_90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40" draw:name="Shape4_82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9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Résoudre des problèmes</text:p></draw:text-box></draw:frame><draw:g text:anchor-type="paragraph" draw:z-index="236" draw:name="Shape4_97" draw:style-name="Mgr1"><draw:path draw:style-name="Mgr7" draw:text-style-name="MP36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42" draw:name="Shape4_68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43" draw:name="Shape4_89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83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97">Calculer : </text:span><text:span text:style-name="MT98">Distributivité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98">Distributivité</text:span><text:span text:style-name="MT9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49" draw:name="Shape4_79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99">calculer</text:span><text:span text:style-name="MT100"> : </text:span><text:span text:style-name="MT10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50" draw:name="Shape4_64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51" draw:name="Shape4_80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81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97">Calculer : </text:span><text:span text:style-name="MT102">Critères de divisibilité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02">Critères de divisibilité</text:span><text:span text:style-name="MT9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2" draw:name="Shape4_61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99">calculer</text:span><text:span text:style-name="MT100"> : </text:span><text:span text:style-name="MT10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text:span text:style-name="MT99">calculer</text:span><text:span text:style-name="MT100"> : </text:span><text:span text:style-name="MT103">critères de divisibilité</text:span></text:p></draw:text-box></draw:frame><draw:g text:anchor-type="paragraph" draw:z-index="253" draw:name="Shape4_65" draw:style-name="Mgr1"><draw:path draw:style-name="Mgr7" draw:text-style-name="MP36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60"><text:span text:style-name="MT104">G</text:span>éométrie plane : Parallèles, perpendiculaires,<text:line-break/> distances</text:p>
      </style:header>
      <style:header-left>
        <text:p text:style-name="MP61"><text:s/><text:span text:style-name="MT104">Géométrie plane</text:span> : <text:span text:style-name="MT10">P</text:span><text:span text:style-name="MT105">arallèles, perpendiculaires,<text:line-break/> </text:span><text:span text:style-name="MT12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2">Géométrie plane : </text:span><text:span text:style-name="MT3">parallèles, perpendiculaires, </text:span><text:span text:style-name="MT4">distances</text:span></text:h></draw:text-box></draw:frame><draw:g text:anchor-type="paragraph" draw:z-index="255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62" text:outline-level="1"><text:span text:style-name="MT106">G</text:span>éométrie plane : Parallèles, perpendiculaires, distances</text:h></draw:text-box></draw:frame><draw:g text:anchor-type="paragraph" draw:z-index="256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97">Calculer : </text:span><text:span text:style-name="MT107">Diviser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07">Diviser</text:span><text:span text:style-name="MT9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draw:g text:anchor-type="paragraph" draw:z-index="258" draw:name="Shape4_51" draw:style-name="Mgr1"><draw:path draw:style-name="Mgr7" draw:text-style-name="MP36" svg:width="0.855cm" svg:height="1.172cm" svg:x="7.545cm" svg:y="-0.194cm" svg:viewBox="0 0 856 1173" svg:d="M856 1173h-856v-991c0-100 79-182 175-182h505c97 0 176 82 176 182z"><text:p/></draw:path></draw:g><text:span text:style-name="MT99">calculer</text:span><text:span text:style-name="MT100"> : </text:span><text:span text:style-name="MT108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text:span text:style-name="MT99">calculer</text:span><text:span text:style-name="MT100"> : </text:span><text:span text:style-name="MT108">diviser</text:span></text:p></draw:text-box></draw:frame><draw:g text:anchor-type="paragraph" draw:z-index="254" draw:name="Shape4_60" draw:style-name="Mgr1"><draw:path draw:style-name="Mgr7" draw:text-style-name="MP36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60" draw:name="Shape4_54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61" draw:name="Shape4_57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57" draw:name="Shape4_58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63">Calculer : <text:span text:style-name="MT109">Multiplier</text:span> </text:p>
      </style:header>
      <style:header-left>
        <text:p text:style-name="MP63">Calculer : <text:span text:style-name="MT109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draw:g text:anchor-type="paragraph" draw:z-index="263" draw:name="Shape4_55" draw:style-name="Mgr1"><draw:path draw:style-name="Mgr7" draw:text-style-name="MP36" svg:width="0.855cm" svg:height="1.172cm" svg:x="7.535cm" svg:y="-0.178cm" svg:viewBox="0 0 856 1173" svg:d="M856 1173h-856v-991c0-100 79-182 175-182h505c97 0 176 82 176 182z"><text:p/></draw:path></draw:g><text:span text:style-name="MT99">calculer</text:span><text:span text:style-name="MT100"> : </text:span><text:span text:style-name="MT110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text:span text:style-name="MT99">calculer</text:span><text:span text:style-name="MT100"> : </text:span><text:span text:style-name="MT110">Multiplier</text:span></text:p></draw:text-box></draw:frame><draw:g text:anchor-type="paragraph" draw:z-index="259" draw:name="Shape4_262" draw:style-name="Mgr1"><draw:path draw:style-name="Mgr7" draw:text-style-name="MP36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64" draw:name="Shape4_50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65" draw:name="Shape4_52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53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9">calculer</text:span><text:span text:style-name="MT100"> : </text:span><text:span text:style-name="MT99">additionner et soustraire</text:span></text:p></draw:text-box></draw:frame><draw:g text:anchor-type="paragraph" draw:z-index="268" draw:name="Shape4_47" draw:style-name="Mgr1"><draw:path draw:style-name="Mgr7" draw:text-style-name="MP3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9">calculer</text:span><text:span text:style-name="MT100"> : </text:span><text:span text:style-name="MT99">additionner et soustraire</text:span></text:p></draw:text-box></draw:frame><draw:g text:anchor-type="paragraph" draw:z-index="267" draw:name="Shape4_261" draw:style-name="Mgr1"><draw:path draw:style-name="Mgr7" draw:text-style-name="MP36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43">Calculer</text:span> : <text:span text:style-name="MT43">Additionner et soustraire</text:span></text:p>
      </style:header>
      <style:header-left>
        <text:p text:style-name="_5f_Header_20_N_20_page_20_paire_20__28_G_29_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69" draw:name="Shape4_46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66" draw:name="Shape4_48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65"><draw:path text:anchor-type="paragraph" draw:z-index="270" draw:name="Shape1_6" draw:style-name="Mgr10" draw:text-style-name="MP66" svg:width="4.329cm" svg:height="2.238cm" svg:x="-1.5cm" svg:y="-1.001cm" svg:viewBox="0 0 4330 2239" svg:d="M0 2239l3984-288c209-15 363-167 345-342l-170-1609h-4159z"><text:p/></draw:path><draw:line text:anchor-type="paragraph" draw:z-index="271" draw:name="Shape3_10" draw:style-name="Mgr11" draw:text-style-name="MP25" svg:x1="10.308cm" svg:y1="0.388cm" svg:x2="20.496cm" svg:y2="0.36cm"><text:p/></draw:line><text:span text:style-name="MT111">Fractions</text:span><text:span text:style-name="MT112"> : </text:span><text:span text:style-name="MT113">Problèmes</text:span><text:span text:style-name="MT112"> </text:span></text:p>
      </style:header>
      <style:header-left>
        <text:p text:style-name="MP65"><draw:line text:anchor-type="paragraph" draw:z-index="272" draw:name="Shape3_27" draw:style-name="Mgr11" draw:text-style-name="MP25" svg:x1="10.308cm" svg:y1="0.388cm" svg:x2="20.496cm" svg:y2="0.36cm"><text:p/></draw:line><draw:path text:anchor-type="paragraph" draw:z-index="273" draw:name="Shape1_10" draw:style-name="Mgr10" draw:text-style-name="MP66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4" draw:name="Shape4_43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4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81" draw:name="Shape4_41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75" draw:name="Shape4_45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44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68"><draw:line text:anchor-type="paragraph" draw:z-index="282" draw:name="Shape3_9" draw:style-name="Mgr11" draw:text-style-name="MP25" svg:x1="10.37cm" svg:y1="0.365cm" svg:x2="20.496cm" svg:y2="0.36cm"><text:p/></draw:line><draw:path text:anchor-type="paragraph" draw:z-index="285" draw:name="Shape1_4" draw:style-name="Mgr10" draw:text-style-name="MP66" svg:width="4.329cm" svg:height="2.238cm" svg:x="-1.5cm" svg:y="-7.4cm" svg:viewBox="0 0 4330 2239" svg:d="M0 2239l3984-288c209-15 363-167 345-342l-170-1609h-4159z"><text:p/></draw:path><text:span text:style-name="MT115">Fractions</text:span> : <text:span text:style-name="MT115">Opérations</text:span> </text:p>
      </style:header>
      <style:header-left>
        <text:p text:style-name="MP68"><draw:path text:anchor-type="paragraph" draw:z-index="283" draw:name="Shape1_8" draw:style-name="Mgr10" draw:text-style-name="MP66" svg:width="4.329cm" svg:height="2.238cm" svg:x="-1.5cm" svg:y="-7.4cm" svg:viewBox="0 0 4330 2239" svg:d="M0 2239l3984-288c209-15 363-167 345-342l-170-1609h-4159z"><text:p/></draw:path><draw:line text:anchor-type="paragraph" draw:z-index="284" draw:name="Shape3_26" draw:style-name="Mgr11" draw:text-style-name="MP25" svg:x1="10.37cm" svg:y1="0.365cm" svg:x2="20.496cm" svg:y2="0.36cm"><text:p/></draw:line><text:span text:style-name="MT115">Fractions</text:span> : <text:span text:style-name="MT115">Opérations</text:span> </text:p>
      </style:header-left>
      <style:footer>
        <text:p text:style-name="MP2"><draw:frame draw:style-name="Mfr1" draw:name="Frame5111111112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0" draw:name="Shape4_38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14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86" draw:name="Shape4_37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87" draw:name="Shape4_39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40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70"><draw:line text:anchor-type="paragraph" draw:z-index="289" draw:name="Shape3_8" draw:style-name="Mgr11" draw:text-style-name="MP25" svg:x1="17.736cm" svg:y1="0.376cm" svg:x2="20.496cm" svg:y2="0.36cm"><text:p/></draw:line><text:span text:style-name="MT116">Fractions</text:span> : <text:span text:style-name="MT116">Fractions, décimaux et comparaison</text:span></text:p>
      </style:header>
      <style:header-left>
        <text:p text:style-name="MP70"><draw:line text:anchor-type="paragraph" draw:z-index="291" draw:name="Shape3_25" draw:style-name="Mgr11" draw:text-style-name="MP25" svg:x1="17.736cm" svg:y1="0.376cm" svg:x2="20.496cm" svg:y2="0.36cm"><text:p/></draw:line><text:span text:style-name="MT116">Fractions</text:span> : <text:span text:style-name="MT116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0" draw:name="Shape4_34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14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92" draw:name="Shape4_33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93" draw:name="Shape4_35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36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72"><draw:line text:anchor-type="paragraph" draw:z-index="298" draw:name="Shape3_24" draw:style-name="Mgr11" draw:text-style-name="MP25" svg:x1="11.52cm" svg:y1="0.376cm" svg:x2="20.496cm" svg:y2="0.36cm"><text:p/></draw:line><text:span text:style-name="MT117">Fractions</text:span> : <text:span text:style-name="MT117">Droite graduée</text:span></text:p>
      </style:header>
      <style:header-left>
        <text:p text:style-name="MP72"><draw:line text:anchor-type="paragraph" draw:z-index="299" draw:name="Shape3_28" draw:style-name="Mgr11" draw:text-style-name="MP25" svg:x1="11.52cm" svg:y1="0.376cm" svg:x2="20.496cm" svg:y2="0.36cm"><text:p/></draw:line><text:span text:style-name="MT117">Fractions</text:span> : <text:span text:style-name="MT117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7" draw:name="Shape4_30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<text:span text:style-name="MT114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301" draw:name="Shape4_29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95" draw:name="Shape4_32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1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74"><draw:line text:anchor-type="paragraph" draw:z-index="303" draw:name="Shape3_14" draw:style-name="Mgr11" draw:text-style-name="MP25" svg:x1="12.876cm" svg:y1="0.392cm" svg:x2="20.496cm" svg:y2="0.36cm"><text:p/></draw:line><draw:path text:anchor-type="paragraph" draw:z-index="305" draw:name="Shape1_3" draw:style-name="Mgr10" draw:text-style-name="MP66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>
      <style:header-left>
        <text:p text:style-name="MP74"><draw:line text:anchor-type="paragraph" draw:z-index="306" draw:name="Shape3_23" draw:style-name="Mgr11" draw:text-style-name="MP25" svg:x1="12.876cm" svg:y1="0.392cm" svg:x2="20.496cm" svg:y2="0.36cm"><text:p/></draw:line><draw:path text:anchor-type="paragraph" draw:z-index="304" draw:name="Shape1_7" draw:style-name="Mgr10" draw:text-style-name="MP66" svg:width="4.329cm" svg:height="2.238cm" svg:x="-1.8cm" svg:y="-8.982cm" svg:viewBox="0 0 4330 2239" svg:d="M0 2239l3984-288c209-15 363-167 345-342l-170-1609h-4159z"><text:p/></draw:path><text:span text:style-name="MT118">Fractions</text:span> : <text:span text:style-name="MT118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00" draw:name="Shape4_26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<text:span text:style-name="MT114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307" draw:name="Shape4_27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308" draw:name="Shape4_28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0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76"><draw:path text:anchor-type="paragraph" draw:z-index="309" draw:name="Shape1_1" draw:style-name="Mgr10" draw:text-style-name="MP66" svg:width="4.329cm" svg:height="2.238cm" svg:x="-1.8cm" svg:y="-8.982cm" svg:viewBox="0 0 4330 2239" svg:d="M0 2239l3984-288c209-15 363-167 345-342l-170-1609h-4159z"><text:p/></draw:path><draw:line text:anchor-type="paragraph" draw:z-index="312" draw:name="Shape3_13" draw:style-name="Mgr11" draw:text-style-name="MP25" svg:x1="15.337cm" svg:y1="0.36cm" svg:x2="20.496cm" svg:y2="0.36cm"><text:p/></draw:line><text:span text:style-name="MT119">Fractions</text:span> : <text:span text:style-name="MT119">Représentation géométrique</text:span></text:p>
      </style:header>
      <style:header-left>
        <text:p text:style-name="MP76"><draw:line text:anchor-type="paragraph" draw:z-index="310" draw:name="Shape3_21" draw:style-name="Mgr11" draw:text-style-name="MP25" svg:x1="15.337cm" svg:y1="0.36cm" svg:x2="20.496cm" svg:y2="0.36cm"><text:p/></draw:line><draw:path text:anchor-type="paragraph" draw:z-index="311" draw:name="Shape1_13" draw:style-name="Mgr10" draw:text-style-name="MP66" svg:width="4.329cm" svg:height="2.238cm" svg:x="-1.8cm" svg:y="-8.982cm" svg:viewBox="0 0 4330 2239" svg:d="M0 2239l3984-288c209-15 363-167 345-342l-170-1609h-4159z"><text:p/></draw:path><text:span text:style-name="MT119">Fractions</text:span> : <text:span text:style-name="MT119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114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313" draw:name="Shape4_24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314" draw:name="Shape4_25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86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78"><draw:line text:anchor-type="paragraph" draw:z-index="317" draw:name="Shape3_5" draw:style-name="Mgr11" draw:text-style-name="MP25" svg:x1="18.701cm" svg:y1="0.36cm" svg:x2="20.497cm" svg:y2="0.36cm"><text:p/></draw:line><text:span text:style-name="MT120">Nombres entiers et décimaux</text:span> : <text:span text:style-name="MT120">Comparer, encadrer</text:span></text:p>
      </style:header>
      <style:header-left>
        <text:p text:style-name="MP78"><draw:line text:anchor-type="paragraph" draw:z-index="318" draw:name="Shape3_6" draw:style-name="Mgr11" draw:text-style-name="MP25" svg:x1="18.701cm" svg:y1="0.36cm" svg:x2="20.497cm" svg:y2="0.36cm"><text:p/></draw:line><text:span text:style-name="MT120">Nombres entiers et décimaux</text:span> : <text:span text:style-name="MT120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20" draw:name="Shape4_19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14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322" draw:name="Shape4_14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319" draw:name="Shape4_21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20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80"><draw:line text:anchor-type="paragraph" draw:z-index="323" draw:name="Shape3_2" draw:style-name="Mgr11" draw:text-style-name="MP25" svg:x1="16.083cm" svg:y1="0.383cm" svg:x2="20.496cm" svg:y2="0.36cm"><text:p/></draw:line>Nombres entiers et décimaux : Numération</text:p>
      </style:header>
      <style:header-left>
        <text:p text:style-name="MP80"><draw:line text:anchor-type="paragraph" draw:z-index="325" draw:name="Shape3_3" draw:style-name="Mgr12" draw:text-style-name="MP25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24" draw:name="Shape4_42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<text:span text:style-name="MT114">N</text:span>ombres entiers et décimaux : numération</text:p></draw:text-box></draw:frame></text:p>
      </style:footer>
      <style:footer-left>
        <text:p text:style-name="MP2"><draw:g text:anchor-type="paragraph" draw:z-index="321" draw:name="Shape4_8" draw:style-name="Mgr1"><draw:path draw:style-name="Mgr7" draw:text-style-name="MP36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<text:span text:style-name="MT114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326" draw:name="Shape4_78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327" draw:name="Shape4_110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92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82"><draw:line text:anchor-type="paragraph" draw:z-index="331" draw:name="Shape3_15" draw:style-name="Mgr11" draw:text-style-name="MP25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>
      <style:header-left>
        <text:p text:style-name="MP82"><draw:line text:anchor-type="paragraph" draw:z-index="332" draw:name="Shape3_19" draw:style-name="Mgr11" draw:text-style-name="MP25" svg:x1="17.597cm" svg:y1="0.383cm" svg:x2="19.595cm" svg:y2="0.383cm"><text:p/></draw:line><text:span text:style-name="MT112">Nombres entiers et décimaux : </text:span><text:span text:style-name="Character_5f_20_5f_style"><text:span text:style-name="MT121">×</text:span></text:span><text:span text:style-name="MT122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33" draw:name="Shape4_15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99">N</text:span><text:span text:style-name="MT123">ombres entiers et décimaux : </text:span><text:span text:style-name="Character_5f_20_5f_style"><text:span text:style-name="MT121">×</text:span></text:span><text:span text:style-name="MT124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336" draw:name="Shape4_16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329" draw:name="Shape4_106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17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339" draw:name="Shape4_10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335" draw:name="Shape4_11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116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82"><draw:line text:anchor-type="paragraph" draw:z-index="340" draw:name="Shape3_22" draw:style-name="Mgr13" draw:text-style-name="MP25" svg:x1="16.575cm" svg:y1="0cm" svg:x2="19.073cm" svg:y2="0cm"><text:p/></draw:line><text:span text:style-name="MT112">Nombres entiers et décimaux : </text:span><text:span text:style-name="MT125">La droite graduée</text:span></text:p>
      </style:header>
      <style:header-left>
        <text:p text:style-name="MP82"><draw:line text:anchor-type="paragraph" draw:z-index="341" draw:name="Shape3_37" draw:style-name="Mgr11" draw:text-style-name="MP25" svg:x1="17.999cm" svg:y1="0.36cm" svg:x2="20.497cm" svg:y2="0.36cm"><text:p/></draw:line><text:span text:style-name="MT112">Nombres entiers et décimaux : </text:span><text:span text:style-name="MT125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7" draw:name="Shape4_9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99">N</text:span><text:span text:style-name="MT123">ombres entiers et décimaux : </text:span><text:span text:style-name="MT126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38" draw:name="Shape4_13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<text:span text:style-name="MT99">N</text:span><text:span text:style-name="MT123">ombres entiers et décimaux : </text:span><text:span text:style-name="MT126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37" draw:name="Shape4_66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38" draw:name="Shape4_76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234" draw:name="Shape4_77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97">Calculer : </text:span><text:span text:style-name="MT127">Priorités opératoires</text:span><text:span text:style-name="MT97"> </text:span></text:p>
      </style:header>
      <style:header-left>
        <text:p text:style-name="_5f_Header_20_N_20_page_20_impaire_20__28_D_29_"><text:span text:style-name="MT97">Calculer : </text:span><text:span text:style-name="MT127">Priorités opératoires</text:span><text:span text:style-name="MT9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4" draw:name="Shape4_67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99">calculer</text:span><text:span text:style-name="MT100"> : </text:span><text:span text:style-name="MT128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9"><text:span text:style-name="MT99">calculer</text:span><text:span text:style-name="MT100"> : </text:span><text:span text:style-name="MT128">priorités opératoires</text:span></text:p></draw:text-box></draw:frame><draw:g text:anchor-type="paragraph" draw:z-index="241" draw:name="Shape4_69" draw:style-name="Mgr1"><draw:path draw:style-name="Mgr7" draw:text-style-name="MP36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129">P</text:span>roportionnalité </text:p>
      </style:header>
      <style:header-left>
        <text:p text:style-name="_5f_Header_20_D_20_page_20_paire_20__28_G_29_"><text:span text:style-name="MT79"><text:tab/>Proportionnalité et pourcentage</text:span><text:span text:style-name="MT80"> </text:span>: <text:span text:style-name="MT79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draw:g text:anchor-type="paragraph" draw:z-index="216" draw:name="Shape4_73" draw:style-name="Mgr1"><draw:path draw:style-name="Mgr8" draw:text-style-name="MP5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7" draw:name="Shape4_88" draw:style-name="Mgr1"><draw:path draw:style-name="Mgr8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49"/>
      </style:header>
      <style:header-left>
        <text:p text:style-name="Header"><text:span text:style-name="MT79">Proportionnalité et pourcentages</text:span><text:span text:style-name="MT80"> </text:span>: <text:span text:style-name="MT79">proportionnalité</text:span> </text:p>
        <text:p text:style-name="MP49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8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5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19" draw:name="Shape4_71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20" draw:name="Shape4_104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21" draw:name="Shape4_105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23" draw:name="Shape3_4" draw:style-name="Mgr9" draw:text-style-name="MP25" svg:x1="12.104cm" svg:y1="0.392cm" svg:x2="20.497cm" svg:y2="0.36cm"><text:p/></draw:line><text:span text:style-name="MT74">Périmètre</text:span> : <text:span text:style-name="MT130">Coder et calculer</text:span></text:p>
      </style:header>
      <style:header-left>
        <text:p text:style-name="_5f_Header_20_M_20_page_20_impaire_20__28_D_29_"><draw:line text:anchor-type="paragraph" draw:z-index="224" draw:name="Shape3_18" draw:style-name="Mgr9" draw:text-style-name="MP25" svg:x1="12.104cm" svg:y1="0.392cm" svg:x2="20.497cm" svg:y2="0.36cm"><text:p/></draw:line><text:span text:style-name="MT74">Périmètre</text:span> : <text:span text:style-name="MT130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25" draw:name="Shape4_103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2">Périmètre : </text:span><text:span text:style-name="MT131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52">Conversions d’unités : longueurs</text:span></text:p>
      </style:header>
      <style:header-left>
        <text:p text:style-name="_5f_Header_20_N_20_page_20_impaire_20__28_D_29_"><text:s/><text:span text:style-name="MT52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longueurs</text:span><text:span text:style-name="MT45"> </text:span></text:p></draw:text-box></draw:frame><draw:g text:anchor-type="paragraph" draw:z-index="183" draw:name="Shape4_84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80" draw:name="Shape4_124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25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6">Conversions d’unités : longueurs</text:p></draw:text-box></draw:frame><draw:g text:anchor-type="paragraph" draw:z-index="188" draw:name="Shape4_127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4" draw:name="Shape4_133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Conversions d’unités : longueurs</text:p></draw:text-box></draw:frame><draw:g text:anchor-type="paragraph" draw:z-index="185" draw:name="Shape4_177" draw:style-name="Mgr1"><draw:path draw:style-name="Mgr7" draw:text-style-name="MP36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8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7" draw:name="Shape4_145" draw:style-name="Mgr1"><draw:path draw:style-name="Mgr7" draw:text-style-name="MP36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9">Conversions d’unités : </text:span><text:span text:style-name="MT132">Volume</text:span><text:span text:style-name="MT45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87" draw:name="Shape4_162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84" draw:name="Shape4_163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85" draw:name="Shape4_164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4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6" draw:name="Shape4_165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133">Aires</text:span><text:span text:style-name="MT72"> <text:s/>: </text:span><text:span text:style-name="MT133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104">Géométrie plane</text:span> : <text:span text:style-name="MT134">D</text:span><text:span text:style-name="MT104">roites, </text:span><text:span text:style-name="MT135">demi-droites </text:span><text:span text:style-name="MT136">&amp; </text:span><text:span text:style-name="MT135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88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15">Géométrie plane : </text:span><text:span text:style-name="MT2">droites, </text:span><text:span text:style-name="MT137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9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droites, </text:span><text:span text:style-name="MT137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17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solides : Vocabulaire, NatuRE</text:p></draw:text-box></draw:frame><draw:g text:anchor-type="paragraph" draw:z-index="92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solides : Vocabulaire, NatuRE</text:p></draw:text-box></draw:frame><draw:g text:anchor-type="paragraph" draw:z-index="91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38">Volumes : </text:span><text:span text:style-name="MT139">Calculs et conversions</text:span></text:p>
      </style:header>
      <style:header-left>
        <text:p text:style-name="_5f_Header_20_M_20_page_20_paire_20__28_G_29_"><text:span text:style-name="MT138">Volumes : </text:span><text:span text:style-name="MT139">Calculs et conversions</text:span></text:p>
      </style:header-left>
      <style:footer>
        <text:list xml:id="list1766731612" text:style-name="_5f_Numérotation_20_des_20_exercices">
          <text:list-item>
            <text:list>
              <text:list-item>
                <text:p text:style-name="MP93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/><text:span text:style-name="MT140">Volumes : </text:span><text:span text:style-name="MT141">Calculs et conversions</text:span> </text:p></draw:text-box></draw:frame><draw:g text:anchor-type="paragraph" draw:z-index="93" draw:name="Shape4_174" draw:style-name="Mgr1"><draw:path draw:style-name="Mgr6" draw:text-style-name="MP3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0934629537459" text:continue-numbering="true" text:style-name="_5f_Numérotation_20_des_20_exercices">
          <text:list-item>
            <text:list>
              <text:list-item>
                <text:p text:style-name="MP93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/><text:span text:style-name="MT140">Volumes : </text:span><text:span text:style-name="MT141">Calculs et conversions</text:span> </text:p></draw:text-box></draw:frame><draw:g text:anchor-type="paragraph" draw:z-index="90" draw:name="Shape4_175" draw:style-name="Mgr1"><draw:path draw:style-name="Mgr6" draw:text-style-name="MP3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95"><draw:path text:anchor-type="paragraph" draw:z-index="102" draw:name="Shape5_3" draw:style-name="Mgr14" draw:text-style-name="MP96" svg:width="4.329cm" svg:height="2.24cm" svg:x="-1.499cm" svg:y="-1cm" svg:viewBox="0 0 4330 2241" svg:d="M0 2241l3984-288c209-15 363-168 345-342l-170-1611h-4159z"><text:p/></draw:path><draw:frame text:anchor-type="paragraph" draw:z-index="103" draw:name="Shape6_3" draw:style-name="Mgr4" draw:text-style-name="MP26" svg:width="2.703cm" svg:height="0.715cm" draw:transform="rotate (0.0872664625997165) translate (-0.172861111111111cm 0.218722222222222cm)"><draw:text-box><text:p text:style-name="MP25"><text:span text:style-name="MT36">Série 1</text:span></text:p></draw:text-box></draw:frame><draw:line text:anchor-type="paragraph" draw:z-index="94" draw:name="Shape7_6" draw:style-name="Mgr9" draw:text-style-name="MP25" svg:x1="9.042cm" svg:y1="0.36cm" svg:x2="20.461cm" svg:y2="0.36cm"><text:p/></draw:line>T<text:span text:style-name="MT142">itre de la série</text:span></text:p>
      </style:header>
      <style:header-left>
        <text:p text:style-name="MP95"><draw:path text:anchor-type="paragraph" draw:z-index="95" draw:name="Shape5_4" draw:style-name="Mgr14" draw:text-style-name="MP96" svg:width="4.329cm" svg:height="2.24cm" svg:x="-1.499cm" svg:y="-1cm" svg:viewBox="0 0 4330 2241" svg:d="M0 2241l3984-288c209-15 363-168 345-342l-170-1611h-4159z"><text:p/></draw:path><draw:frame text:anchor-type="paragraph" draw:z-index="96" draw:name="Shape6_4" draw:style-name="Mgr4" draw:text-style-name="MP26" svg:width="2.703cm" svg:height="0.715cm" draw:transform="rotate (0.0872664625997165) translate (-0.172861111111111cm 0.218722222222222cm)"><draw:text-box><text:p text:style-name="MP25"><text:span text:style-name="MT36">Série 1</text:span></text:p></draw:text-box></draw:frame><draw:line text:anchor-type="paragraph" draw:z-index="97" draw:name="Shape7_3" draw:style-name="Mgr9" draw:text-style-name="MP25" svg:x1="9.042cm" svg:y1="0.36cm" svg:x2="20.461cm" svg:y2="0.36cm"><text:p/></draw:line>T<text:span text:style-name="MT142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8" draw:name="Shape8_4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43">Angles</text:span> • <text:span text:style-name="MT143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97"><text:span text:style-name="MT4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01" draw:name="Shape4_173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104" draw:name="Shape4_170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99" draw:name="Shape4_171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72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105" draw:name="Shape4_166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06" draw:name="Shape4_167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07" draw:name="Shape4_168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99"><text:span text:style-name="MT74"><text:s text:c="15"/>A</text:span><text:span text:style-name="MT144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8" draw:name="Shape4_169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1111111121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109" draw:name="Shape4_181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111" draw:name="Shape4_182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83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101"><text:span text:style-name="MT4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12" draw:name="Shape4_178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95"><draw:line text:anchor-type="paragraph" draw:z-index="118" draw:name="Shape7_8" draw:style-name="Mgr9" draw:text-style-name="MP25" svg:x1="9.042cm" svg:y1="0.36cm" svg:x2="20.461cm" svg:y2="0.36cm"><text:p/></draw:line><draw:path text:anchor-type="paragraph" draw:z-index="119" draw:name="Shape5_1" draw:style-name="Mgr14" draw:text-style-name="MP96" svg:width="4.329cm" svg:height="2.24cm" svg:x="-1.499cm" svg:y="-1cm" svg:viewBox="0 0 4330 2241" svg:d="M0 2241l3984-288c209-15 363-168 345-342l-170-1611h-4159z"><text:p/></draw:path><draw:frame text:anchor-type="paragraph" draw:z-index="120" draw:name="Shape6_2" draw:style-name="Mgr4" draw:text-style-name="MP26" svg:width="2.703cm" svg:height="0.715cm" draw:transform="rotate (0.0872664625997165) translate (-0.172861111111111cm 0.218722222222222cm)"><draw:text-box><text:p text:style-name="MP25"><text:span text:style-name="MT36">Série 1</text:span></text:p></draw:text-box></draw:frame>T<text:span text:style-name="MT142">itre de la série</text:span></text:p>
      </style:header>
      <style:header-left>
        <text:p text:style-name="MP95"><draw:line text:anchor-type="paragraph" draw:z-index="113" draw:name="Shape7_9" draw:style-name="Mgr9" draw:text-style-name="MP25" svg:x1="9.042cm" svg:y1="0.36cm" svg:x2="20.461cm" svg:y2="0.36cm"><text:p/></draw:line><draw:path text:anchor-type="paragraph" draw:z-index="114" draw:name="Shape5_2" draw:style-name="Mgr14" draw:text-style-name="MP96" svg:width="4.329cm" svg:height="2.24cm" svg:x="-1.499cm" svg:y="-1cm" svg:viewBox="0 0 4330 2241" svg:d="M0 2241l3984-288c209-15 363-168 345-342l-170-1611h-4159z"><text:p/></draw:path><draw:frame text:anchor-type="paragraph" draw:z-index="115" draw:name="Shape6_5" draw:style-name="Mgr4" draw:text-style-name="MP26" svg:width="2.703cm" svg:height="0.715cm" draw:transform="rotate (0.0872664625997165) translate (-0.172861111111111cm 0.218722222222222cm)"><draw:text-box><text:p text:style-name="MP25"><text:span text:style-name="MT36">Série 1</text:span></text:p></draw:text-box></draw:frame>T<text:span text:style-name="MT142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6" draw:name="Shape8_5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43">Angles</text:span> • <text:span text:style-name="MT143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103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7" draw:name="Shape4_179" draw:style-name="Mgr1"><draw:path draw:style-name="Mgr6" draw:text-style-name="MP3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/><text:span text:style-name="MT140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04"><draw:line text:anchor-type="paragraph" draw:z-index="23" draw:name="Shape3_33" draw:style-name="Mgr3" draw:text-style-name="MP25" svg:x1="15.12cm" svg:y1="0.36cm" svg:x2="20.496cm" svg:y2="0.36cm"><text:p/></draw:line><text:s/><text:span text:style-name="MT145">Angles</text:span> : <text:span text:style-name="MT146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147">Angles</text:span><text:span text:style-name="MT45"> : </text:span><text:span text:style-name="MT14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21" draw:name="Shape3_7" draw:style-name="Mgr3" draw:text-style-name="MP25" svg:x1="15.12cm" svg:y1="0.36cm" svg:x2="20.496cm" svg:y2="0.36cm"><text:p/></draw:line><text:s/><text:span text:style-name="MT148">Angles : </text:span>Angles : <text:span text:style-name="MT146">Comprendre la notion d’angle</text:span></text:p>
      </style:header>
      <style:header-left>
        <text:p text:style-name="MP105"><draw:line text:anchor-type="paragraph" draw:z-index="22" draw:name="Shape3_29" draw:style-name="Mgr3" draw:text-style-name="MP25" svg:x1="15.12cm" svg:y1="0.36cm" svg:x2="20.496cm" svg:y2="0.36cm"><text:p/></draw:line>Angles : <text:span text:style-name="MT146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<text:span text:style-name="MT149">Angles : </text:span><text:span text:style-name="MT150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49">Angles : </text:span><text:span text:style-name="MT151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<text:span text:style-name="MT149">Angles : </text:span><text:span text:style-name="MT152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356" draw:name="Shape4_184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350" draw:name="Shape4_186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draw:g text:anchor-type="paragraph" draw:z-index="351" draw:name="Shape4_185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53" draw:name="Shape3_35" draw:style-name="Mgr3" draw:text-style-name="MP25" svg:x1="11.344cm" svg:y1="0.358cm" svg:x2="20.497cm" svg:y2="0.36cm"><text:p/></draw:line><text:span text:style-name="MT153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_5f_Header_20_G_20_page_20_paire_20__28_G_29_"><draw:line text:anchor-type="paragraph" draw:z-index="352" draw:name="Shape3_30" draw:style-name="Mgr3" draw:text-style-name="MP25" svg:x1="11.435cm" svg:y1="0.388cm" svg:x2="20.496cm" svg:y2="0.36cm"><text:p/></draw:line><text:span text:style-name="MT154">Angles</text:span> : <text:span text:style-name="MT154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349" draw:name="Shape4_176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155">Angles </text:span><text:span text:style-name="MT45">: </text:span><text:span text:style-name="MT155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7" draw:name="Shape3_31" draw:style-name="Mgr3" draw:text-style-name="MP25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8" draw:name="Shape3_32" draw:style-name="Mgr3" draw:text-style-name="MP25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<text:span text:style-name="MT149">Angles : </text:span><text:span text:style-name="MT150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<text:span text:style-name="MT149">Angles : </text:span><text:span text:style-name="MT156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<text:span text:style-name="MT149">Angles : </text:span><text:span text:style-name="MT150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header-left>
        <text:p text:style-name="Header"><text:s/><text:span text:style-name="MT43">Calculer</text:span> : <text:span text:style-name="MT43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346" draw:name="Shape4_180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345" draw:name="Shape4_188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187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3" draw:name="Shape3_34" draw:style-name="Mgr3" draw:text-style-name="MP25" svg:x1="15.448cm" svg:y1="0.365cm" svg:x2="20.496cm" svg:y2="0.36cm"><text:p/></draw:line><text:span text:style-name="MT157">Angles</text:span><text:span text:style-name="MT158"> : </text:span><text:span text:style-name="MT159">Calculer des mesures d’angle</text:span></text:p>
      </style:header>
      <style:header-left>
        <text:p text:style-name="_5f_Header_20_G_20_page_20_paire_20__28_G_29_"><draw:line text:anchor-type="paragraph" draw:z-index="344" draw:name="Shape3_36" draw:style-name="Mgr3" draw:text-style-name="MP25" svg:x1="15.448cm" svg:y1="0.365cm" svg:x2="20.496cm" svg:y2="0.36cm"><text:p/></draw:line><text:span text:style-name="MT157">Angles : </text:span><text:span text:style-name="MT159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<text:span text:style-name="MT149">Angles : </text:span><text:span text:style-name="MT150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<text:span text:style-name="MT149">Angles : </text:span><text:span text:style-name="MT160">Calculer des </text:span><text:span text:style-name="MT156">Mesure</text:span><text:span text:style-name="MT160">s</text:span><text:span text:style-name="MT156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<text:span text:style-name="MT149">Angles : </text:span><text:span text:style-name="MT161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">R</text:span>epères du plan : Se repérer</text:p>
      </style:header>
      <style:header-left>
        <text:p text:style-name="_5f_Header_20_G_20_page_20_paire_20__28_G_29_"><text:span text:style-name="MT1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Repères du plan : Se repérer</text:p></draw:text-box></draw:frame><draw:g text:anchor-type="paragraph" draw:z-index="121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22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55"><text:span text:style-name="MT9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23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1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4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62">R</text:span><text:span text:style-name="MT163">epères du plan : Se </text:span><text:span text:style-name="MT164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5">Repères du plan : Se </text:span><text:span text:style-name="MT165">déplacer</text:span></text:p></draw:text-box></draw:frame><draw:g text:anchor-type="paragraph" draw:z-index="125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<text:span text:style-name="MT45">Repères du plan : se </text:span><text:span text:style-name="MT165">déplacer</text:span></text:p></draw:text-box></draw:frame><draw:g text:anchor-type="paragraph" draw:z-index="126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55"><text:span text:style-name="MT9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7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1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8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1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17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solides : Vocabulaire, NatuRE</text:p></draw:text-box></draw:frame><draw:g text:anchor-type="paragraph" draw:z-index="129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solides : Vocabulaire, NatuRE</text:p></draw:text-box></draw:frame><draw:g text:anchor-type="paragraph" draw:z-index="130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104">Géométrie plane</text:span> : <text:span text:style-name="MT104">Points, droites </text:span><text:span text:style-name="MT166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31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Géométrie plane : points, droites <text:span text:style-name="MT167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32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Géométrie plane : points, droites <text:span text:style-name="MT167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17"><text:span text:style-name="MT6">S</text:span><text:span text:style-name="MT19">olides</text:span> : <text:span text:style-name="MT6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solides : Vocabulaire, NatuRE</text:p></draw:text-box></draw:frame><draw:g text:anchor-type="paragraph" draw:z-index="133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solides : Vocabulaire, NatuRE</text:p></draw:text-box></draw:frame><draw:g text:anchor-type="paragraph" draw:z-index="134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104">Géométrie plane</text:span> : <text:span text:style-name="MT168">Milieu, alignement, </text:span><text:span text:style-name="MT169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5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<text:span text:style-name="MT15">Géométrie plane : </text:span><text:span text:style-name="MT170">milieu, Alignement, </text:span><text:span text:style-name="MT171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6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 : </text:span><text:span text:style-name="MT170">milieu, alignement, </text:span><text:span text:style-name="MT171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137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<text:span text:style-name="MT9">Géométrie plane : </text:span><text:span text:style-name="MT10">parallèles, perpendiculaires, </text:span><text:span text:style-name="MT1">distances</text:span></text:p></draw:text-box></draw:frame><draw:g text:anchor-type="paragraph" draw:z-index="138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104">Géométrie plane</text:span> : <text:span text:style-name="MT10">P</text:span><text:span text:style-name="MT105">arallèles, perpendiculaires,<text:line-break/> </text:span><text:span text:style-name="MT12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139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">Géométrie plane : </text:span><text:span text:style-name="MT3">Parallèles, perpendiculaires, </text:span><text:span text:style-name="MT4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">Géométrie plane : </text:span><text:span text:style-name="MT3">parallèles, perpendiculaires, </text:span><text:span text:style-name="MT4">distances</text:span></text:p></draw:text-box></draw:frame><draw:g text:anchor-type="paragraph" draw:z-index="140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112"><text:span text:style-name="MT172">Géométrie plane</text:span><text:span text:style-name="MT173"> : </text:span><text:span text:style-name="MT174">Vocabulaire</text:span></text:p>
      </style:header>
      <style:header-left>
        <text:p text:style-name="MP112"><text:span text:style-name="MT172">Géométrie plane</text:span><text:span text:style-name="MT173"> : </text:span><text:span text:style-name="MT17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2">Géométrie plane : </text:span><text:span text:style-name="MT175">vocabulaire</text:span></text:p></draw:text-box></draw:frame><draw:g text:anchor-type="paragraph" draw:z-index="141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2">Géométrie plane : </text:span><text:span text:style-name="MT175">vocabulaire</text:span></text:p></draw:text-box></draw:frame><draw:g text:anchor-type="paragraph" draw:z-index="142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104">Géométrie plane, </text:span><text:span text:style-name="MT176">partie 1</text:span> : <text:span text:style-name="MT177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2"><text:span text:style-name="MT15">Géométrie plane, </text:span><text:span text:style-name="MT178">partie 1</text:span><text:span text:style-name="MT15"> : </text:span><text:span text:style-name="MT179">coder</text:span></text:p></draw:text-box></draw:frame><draw:g text:anchor-type="paragraph" draw:z-index="143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">Géométrie plane, </text:span><text:span text:style-name="MT178">partie 1</text:span><text:span text:style-name="MT2"> : </text:span><text:span text:style-name="MT179">coder</text:span></text:p></draw:text-box></draw:frame><draw:g text:anchor-type="paragraph" draw:z-index="144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112"><text:span text:style-name="MT172">Géométrie plane</text:span><text:span text:style-name="MT173"> : </text:span><text:span text:style-name="MT17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2">Géométrie plane : </text:span><text:span text:style-name="MT175">vocabulaire</text:span></text:p></draw:text-box></draw:frame><draw:g text:anchor-type="paragraph" draw:z-index="148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2">Géométrie plane : </text:span><text:span text:style-name="MT175">vocabulaire</text:span></text:p></draw:text-box></draw:frame><draw:g text:anchor-type="paragraph" draw:z-index="145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104">Géométrie plane, </text:span><text:span text:style-name="MT176">partie 1</text:span> : <text:span text:style-name="MT180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2"><text:span text:style-name="MT15">Géométrie plane, </text:span><text:span text:style-name="MT178">partie 1</text:span><text:span text:style-name="MT15"> : </text:span><text:span text:style-name="MT181">assembler et décomposer</text:span></text:p></draw:text-box></draw:frame><draw:g text:anchor-type="paragraph" draw:z-index="146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47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"><text:span text:style-name="MT2">Géométrie plane, </text:span><text:span text:style-name="MT178">partie 1</text:span><text:span text:style-name="MT2"> : </text:span><text:span text:style-name="MT181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113"><draw:line text:anchor-type="paragraph" draw:z-index="278" draw:name="Shape3_39" draw:style-name="Mgr11" draw:text-style-name="MP25" svg:x1="10.308cm" svg:y1="0.388cm" svg:x2="20.496cm" svg:y2="0.36cm"><text:p/></draw:line><draw:path text:anchor-type="paragraph" draw:z-index="279" draw:name="Shape1_12" draw:style-name="Mgr10" draw:text-style-name="MP66" svg:width="4.329cm" svg:height="2.238cm" svg:x="-1.5cm" svg:y="-1.001cm" svg:viewBox="0 0 4330 2239" svg:d="M0 2239l3984-288c209-15 363-167 345-342l-170-1609h-4159z"><text:p/></draw:path><text:span text:style-name="MT111">Fractions</text:span><text:span text:style-name="MT112"> : </text:span><text:span text:style-name="MT113">Problèmes</text:span><text:span text:style-name="MT112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77" draw:name="Shape4_258" draw:style-name="Mgr1"><draw:path draw:style-name="Mgr7" draw:text-style-name="MP3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4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43">Calculer</text:span> : <text:span text:style-name="MT43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 : additionner et soustraire</text:span><text:span text:style-name="MT45"> </text:span></text:p></draw:text-box></draw:frame><draw:g text:anchor-type="paragraph" draw:z-index="245" draw:name="Shape4_85" draw:style-name="Mgr1"><draw:path draw:style-name="Mgr7" draw:text-style-name="MP3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44">Calculer</text:span><text:span text:style-name="MT45"> : </text:span><text:span text:style-name="MT44">additionner et soustraire</text:span></text:p></draw:text-box></draw:frame><draw:g text:anchor-type="paragraph" draw:z-index="246" draw:name="Shape4_260" draw:style-name="Mgr1"><draw:path draw:style-name="Mgr7" draw:text-style-name="MP36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87" draw:style-name="Mgr1"><draw:path draw:style-name="Mgr8" draw:text-style-name="MP3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4" draw:name="Shape3_1" draw:style-name="Mgr15" draw:text-style-name="MP25" svg:x1="10.893cm" svg:y1="0.403cm" svg:x2="20.503cm" svg:y2="0.327cm"><text:p/></draw:line><draw:path text:anchor-type="char" draw:z-index="25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8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27" draw:name="Shape3_38" draw:style-name="Mgr15" draw:text-style-name="MP25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6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9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Résoudre des problèmes</text:p></draw:text-box></draw:frame><draw:g text:anchor-type="paragraph" draw:z-index="29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3DT4H4M24S</meta:editing-duration>
    <meta:editing-cycles>307</meta:editing-cycles>
    <meta:generator>LibreOffice/7.1.1.2$Windows_X86_64 LibreOffice_project/fe0b08f4af1bacafe4c7ecc87ce55bb426164676</meta:generator>
    <dc:date>2021-07-14T23:09:31.134000000</dc:date>
    <meta:document-statistic meta:table-count="0" meta:image-count="0" meta:object-count="0" meta:page-count="2" meta:paragraph-count="750" meta:word-count="2838" meta:character-count="18593" meta:non-whitespace-character-count="16128"/>
    <meta:template xlink:type="simple" xlink:actuate="onRequest" xlink:title="lycee_v3" xlink:href="../../fichiers%20définitifs/Modele_cahier.ott" meta:date="2021-07-09T13:45:32.011278978"/>
  </office:meta>
</office:document-meta>
</file>